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rsid="0094872f" officeooo:paragraph-rsid="0094872f"/>
    </style:style>
    <style:style style:name="P2" style:family="paragraph" style:parent-style-name="Standard">
      <style:text-properties style:font-name="Arial1"/>
    </style:style>
    <style:style style:name="P3" style:family="paragraph" style:parent-style-name="Standard">
      <style:paragraph-properties fo:text-align="start" style:justify-single-word="false"/>
      <style:text-properties style:font-name="Arial1" fo:font-size="12pt" officeooo:rsid="001f82ae" officeooo:paragraph-rsid="001f82ae" style:font-size-asian="10.5pt" style:font-size-complex="12pt"/>
    </style:style>
    <style:style style:name="P4" style:family="paragraph" style:parent-style-name="Standard">
      <style:paragraph-properties fo:text-align="justify" style:justify-single-word="false"/>
      <style:text-properties style:font-name="Arial1" fo:font-size="12pt" fo:font-weight="bold" officeooo:rsid="00243246" officeooo:paragraph-rsid="00243246"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Arial1" fo:font-size="12pt" fo:font-weight="normal" officeooo:rsid="0025a1e3" officeooo:paragraph-rsid="0025a1e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1" fo:font-size="12pt" fo:font-weight="normal" officeooo:rsid="0025a1e3" officeooo:paragraph-rsid="00952f2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25a9cb" officeooo:paragraph-rsid="0025a9c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1" fo:font-size="12pt" fo:font-weight="normal" officeooo:rsid="0025a9cb" officeooo:paragraph-rsid="008c7a5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1" fo:font-size="12pt" fo:font-weight="normal" officeooo:rsid="0025a9cb" officeooo:paragraph-rsid="0025ba5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fo:font-weight="normal" officeooo:rsid="0025a9cb" officeooo:paragraph-rsid="007d978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1" fo:font-size="12pt" fo:font-weight="normal" officeooo:rsid="0025a9cb" officeooo:paragraph-rsid="008c7a5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rial1" fo:font-size="12pt" fo:font-weight="normal" officeooo:rsid="0029a444" officeooo:paragraph-rsid="0029a44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1" fo:font-size="12pt" fo:font-weight="normal" officeooo:rsid="0029a444" officeooo:paragraph-rsid="00768be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rial1" fo:font-size="12pt" fo:font-weight="normal" officeooo:rsid="002b6731" officeooo:paragraph-rsid="002b673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rial1" fo:font-size="12pt" fo:font-weight="normal" officeooo:rsid="003183a0" officeooo:paragraph-rsid="003183a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Arial1" fo:font-size="12pt" fo:font-weight="normal" officeooo:rsid="0033423d" officeooo:paragraph-rsid="0033423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Arial1" fo:font-size="12pt" fo:font-weight="normal" officeooo:rsid="0033423d" officeooo:paragraph-rsid="008c7a5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Arial1" fo:font-size="12pt" fo:font-weight="normal" officeooo:rsid="00305d26" officeooo:paragraph-rsid="00305d2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rial1" fo:font-size="12pt" fo:font-weight="normal" officeooo:rsid="0030dc4e" officeooo:paragraph-rsid="0030dc4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rial1" fo:font-size="12pt" fo:font-weight="normal" officeooo:rsid="0030dc4e" officeooo:paragraph-rsid="0094a06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rial1" fo:font-size="12pt" fo:font-weight="normal" officeooo:rsid="003a6148" officeooo:paragraph-rsid="003a614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Arial1" fo:font-size="12pt" fo:font-weight="normal" officeooo:rsid="003a6148" officeooo:paragraph-rsid="00768be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Arial1" fo:font-size="12pt" fo:font-weight="normal" officeooo:rsid="00460ebe" officeooo:paragraph-rsid="00460eb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rial1" fo:font-size="12pt" fo:font-weight="normal" officeooo:rsid="0063803b" officeooo:paragraph-rsid="0063803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Arial1" fo:font-size="12pt" fo:font-weight="normal" officeooo:rsid="0063803b" officeooo:paragraph-rsid="00768be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Arial1" fo:font-size="12pt" fo:font-weight="normal" officeooo:rsid="007243dc" officeooo:paragraph-rsid="007243dc" style:font-size-asian="10.5pt" style:font-weight-asian="normal" style:font-size-complex="12pt" style:font-weight-complex="normal"/>
    </style:style>
    <style:style style:name="P27" style:family="paragraph" style:parent-style-name="Standard">
      <style:paragraph-properties fo:text-align="justify" style:justify-single-word="false" fo:break-before="page"/>
      <style:text-properties style:font-name="Arial1" fo:font-size="12pt" fo:font-weight="normal" officeooo:rsid="007243dc" officeooo:paragraph-rsid="007243d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1" fo:font-size="12pt" fo:font-weight="normal" officeooo:rsid="007d9789" officeooo:paragraph-rsid="007d978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1" fo:font-size="12pt" fo:font-weight="normal" officeooo:rsid="004fb2df" officeooo:paragraph-rsid="004fb2d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1" fo:font-size="12pt" fo:font-weight="normal" officeooo:rsid="004f5fe1" officeooo:paragraph-rsid="008c7a5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1" fo:font-size="12pt" fo:font-weight="normal" officeooo:rsid="0032bb92" officeooo:paragraph-rsid="008c7a5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ize="12pt" fo:font-weight="normal" officeooo:rsid="008c7a59" officeooo:paragraph-rsid="008c7a5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1" fo:font-size="12pt" fo:font-weight="normal" officeooo:rsid="00952f20" officeooo:paragraph-rsid="0033423d"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1" fo:font-size="12pt" fo:font-weight="normal" officeooo:rsid="008e9f40" officeooo:paragraph-rsid="00952f2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1" fo:font-size="12pt" fo:font-weight="normal" officeooo:rsid="008e9f40" officeooo:paragraph-rsid="0025ba52"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1" fo:font-size="12pt" fo:font-weight="normal" officeooo:rsid="008cde79" officeooo:paragraph-rsid="00952f2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1" fo:font-size="12pt" fo:font-weight="normal" officeooo:rsid="008e4ada" officeooo:paragraph-rsid="00952f2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1" fo:font-size="12pt" fo:font-weight="normal" officeooo:rsid="009b2dff" officeooo:paragraph-rsid="009b2df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1" fo:font-size="12pt" fo:font-weight="normal" officeooo:rsid="009b2dff" officeooo:paragraph-rsid="009ca35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1" fo:font-size="12pt" fo:font-weight="normal" officeooo:rsid="009ca356" officeooo:paragraph-rsid="009ca35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Arial1" fo:font-size="12pt" fo:font-weight="normal" officeooo:rsid="0028d90b" officeooo:paragraph-rsid="0028d90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Arial1" fo:font-size="12pt" fo:font-weight="normal" officeooo:rsid="002925fa" officeooo:paragraph-rsid="002925fa"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Arial1" fo:font-size="12pt" fo:font-weight="normal" officeooo:rsid="002925fa" officeooo:paragraph-rsid="00505215"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Arial1" fo:font-size="12pt" fo:font-weight="normal" officeooo:rsid="002925fa" officeooo:paragraph-rsid="00554385"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Arial1" fo:font-size="12pt" fo:font-weight="normal" officeooo:rsid="002925fa" officeooo:paragraph-rsid="008c7a5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Arial1" fo:font-size="12pt" fo:font-weight="normal" officeooo:rsid="0034381e" officeooo:paragraph-rsid="0034381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Arial1" fo:font-size="12pt" fo:font-weight="normal" officeooo:rsid="0034381e" officeooo:paragraph-rsid="00348a77"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Arial1" fo:font-size="12pt" fo:font-weight="normal" officeooo:rsid="00373d21" officeooo:paragraph-rsid="00373d21"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Arial1" fo:font-size="12pt" fo:font-weight="normal" officeooo:rsid="00373d21" officeooo:paragraph-rsid="003c118d"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Arial1" fo:font-size="12pt" fo:font-weight="normal" officeooo:rsid="00373d21" officeooo:paragraph-rsid="0034381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Arial1" fo:font-size="12pt" fo:font-weight="normal" officeooo:rsid="003c118d" officeooo:paragraph-rsid="003c118d"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Arial1" fo:font-size="12pt" fo:font-weight="normal" officeooo:rsid="0041b032" officeooo:paragraph-rsid="0041b03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Arial1" fo:font-size="12pt" fo:font-weight="normal" officeooo:rsid="0041b032" officeooo:paragraph-rsid="004670d9"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Arial1" fo:font-size="12pt" fo:font-weight="normal" officeooo:rsid="0041b032" officeooo:paragraph-rsid="0065489d"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Arial1" fo:font-size="12pt" fo:font-weight="normal" officeooo:rsid="0041b032" officeooo:paragraph-rsid="00962f9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Arial1" fo:font-size="12pt" fo:font-weight="normal" officeooo:rsid="00430f42" officeooo:paragraph-rsid="00430f42"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Arial1" fo:font-size="12pt" fo:font-weight="normal" officeooo:rsid="00442af7" officeooo:paragraph-rsid="00442af7"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Arial1" fo:font-size="12pt" fo:font-weight="normal" officeooo:rsid="00460ebe" officeooo:paragraph-rsid="00460eb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Arial1" fo:font-size="12pt" fo:font-weight="normal" officeooo:rsid="004670d9" officeooo:paragraph-rsid="004670d9"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Arial1" fo:font-size="12pt" fo:font-weight="normal" officeooo:rsid="00505215" officeooo:paragraph-rsid="00505215"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Arial1" fo:font-size="12pt" fo:font-weight="normal" officeooo:rsid="001e641f" officeooo:paragraph-rsid="003c118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Arial1" fo:font-size="12pt" fo:font-weight="normal" officeooo:rsid="00593416" officeooo:paragraph-rsid="00593416"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Arial1" fo:font-size="12pt" fo:font-weight="normal" officeooo:rsid="0065489d" officeooo:paragraph-rsid="0065489d"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Arial1" fo:font-size="12pt" fo:font-weight="normal" officeooo:rsid="00664d29" officeooo:paragraph-rsid="00664d29"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Arial1" fo:font-size="12pt" fo:font-weight="normal" officeooo:rsid="007f3cd5" officeooo:paragraph-rsid="007f3cd5"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Arial1" fo:font-size="12pt" fo:font-weight="normal" officeooo:rsid="007f3cd5" officeooo:paragraph-rsid="008c7a59"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Arial1" fo:font-size="12pt" fo:font-weight="normal" officeooo:rsid="00962f9d" officeooo:paragraph-rsid="00962f9d"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Arial1" fo:font-size="12pt" officeooo:rsid="003a6148" officeooo:paragraph-rsid="006e06f6" style:font-size-asian="12pt" style:font-size-complex="12pt"/>
    </style:style>
    <style:style style:name="P69" style:family="paragraph" style:parent-style-name="Standard">
      <style:paragraph-properties fo:text-align="justify" style:justify-single-word="false"/>
      <style:text-properties style:font-name="Arial1" fo:font-size="12pt" officeooo:paragraph-rsid="002c6698" style:font-size-asian="12pt" style:font-size-complex="12pt"/>
    </style:style>
    <style:style style:name="P70" style:family="paragraph" style:parent-style-name="Standard">
      <style:paragraph-properties fo:text-align="justify" style:justify-single-word="false"/>
      <style:text-properties style:font-name="Arial1" fo:font-size="12pt" fo:font-style="italic" fo:font-weight="bold" officeooo:paragraph-rsid="00498ef9" style:font-size-asian="12pt" style:font-style-asian="italic" style:font-weight-asian="bold" style:font-size-complex="12pt" style:font-style-complex="italic" style:font-weight-complex="bold"/>
    </style:style>
    <style:style style:name="P71" style:family="paragraph" style:parent-style-name="Standard">
      <style:paragraph-properties fo:text-align="justify" style:justify-single-word="false"/>
      <style:text-properties style:font-name="Arial1" fo:font-size="12pt" fo:font-style="italic" fo:font-weight="bold" officeooo:paragraph-rsid="002c6698" style:font-size-asian="12pt" style:font-style-asian="italic" style:font-weight-asian="bold" style:font-size-complex="12pt" style:font-style-complex="italic" style:font-weight-complex="bold"/>
    </style:style>
    <style:style style:name="P72" style:family="paragraph" style:parent-style-name="Standard">
      <style:paragraph-properties fo:text-align="justify" style:justify-single-word="false"/>
      <style:text-properties style:font-name="Arial1" fo:font-size="12pt" fo:font-style="italic" fo:font-weight="bold" officeooo:rsid="0004a030" officeooo:paragraph-rsid="00498ef9" style:font-size-asian="12pt" style:font-style-asian="italic" style:font-weight-asian="bold" style:font-size-complex="12pt" style:font-style-complex="italic" style:font-weight-complex="bold"/>
    </style:style>
    <style:style style:name="P73" style:family="paragraph" style:parent-style-name="Standard">
      <style:paragraph-properties fo:text-align="justify" style:justify-single-word="false"/>
      <style:text-properties style:font-name="Arial1" officeooo:rsid="001f82ae" officeooo:paragraph-rsid="001f82ae"/>
    </style:style>
    <style:style style:name="P74" style:family="paragraph" style:parent-style-name="Standard">
      <style:paragraph-properties fo:text-align="justify" style:justify-single-word="false"/>
      <style:text-properties style:font-name="Arial1" officeooo:rsid="001f82ae" officeooo:paragraph-rsid="0025a1e3"/>
    </style:style>
    <style:style style:name="P75" style:family="paragraph" style:parent-style-name="Standard">
      <style:paragraph-properties fo:text-align="justify" style:justify-single-word="false"/>
      <style:text-properties style:font-name="Arial1" officeooo:rsid="001f82ae" officeooo:paragraph-rsid="00373d21"/>
    </style:style>
    <style:style style:name="P76" style:family="paragraph" style:parent-style-name="Standard">
      <style:paragraph-properties fo:text-align="justify" style:justify-single-word="false"/>
      <style:text-properties style:font-name="Arial1" officeooo:rsid="001f82ae" officeooo:paragraph-rsid="0056abda"/>
    </style:style>
    <style:style style:name="P77" style:family="paragraph" style:parent-style-name="Standard">
      <style:paragraph-properties fo:text-align="justify" style:justify-single-word="false"/>
      <style:text-properties style:font-name="Arial1" officeooo:rsid="001f82ae" officeooo:paragraph-rsid="006cdb0e"/>
    </style:style>
    <style:style style:name="P78" style:family="paragraph" style:parent-style-name="Standard">
      <style:paragraph-properties fo:text-align="justify" style:justify-single-word="false"/>
      <style:text-properties style:font-name="Arial1" officeooo:rsid="001f82ae" officeooo:paragraph-rsid="008bbd36"/>
    </style:style>
    <style:style style:name="P79" style:family="paragraph" style:parent-style-name="Standard">
      <style:paragraph-properties fo:text-align="justify" style:justify-single-word="false"/>
      <style:text-properties style:font-name="Arial1" officeooo:rsid="001f82ae" officeooo:paragraph-rsid="009db1d3"/>
    </style:style>
    <style:style style:name="P80" style:family="paragraph" style:parent-style-name="Standard">
      <style:paragraph-properties fo:text-align="justify" style:justify-single-word="false"/>
      <style:text-properties style:font-name="Arial1" fo:font-weight="bold" officeooo:rsid="001f82ae" officeooo:paragraph-rsid="001f82ae" style:font-weight-asian="bold" style:font-weight-complex="bold"/>
    </style:style>
    <style:style style:name="P81" style:family="paragraph" style:parent-style-name="Standard">
      <style:text-properties style:font-name="Arial1" fo:font-weight="bold" officeooo:paragraph-rsid="0056abda" style:font-weight-asian="bold" style:font-weight-complex="bold"/>
    </style:style>
    <style:style style:name="P82" style:family="paragraph" style:parent-style-name="Standard">
      <style:text-properties style:font-name="Arial1" fo:font-weight="bold" officeooo:paragraph-rsid="00479858" style:font-weight-asian="bold" style:font-weight-complex="bold"/>
    </style:style>
    <style:style style:name="P83" style:family="paragraph" style:parent-style-name="Standard">
      <style:text-properties style:font-name="Arial1" fo:font-weight="bold" officeooo:rsid="00348a77" officeooo:paragraph-rsid="009db1d3" style:font-weight-asian="bold" style:font-weight-complex="bold"/>
    </style:style>
    <style:style style:name="P84" style:family="paragraph" style:parent-style-name="Standard">
      <style:paragraph-properties fo:text-align="justify" style:justify-single-word="false"/>
      <style:text-properties style:font-name="Arial1" officeooo:rsid="00209410" officeooo:paragraph-rsid="0025a1e3"/>
    </style:style>
    <style:style style:name="P85" style:family="paragraph" style:parent-style-name="Standard">
      <style:paragraph-properties fo:text-align="justify" style:justify-single-word="false"/>
      <style:text-properties style:font-name="Arial1" officeooo:rsid="00209410" officeooo:paragraph-rsid="007cb350"/>
    </style:style>
    <style:style style:name="P86" style:family="paragraph" style:parent-style-name="Standard">
      <style:paragraph-properties fo:text-align="justify" style:justify-single-word="false"/>
      <style:text-properties style:font-name="Arial1" officeooo:rsid="00209410" officeooo:paragraph-rsid="008bbd36"/>
    </style:style>
    <style:style style:name="P87" style:family="paragraph" style:parent-style-name="Standard">
      <style:paragraph-properties fo:text-align="justify" style:justify-single-word="false"/>
      <style:text-properties style:font-name="Arial1" officeooo:rsid="00223279" officeooo:paragraph-rsid="00223279"/>
    </style:style>
    <style:style style:name="P88" style:family="paragraph" style:parent-style-name="Standard">
      <style:paragraph-properties fo:text-align="justify" style:justify-single-word="false"/>
      <style:text-properties style:font-name="Arial1" officeooo:rsid="00243246" officeooo:paragraph-rsid="00243246"/>
    </style:style>
    <style:style style:name="P89" style:family="paragraph" style:parent-style-name="Standard">
      <style:paragraph-properties fo:text-align="justify" style:justify-single-word="false"/>
      <style:text-properties style:font-name="Arial1" officeooo:rsid="0025a1e3" officeooo:paragraph-rsid="0025a1e3"/>
    </style:style>
    <style:style style:name="P90" style:family="paragraph" style:parent-style-name="Standard">
      <style:paragraph-properties fo:text-align="justify" style:justify-single-word="false"/>
      <style:text-properties style:font-name="Arial1" officeooo:rsid="0025a1e3" officeooo:paragraph-rsid="00373d21"/>
    </style:style>
    <style:style style:name="P91" style:family="paragraph" style:parent-style-name="Standard">
      <style:paragraph-properties fo:text-align="justify" style:justify-single-word="false"/>
      <style:text-properties style:font-name="Arial1" officeooo:rsid="0025a1e3" officeooo:paragraph-rsid="00608298"/>
    </style:style>
    <style:style style:name="P92" style:family="paragraph" style:parent-style-name="Standard">
      <style:paragraph-properties fo:text-align="justify" style:justify-single-word="false"/>
      <style:text-properties style:font-name="Arial1" officeooo:rsid="0025a1e3" officeooo:paragraph-rsid="006f9912"/>
    </style:style>
    <style:style style:name="P93" style:family="paragraph" style:parent-style-name="Standard">
      <style:paragraph-properties fo:text-align="justify" style:justify-single-word="false"/>
      <style:text-properties style:font-name="Arial1" officeooo:rsid="0025a9cb" officeooo:paragraph-rsid="0025a9cb"/>
    </style:style>
    <style:style style:name="P94" style:family="paragraph" style:parent-style-name="Standard">
      <style:paragraph-properties fo:text-align="justify" style:justify-single-word="false"/>
      <style:text-properties style:font-name="Arial1" officeooo:rsid="001e641f" officeooo:paragraph-rsid="0025ba52"/>
    </style:style>
    <style:style style:name="P95" style:family="paragraph" style:parent-style-name="Standard">
      <style:paragraph-properties fo:text-align="justify" style:justify-single-word="false"/>
      <style:text-properties style:font-name="Arial1" officeooo:rsid="001e641f" officeooo:paragraph-rsid="00271fb9"/>
    </style:style>
    <style:style style:name="P96" style:family="paragraph" style:parent-style-name="Standard">
      <style:paragraph-properties fo:text-align="justify" style:justify-single-word="false"/>
      <style:text-properties style:font-name="Arial1" officeooo:rsid="001e641f" officeooo:paragraph-rsid="00282b6a"/>
    </style:style>
    <style:style style:name="P97" style:family="paragraph" style:parent-style-name="Standard">
      <style:paragraph-properties fo:text-align="justify" style:justify-single-word="false"/>
      <style:text-properties style:font-name="Arial1" officeooo:rsid="001e641f" officeooo:paragraph-rsid="003c8be3"/>
    </style:style>
    <style:style style:name="P98" style:family="paragraph" style:parent-style-name="Standard">
      <style:paragraph-properties fo:text-align="justify" style:justify-single-word="false"/>
      <style:text-properties style:font-name="Arial1" officeooo:rsid="001e641f" officeooo:paragraph-rsid="00554385"/>
    </style:style>
    <style:style style:name="P99" style:family="paragraph" style:parent-style-name="Standard">
      <style:text-properties style:font-name="Arial1" officeooo:rsid="001e641f" officeooo:paragraph-rsid="0025ba52"/>
    </style:style>
    <style:style style:name="P100" style:family="paragraph" style:parent-style-name="Standard">
      <style:paragraph-properties fo:break-before="page"/>
      <style:text-properties style:font-name="Arial1" officeooo:rsid="001e641f" officeooo:paragraph-rsid="0025ba52"/>
    </style:style>
    <style:style style:name="P101" style:family="paragraph" style:parent-style-name="Standard">
      <style:text-properties style:font-name="Arial1" officeooo:rsid="001e641f" officeooo:paragraph-rsid="00442af7"/>
    </style:style>
    <style:style style:name="P102" style:family="paragraph" style:parent-style-name="Standard">
      <style:text-properties style:font-name="Arial1" officeooo:rsid="001e641f" officeooo:paragraph-rsid="0055bdb7"/>
    </style:style>
    <style:style style:name="P103" style:family="paragraph" style:parent-style-name="Standard">
      <style:text-properties style:font-name="Arial1" officeooo:rsid="002215d7" officeooo:paragraph-rsid="002fc1e8"/>
    </style:style>
    <style:style style:name="P104" style:family="paragraph" style:parent-style-name="Standard">
      <style:text-properties style:font-name="Arial1" officeooo:rsid="00271fb9" officeooo:paragraph-rsid="00271fb9"/>
    </style:style>
    <style:style style:name="P105" style:family="paragraph" style:parent-style-name="Standard">
      <style:paragraph-properties fo:text-align="justify" style:justify-single-word="false"/>
      <style:text-properties style:font-name="Arial1" officeooo:rsid="00271fb9" officeooo:paragraph-rsid="00271fb9"/>
    </style:style>
    <style:style style:name="P106" style:family="paragraph" style:parent-style-name="Standard">
      <style:paragraph-properties fo:text-align="justify" style:justify-single-word="false"/>
      <style:text-properties style:font-name="Arial1" officeooo:rsid="00271fb9" officeooo:paragraph-rsid="00348a77"/>
    </style:style>
    <style:style style:name="P107" style:family="paragraph" style:parent-style-name="Standard">
      <style:paragraph-properties fo:text-align="justify" style:justify-single-word="false"/>
      <style:text-properties style:font-name="Arial1" officeooo:rsid="00271fb9" officeooo:paragraph-rsid="009695df"/>
    </style:style>
    <style:style style:name="P108" style:family="paragraph" style:parent-style-name="Standard">
      <style:text-properties style:font-name="Arial1" officeooo:rsid="00271fb9" officeooo:paragraph-rsid="009695df"/>
    </style:style>
    <style:style style:name="P109" style:family="paragraph" style:parent-style-name="Standard">
      <style:text-properties style:font-name="Arial1" officeooo:rsid="00049f96" officeooo:paragraph-rsid="002c6698"/>
    </style:style>
    <style:style style:name="P110" style:family="paragraph" style:parent-style-name="Standard">
      <style:paragraph-properties fo:text-align="justify" style:justify-single-word="false"/>
      <style:text-properties style:font-name="Arial1" officeooo:paragraph-rsid="003c2262"/>
    </style:style>
    <style:style style:name="P111" style:family="paragraph" style:parent-style-name="Standard">
      <style:paragraph-properties fo:text-align="justify" style:justify-single-word="false"/>
      <style:text-properties style:font-name="Arial1" officeooo:paragraph-rsid="002c6698"/>
    </style:style>
    <style:style style:name="P112" style:family="paragraph" style:parent-style-name="Standard">
      <style:text-properties style:font-name="Arial1" officeooo:rsid="00204cde" officeooo:paragraph-rsid="002c6698"/>
    </style:style>
    <style:style style:name="P113" style:family="paragraph" style:parent-style-name="Standard">
      <style:text-properties style:font-name="Arial1" officeooo:paragraph-rsid="002c6698"/>
    </style:style>
    <style:style style:name="P114" style:family="paragraph" style:parent-style-name="Standard">
      <style:paragraph-properties fo:break-before="page"/>
      <style:text-properties style:font-name="Arial1" officeooo:paragraph-rsid="002c6698"/>
    </style:style>
    <style:style style:name="P115" style:family="paragraph" style:parent-style-name="Standard">
      <style:paragraph-properties fo:text-align="justify" style:justify-single-word="false"/>
      <style:text-properties style:font-name="Arial1" officeooo:rsid="00305d26" officeooo:paragraph-rsid="00305d26"/>
    </style:style>
    <style:style style:name="P116" style:family="paragraph" style:parent-style-name="Standard">
      <style:paragraph-properties fo:text-align="start" style:justify-single-word="false"/>
      <style:text-properties style:font-name="Arial1" officeooo:rsid="00305d26" officeooo:paragraph-rsid="00305d26"/>
    </style:style>
    <style:style style:name="P117" style:family="paragraph" style:parent-style-name="Standard">
      <style:paragraph-properties fo:text-align="justify" style:justify-single-word="false"/>
      <style:text-properties style:font-name="Arial1" fo:font-style="italic" officeooo:rsid="00243246" officeooo:paragraph-rsid="00243246" style:font-style-asian="italic" style:font-style-complex="italic"/>
    </style:style>
    <style:style style:name="P118" style:family="paragraph" style:parent-style-name="Standard">
      <style:paragraph-properties fo:text-align="justify" style:justify-single-word="false"/>
      <style:text-properties style:font-name="Arial1" fo:font-style="italic" officeooo:rsid="00243246" officeooo:paragraph-rsid="004f5fe1" style:font-style-asian="italic" style:font-style-complex="italic"/>
    </style:style>
    <style:style style:name="P119" style:family="paragraph" style:parent-style-name="Standard">
      <style:paragraph-properties fo:text-align="justify" style:justify-single-word="false"/>
      <style:text-properties style:font-name="Arial1" fo:font-style="italic" officeooo:rsid="00271fb9" officeooo:paragraph-rsid="00282b6a" style:font-style-asian="italic" style:font-style-complex="italic"/>
    </style:style>
    <style:style style:name="P120" style:family="paragraph" style:parent-style-name="Standard">
      <style:paragraph-properties fo:text-align="justify" style:justify-single-word="false"/>
      <style:text-properties style:font-name="Arial1" fo:font-style="italic" officeooo:rsid="00271fb9" officeooo:paragraph-rsid="009695df" style:font-style-asian="italic" style:font-style-complex="italic"/>
    </style:style>
    <style:style style:name="P121" style:family="paragraph" style:parent-style-name="Standard">
      <style:paragraph-properties fo:text-align="justify" style:justify-single-word="false"/>
      <style:text-properties style:font-name="Arial1" fo:font-style="italic" officeooo:rsid="00460ebe" officeooo:paragraph-rsid="00460ebe" style:font-style-asian="italic" style:font-style-complex="italic"/>
    </style:style>
    <style:style style:name="P122" style:family="paragraph" style:parent-style-name="Standard">
      <style:paragraph-properties fo:text-align="justify" style:justify-single-word="false"/>
      <style:text-properties style:font-name="Arial1" fo:font-style="italic" officeooo:rsid="00460ebe" officeooo:paragraph-rsid="004be5a4" style:font-style-asian="italic" style:font-style-complex="italic"/>
    </style:style>
    <style:style style:name="P123" style:family="paragraph" style:parent-style-name="Standard">
      <style:paragraph-properties fo:text-align="justify" style:justify-single-word="false"/>
      <style:text-properties style:font-name="Arial1" fo:font-style="italic" officeooo:rsid="00460ebe" officeooo:paragraph-rsid="004f55d3" style:font-style-asian="italic" style:font-style-complex="italic"/>
    </style:style>
    <style:style style:name="P124" style:family="paragraph" style:parent-style-name="Standard">
      <style:paragraph-properties fo:text-align="justify" style:justify-single-word="false"/>
      <style:text-properties style:font-name="Arial1" fo:font-style="italic" officeooo:rsid="00460ebe" officeooo:paragraph-rsid="007cb350" style:font-style-asian="italic" style:font-style-complex="italic"/>
    </style:style>
    <style:style style:name="P125" style:family="paragraph" style:parent-style-name="Standard">
      <style:paragraph-properties fo:text-align="justify" style:justify-single-word="false"/>
      <style:text-properties style:font-name="Arial1" fo:font-style="italic" officeooo:rsid="004d7c5b" officeooo:paragraph-rsid="004d7c5b" style:font-style-asian="italic" style:font-style-complex="italic"/>
    </style:style>
    <style:style style:name="P126" style:family="paragraph" style:parent-style-name="Standard">
      <style:paragraph-properties fo:text-align="justify" style:justify-single-word="false"/>
      <style:text-properties style:font-name="Arial1" fo:font-style="italic" officeooo:rsid="004d7c5b" officeooo:paragraph-rsid="009164ff" style:font-style-asian="italic" style:font-style-complex="italic"/>
    </style:style>
    <style:style style:name="P127" style:family="paragraph" style:parent-style-name="Standard">
      <style:paragraph-properties fo:text-align="justify" style:justify-single-word="false"/>
      <style:text-properties style:font-name="Arial1" fo:font-style="italic" officeooo:rsid="00554385" officeooo:paragraph-rsid="00554385" style:font-style-asian="italic" style:font-style-complex="italic"/>
    </style:style>
    <style:style style:name="P128" style:family="paragraph" style:parent-style-name="Standard">
      <style:text-properties style:font-name="Arial1" fo:font-style="italic" officeooo:rsid="0055bdb7" officeooo:paragraph-rsid="0055bdb7" style:font-style-asian="italic" style:font-style-complex="italic"/>
    </style:style>
    <style:style style:name="P129" style:family="paragraph" style:parent-style-name="Standard">
      <style:paragraph-properties fo:text-align="justify" style:justify-single-word="false"/>
      <style:text-properties style:font-name="Arial1" fo:font-style="italic" officeooo:rsid="004f55d3" officeooo:paragraph-rsid="007cb350" style:font-style-asian="italic" style:font-style-complex="italic"/>
    </style:style>
    <style:style style:name="P130" style:family="paragraph" style:parent-style-name="Standard">
      <style:paragraph-properties fo:text-align="justify" style:justify-single-word="false"/>
      <style:text-properties style:font-name="Arial1" fo:font-style="italic" officeooo:rsid="004be5a4" officeooo:paragraph-rsid="009164ff" style:font-style-asian="italic" style:font-style-complex="italic"/>
    </style:style>
    <style:style style:name="P131" style:family="paragraph" style:parent-style-name="Standard">
      <style:paragraph-properties fo:text-align="justify" style:justify-single-word="false"/>
      <style:text-properties style:font-name="Arial1" fo:font-style="italic" fo:font-weight="bold" officeooo:rsid="004f5fe1" officeooo:paragraph-rsid="004f5fe1" style:font-style-asian="italic" style:font-weight-asian="bold" style:font-style-complex="italic" style:font-weight-complex="bold"/>
    </style:style>
    <style:style style:name="P132" style:family="paragraph" style:parent-style-name="Standard">
      <style:paragraph-properties fo:text-align="justify" style:justify-single-word="false"/>
      <style:text-properties style:font-name="Arial1" fo:font-style="italic" fo:font-weight="bold" officeooo:rsid="00545af4" officeooo:paragraph-rsid="00545af4" style:font-style-asian="italic" style:font-weight-asian="bold" style:font-style-complex="italic" style:font-weight-complex="bold"/>
    </style:style>
    <style:style style:name="P133" style:family="paragraph" style:parent-style-name="Standard">
      <style:text-properties style:font-name="Arial1" officeooo:rsid="0034381e" officeooo:paragraph-rsid="00554385"/>
    </style:style>
    <style:style style:name="P134" style:family="paragraph" style:parent-style-name="Standard">
      <style:paragraph-properties fo:text-align="justify" style:justify-single-word="false"/>
      <style:text-properties style:font-name="Arial1" officeooo:rsid="0034381e" officeooo:paragraph-rsid="0034381e"/>
    </style:style>
    <style:style style:name="P135" style:family="paragraph" style:parent-style-name="Standard">
      <style:paragraph-properties fo:text-align="justify" style:justify-single-word="false"/>
      <style:text-properties style:font-name="Arial1" officeooo:rsid="002fc1e8" officeooo:paragraph-rsid="002fc1e8"/>
    </style:style>
    <style:style style:name="P136" style:family="paragraph" style:parent-style-name="Standard">
      <style:paragraph-properties fo:text-align="justify" style:justify-single-word="false"/>
      <style:text-properties style:font-name="Arial1" officeooo:rsid="003a6148" officeooo:paragraph-rsid="003a6148"/>
    </style:style>
    <style:style style:name="P137" style:family="paragraph" style:parent-style-name="Standard">
      <style:paragraph-properties fo:text-align="justify" style:justify-single-word="false"/>
      <style:text-properties style:font-name="Arial1" officeooo:rsid="004be0d3" officeooo:paragraph-rsid="004be0d3"/>
    </style:style>
    <style:style style:name="P138" style:family="paragraph" style:parent-style-name="Standard">
      <style:paragraph-properties fo:text-align="justify" style:justify-single-word="false"/>
      <style:text-properties style:font-name="Arial1" officeooo:rsid="004f55d3" officeooo:paragraph-rsid="004f55d3"/>
    </style:style>
    <style:style style:name="P139" style:family="paragraph" style:parent-style-name="Standard">
      <style:text-properties style:font-name="Arial1" officeooo:rsid="0050af60" officeooo:paragraph-rsid="0050af60"/>
    </style:style>
    <style:style style:name="P140" style:family="paragraph" style:parent-style-name="Standard">
      <style:paragraph-properties fo:text-align="justify" style:justify-single-word="false"/>
      <style:text-properties style:font-name="Arial1" officeooo:rsid="0050af60" officeooo:paragraph-rsid="0050af60"/>
    </style:style>
    <style:style style:name="P141" style:family="paragraph" style:parent-style-name="Standard">
      <style:paragraph-properties fo:text-align="justify" style:justify-single-word="false"/>
      <style:text-properties style:font-name="Arial1" fo:font-style="normal" officeooo:rsid="004f5fe1" officeooo:paragraph-rsid="004f5fe1" style:font-style-asian="normal" style:font-style-complex="normal"/>
    </style:style>
    <style:style style:name="P142" style:family="paragraph" style:parent-style-name="Standard">
      <style:paragraph-properties fo:text-align="justify" style:justify-single-word="false"/>
      <style:text-properties style:font-name="Arial1" officeooo:rsid="0056abda" officeooo:paragraph-rsid="0056abda"/>
    </style:style>
    <style:style style:name="P143" style:family="paragraph" style:parent-style-name="Standard">
      <style:text-properties style:font-name="Arial1" fo:font-size="10pt" officeooo:rsid="001e641f" officeooo:paragraph-rsid="0025ba52" style:font-size-asian="10pt" style:font-size-complex="10pt"/>
    </style:style>
    <style:style style:name="P144" style:family="paragraph" style:parent-style-name="Standard">
      <style:paragraph-properties fo:text-align="justify" style:justify-single-word="false"/>
      <style:text-properties style:font-name="Arial1" officeooo:rsid="00608298" officeooo:paragraph-rsid="00608298"/>
    </style:style>
    <style:style style:name="P145" style:family="paragraph" style:parent-style-name="Standard">
      <style:paragraph-properties fo:text-align="justify" style:justify-single-word="false"/>
      <style:text-properties style:font-name="Arial1" officeooo:rsid="006a0946" officeooo:paragraph-rsid="006a0946"/>
    </style:style>
    <style:style style:name="P146" style:family="paragraph" style:parent-style-name="Standard">
      <style:paragraph-properties fo:text-align="justify" style:justify-single-word="false"/>
      <style:text-properties style:font-name="Arial1" officeooo:rsid="002217bb" officeooo:paragraph-rsid="007cb350"/>
    </style:style>
    <style:style style:name="P147" style:family="paragraph" style:parent-style-name="Standard">
      <style:paragraph-properties fo:text-align="justify" style:justify-single-word="false"/>
      <style:text-properties style:font-name="Arial1" officeooo:rsid="00554385" officeooo:paragraph-rsid="00554385"/>
    </style:style>
    <style:style style:name="P148" style:family="paragraph" style:parent-style-name="Standard">
      <style:paragraph-properties fo:text-align="justify" style:justify-single-word="false"/>
      <style:text-properties style:font-name="Arial1" officeooo:rsid="008b791b" officeooo:paragraph-rsid="008b791b"/>
    </style:style>
    <style:style style:name="P149" style:family="paragraph" style:parent-style-name="Standard">
      <style:paragraph-properties fo:text-align="justify" style:justify-single-word="false"/>
      <style:text-properties style:font-name="Arial1" officeooo:rsid="006cdb0e" officeooo:paragraph-rsid="008bbd36"/>
    </style:style>
    <style:style style:name="P150" style:family="paragraph" style:parent-style-name="Standard">
      <style:paragraph-properties fo:text-align="justify" style:justify-single-word="false"/>
      <style:text-properties style:font-name="Arial1" officeooo:rsid="0049e4b0" officeooo:paragraph-rsid="008bbd36"/>
    </style:style>
    <style:style style:name="P151" style:family="paragraph" style:parent-style-name="Standard">
      <style:paragraph-properties fo:text-align="justify" style:justify-single-word="false"/>
      <style:text-properties style:font-name="Arial1" officeooo:rsid="008bbd36" officeooo:paragraph-rsid="008bbd36"/>
    </style:style>
    <style:style style:name="P152" style:family="paragraph" style:parent-style-name="Standard">
      <style:paragraph-properties fo:text-align="justify" style:justify-single-word="false"/>
      <style:text-properties officeooo:rsid="001e641f" officeooo:paragraph-rsid="0025ba52"/>
    </style:style>
    <style:style style:name="P153" style:family="paragraph" style:parent-style-name="Standard">
      <style:text-properties officeooo:rsid="001e641f" officeooo:paragraph-rsid="0025ba52"/>
    </style:style>
    <style:style style:name="P154" style:family="paragraph" style:parent-style-name="Standard">
      <style:paragraph-properties fo:break-before="page"/>
      <style:text-properties officeooo:rsid="001e641f" officeooo:paragraph-rsid="0025ba52"/>
    </style:style>
    <style:style style:name="P155" style:family="paragraph" style:parent-style-name="Standard">
      <style:text-properties officeooo:rsid="001e641f" officeooo:paragraph-rsid="0050af60"/>
    </style:style>
    <style:style style:name="P156" style:family="paragraph" style:parent-style-name="Standard">
      <style:text-properties style:font-name="Courier 10 Pitch" officeooo:rsid="001e641f" officeooo:paragraph-rsid="0025ba52"/>
    </style:style>
    <style:style style:name="P157" style:family="paragraph" style:parent-style-name="Standard">
      <style:text-properties style:font-name="Courier 10 Pitch" officeooo:rsid="001e641f" officeooo:paragraph-rsid="003c118d"/>
    </style:style>
    <style:style style:name="P158" style:family="paragraph" style:parent-style-name="Standard">
      <style:text-properties style:font-name="Courier 10 Pitch" officeooo:rsid="001e641f" officeooo:paragraph-rsid="0050af60"/>
    </style:style>
    <style:style style:name="P159" style:family="paragraph" style:parent-style-name="Standard">
      <style:paragraph-properties fo:text-align="justify" style:justify-single-word="false"/>
      <style:text-properties style:font-name="Courier 10 Pitch" fo:font-size="10pt" fo:font-weight="normal" officeooo:rsid="00430f42" officeooo:paragraph-rsid="00430f42" style:font-size-asian="10pt" style:font-weight-asian="normal" style:font-size-complex="10pt" style:font-weight-complex="normal"/>
    </style:style>
    <style:style style:name="P160" style:family="paragraph" style:parent-style-name="Standard">
      <style:text-properties style:font-name="Courier 10 Pitch" fo:font-size="10pt" officeooo:rsid="001e641f" officeooo:paragraph-rsid="0025ba52" style:font-size-asian="10pt" style:font-size-complex="10pt"/>
    </style:style>
    <style:style style:name="P161" style:family="paragraph" style:parent-style-name="Standard">
      <style:paragraph-properties fo:text-align="center" style:justify-single-word="false"/>
      <style:text-properties fo:font-size="16pt" officeooo:paragraph-rsid="002c6698" style:font-size-asian="14pt" style:font-size-complex="16pt"/>
    </style:style>
    <style:style style:name="P162" style:family="paragraph" style:parent-style-name="Standard">
      <style:paragraph-properties fo:text-align="center" style:justify-single-word="false"/>
      <style:text-properties fo:font-size="16pt" officeooo:paragraph-rsid="002de7dc" style:font-size-asian="14pt" style:font-size-complex="16pt"/>
    </style:style>
    <style:style style:name="P163" style:family="paragraph" style:parent-style-name="Standard">
      <style:text-properties fo:font-size="16pt" officeooo:paragraph-rsid="002c6698" style:font-size-asian="14pt" style:font-size-complex="16pt"/>
    </style:style>
    <style:style style:name="P164" style:family="paragraph" style:parent-style-name="Standard">
      <style:paragraph-properties fo:break-before="page"/>
      <style:text-properties fo:font-size="16pt" officeooo:paragraph-rsid="002c6698" style:font-size-asian="14pt" style:font-size-complex="16pt"/>
    </style:style>
    <style:style style:name="P165" style:family="paragraph" style:parent-style-name="Standard">
      <style:paragraph-properties fo:text-align="center" style:justify-single-word="false"/>
      <style:text-properties fo:font-size="16pt" fo:font-weight="bold" officeooo:paragraph-rsid="002c6698"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20pt" fo:font-weight="bold" officeooo:paragraph-rsid="002c6698" style:font-size-asian="20pt" style:font-weight-asian="bold" style:font-size-complex="20pt" style:font-weight-complex="bold"/>
    </style:style>
    <style:style style:name="P167" style:family="paragraph" style:parent-style-name="Standard">
      <style:text-properties officeooo:paragraph-rsid="002c6698"/>
    </style:style>
    <style:style style:name="P168" style:family="paragraph" style:parent-style-name="Standard">
      <style:paragraph-properties fo:text-align="justify" style:justify-single-word="false"/>
      <style:text-properties officeooo:rsid="003d1b3c" officeooo:paragraph-rsid="003d1b3c"/>
    </style:style>
    <style:style style:name="P169" style:family="paragraph" style:parent-style-name="Standard">
      <style:paragraph-properties fo:text-align="justify" style:justify-single-word="false"/>
      <style:text-properties officeooo:rsid="003e338c" officeooo:paragraph-rsid="003e338c"/>
    </style:style>
    <style:style style:name="P170" style:family="paragraph" style:parent-style-name="Standard">
      <style:paragraph-properties fo:text-align="justify" style:justify-single-word="false"/>
      <style:text-properties officeooo:rsid="003e338c" officeooo:paragraph-rsid="004fb2df"/>
    </style:style>
    <style:style style:name="P171" style:family="paragraph" style:parent-style-name="Standard">
      <style:paragraph-properties fo:text-align="justify" style:justify-single-word="false"/>
      <style:text-properties officeooo:rsid="003e338c" officeooo:paragraph-rsid="008c7a59"/>
    </style:style>
    <style:style style:name="P172" style:family="paragraph" style:parent-style-name="Standard">
      <style:paragraph-properties fo:text-align="justify" style:justify-single-word="false"/>
      <style:text-properties style:font-name="Courier New" fo:font-size="12pt" fo:font-weight="normal" officeooo:rsid="00505215" officeooo:paragraph-rsid="00505215" style:font-size-asian="12pt" style:font-weight-asian="normal" style:font-size-complex="12pt" style:font-weight-complex="normal"/>
    </style:style>
    <style:style style:name="P173" style:family="paragraph" style:parent-style-name="Standard">
      <style:text-properties style:font-name="Courier New" officeooo:rsid="0050af60" officeooo:paragraph-rsid="0050af60"/>
    </style:style>
    <style:style style:name="P174" style:family="paragraph" style:parent-style-name="Standard">
      <style:paragraph-properties fo:text-align="justify" style:justify-single-word="false"/>
      <style:text-properties style:font-name="Courier New" fo:font-size="11pt" officeooo:rsid="0050af60" officeooo:paragraph-rsid="0050af60" style:font-size-asian="11pt" style:font-size-complex="11pt"/>
    </style:style>
    <style:style style:name="P175" style:family="paragraph" style:parent-style-name="Standard">
      <style:paragraph-properties fo:text-align="justify" style:justify-single-word="false"/>
      <style:text-properties style:font-name="Courier New" fo:font-size="11pt" officeooo:rsid="001e641f" officeooo:paragraph-rsid="0050af60" style:font-size-asian="11pt" style:font-size-complex="11pt"/>
    </style:style>
    <style:style style:name="P176" style:family="paragraph" style:parent-style-name="Standard">
      <style:paragraph-properties fo:text-align="justify" style:justify-single-word="false"/>
      <style:text-properties officeooo:rsid="0063ff32" officeooo:paragraph-rsid="0063ff32"/>
    </style:style>
    <style:style style:name="P177" style:family="paragraph" style:parent-style-name="Standard">
      <style:text-properties officeooo:rsid="00795f86" officeooo:paragraph-rsid="00795f86"/>
    </style:style>
    <style:style style:name="P178" style:family="paragraph" style:parent-style-name="Standard">
      <style:paragraph-properties fo:text-align="justify" style:justify-single-word="false"/>
      <style:text-properties style:font-name="Liberation Mono" fo:font-size="12pt" fo:font-weight="normal" officeooo:rsid="004fb2df" officeooo:paragraph-rsid="004fb2df"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font-name="Liberation Mono" fo:font-size="12pt" fo:font-weight="normal" officeooo:rsid="0029a444" officeooo:paragraph-rsid="0029a444" style:font-size-asian="10.5pt" style:font-weight-asian="normal" style:font-size-complex="12pt" style:font-weight-complex="normal"/>
    </style:style>
    <style:style style:name="P180" style:family="paragraph" style:parent-style-name="Standard">
      <style:paragraph-properties fo:text-align="justify" style:justify-single-word="false"/>
      <style:text-properties style:font-name="Liberation Mono" fo:font-size="12pt" fo:font-weight="normal" officeooo:rsid="00430f42" officeooo:paragraph-rsid="00430f42"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Mono" fo:font-size="12pt" fo:font-weight="normal" officeooo:rsid="00430f42" officeooo:paragraph-rsid="00430f42"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Mono" fo:font-size="10pt" fo:font-weight="normal" officeooo:rsid="00545af4" officeooo:paragraph-rsid="00545af4" style:font-size-asian="10pt" style:font-weight-asian="normal" style:font-size-complex="10pt" style:font-weight-complex="normal"/>
    </style:style>
    <style:style style:name="P183" style:family="paragraph" style:parent-style-name="Standard">
      <style:paragraph-properties fo:text-align="start" style:justify-single-word="false"/>
      <style:text-properties style:font-name="Liberation Mono" fo:font-size="10pt" fo:font-weight="normal" officeooo:rsid="00545af4" officeooo:paragraph-rsid="0060b536" style:font-size-asian="10pt" style:font-weight-asian="normal" style:font-size-complex="10pt" style:font-weight-complex="normal"/>
    </style:style>
    <style:style style:name="P184" style:family="paragraph" style:parent-style-name="Standard">
      <style:paragraph-properties fo:text-align="start" style:justify-single-word="false"/>
      <style:text-properties style:font-name="Liberation Mono" fo:font-size="10pt" fo:font-weight="normal" officeooo:rsid="0060b536" officeooo:paragraph-rsid="0060b536" style:font-size-asian="10pt" style:font-weight-asian="normal" style:font-size-complex="10pt" style:font-weight-complex="normal"/>
    </style:style>
    <style:style style:name="P185" style:family="paragraph" style:parent-style-name="Standard">
      <style:paragraph-properties fo:text-align="start" style:justify-single-word="false"/>
      <style:text-properties style:font-name="Liberation Mono" fo:font-size="10pt" fo:font-weight="normal" officeooo:rsid="0030dc4e" officeooo:paragraph-rsid="00545af4" style:font-size-asian="10pt" style:font-weight-asian="normal" style:font-size-complex="10pt" style:font-weight-complex="normal"/>
    </style:style>
    <style:style style:name="P186" style:family="paragraph" style:parent-style-name="Standard">
      <style:paragraph-properties fo:text-align="justify" style:justify-single-word="false"/>
      <style:text-properties style:font-name="Liberation Mono" fo:font-size="10pt" fo:font-weight="normal" officeooo:rsid="0030dc4e" officeooo:paragraph-rsid="0030dc4e" style:font-size-asian="10pt" style:font-weight-asian="normal" style:font-size-complex="10pt" style:font-weight-complex="normal"/>
    </style:style>
    <style:style style:name="P187" style:family="paragraph" style:parent-style-name="Standard">
      <style:paragraph-properties fo:text-align="justify" style:justify-single-word="false"/>
      <style:text-properties style:font-name="Liberation Mono" fo:font-size="10pt" fo:font-weight="normal" officeooo:rsid="0030dc4e" officeooo:paragraph-rsid="00305d26" style:font-size-asian="10pt" style:font-weight-asian="normal" style:font-size-complex="10pt" style:font-weight-complex="normal"/>
    </style:style>
    <style:style style:name="P188" style:family="paragraph" style:parent-style-name="Standard">
      <style:text-properties officeooo:rsid="008a35db" officeooo:paragraph-rsid="008a35db"/>
    </style:style>
    <style:style style:name="P189" style:family="paragraph" style:parent-style-name="Standard">
      <style:text-properties officeooo:rsid="008e9f40" officeooo:paragraph-rsid="008e9f40"/>
    </style:style>
    <style:style style:name="P190" style:family="paragraph" style:parent-style-name="Text_20_body">
      <style:text-properties officeooo:paragraph-rsid="005a7589"/>
    </style:style>
    <style:style style:name="P191" style:family="paragraph" style:parent-style-name="Standard">
      <style:text-properties officeooo:rsid="0093121d" officeooo:paragraph-rsid="0093121d"/>
    </style:style>
    <style:style style:name="P192" style:family="paragraph" style:parent-style-name="Contents_20_1">
      <style:paragraph-properties>
        <style:tab-stops>
          <style:tab-stop style:position="18.002cm" style:type="right" style:leader-style="dotted" style:leader-text="."/>
        </style:tab-stops>
      </style:paragraph-properties>
    </style:style>
    <style:style style:name="P193" style:family="paragraph" style:parent-style-name="Contents_20_2">
      <style:paragraph-properties>
        <style:tab-stops>
          <style:tab-stop style:position="18.002cm" style:type="right" style:leader-style="dotted" style:leader-text="."/>
        </style:tab-stops>
      </style:paragraph-properties>
    </style:style>
    <style:style style:name="P194" style:family="paragraph" style:parent-style-name="Contents_20_3">
      <style:paragraph-properties>
        <style:tab-stops>
          <style:tab-stop style:position="18.002cm" style:type="right" style:leader-style="dotted" style:leader-text="."/>
        </style:tab-stops>
      </style:paragraph-properties>
    </style:style>
    <style:style style:name="P195" style:family="paragraph" style:parent-style-name="Contents_20_Heading">
      <style:paragraph-properties fo:break-before="page"/>
    </style:style>
    <style:style style:name="P196" style:family="paragraph" style:parent-style-name="Standard">
      <style:paragraph-properties fo:text-align="justify" style:justify-single-word="false"/>
      <style:text-properties officeooo:paragraph-rsid="00952f20"/>
    </style:style>
    <style:style style:name="P197" style:family="paragraph" style:parent-style-name="Standard">
      <style:paragraph-properties fo:text-align="justify" style:justify-single-word="false"/>
    </style:style>
    <style:style style:name="P198" style:family="paragraph" style:parent-style-name="Standard">
      <style:paragraph-properties fo:text-align="justify" style:justify-single-word="false"/>
      <style:text-properties officeooo:paragraph-rsid="009b2dff"/>
    </style:style>
    <style:style style:name="P19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0" style:family="paragraph" style:parent-style-name="Standard">
      <style:text-properties officeooo:rsid="009843d5" officeooo:paragraph-rsid="009843d5"/>
    </style:style>
    <style:style style:name="P201" style:family="paragraph" style:parent-style-name="Standard">
      <style:paragraph-properties fo:text-align="justify" style:justify-single-word="false"/>
      <style:text-properties fo:font-weight="bold" style:font-weight-asian="bold" style:font-weight-complex="bold"/>
    </style:style>
    <style:style style:name="P202" style:family="paragraph" style:parent-style-name="Heading_20_1">
      <style:paragraph-properties fo:break-before="page"/>
      <style:text-properties officeooo:rsid="001f82ae"/>
    </style:style>
    <style:style style:name="P203" style:family="paragraph" style:parent-style-name="Heading_20_1" style:list-style-name="">
      <style:text-properties fo:font-size="14pt" style:font-size-asian="14pt" style:font-size-complex="14pt"/>
    </style:style>
    <style:style style:name="P204" style:family="paragraph" style:parent-style-name="Heading_20_1">
      <style:paragraph-properties fo:break-before="page"/>
      <style:text-properties fo:font-size="14pt" style:font-size-asian="14pt" style:font-size-complex="14pt"/>
    </style:style>
    <style:style style:name="P205" style:family="paragraph" style:parent-style-name="Heading_20_1">
      <style:paragraph-properties fo:break-before="page"/>
      <style:text-properties fo:font-size="14pt" officeooo:paragraph-rsid="00348a77" style:font-size-asian="14pt" style:font-size-complex="14pt"/>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05a7589" officeooo:paragraph-rsid="005a7589"/>
    </style:style>
    <style:style style:name="P208" style:family="paragraph" style:parent-style-name="Heading_20_1">
      <style:paragraph-properties fo:break-before="page"/>
      <style:text-properties officeooo:rsid="003d1b3c" officeooo:paragraph-rsid="009843d5"/>
    </style:style>
    <style:style style:name="P209" style:family="paragraph" style:parent-style-name="Heading_20_2">
      <style:paragraph-properties fo:break-before="page"/>
    </style:style>
    <style:style style:name="P210" style:family="paragraph" style:parent-style-name="Standard">
      <style:paragraph-properties fo:text-align="justify" style:justify-single-word="false"/>
      <style:text-properties style:font-name="Arial1" officeooo:rsid="0025a1e3" officeooo:paragraph-rsid="009db1d3"/>
    </style:style>
    <style:style style:name="P211" style:family="paragraph" style:parent-style-name="Standard" style:list-style-name="L1">
      <style:paragraph-properties fo:text-align="justify" style:justify-single-word="false"/>
      <style:text-properties style:font-name="Arial1" fo:font-size="12pt" style:font-size-asian="12pt" style:font-size-complex="12pt"/>
    </style:style>
    <style:style style:name="P212" style:family="paragraph" style:parent-style-name="Standard" style:list-style-name="L1">
      <style:paragraph-properties fo:text-align="justify" style:justify-single-word="false"/>
    </style:style>
    <style:style style:name="P213" style:family="paragraph" style:parent-style-name="Standard" style:list-style-name="L2">
      <style:paragraph-properties fo:text-align="justify" style:justify-single-word="false"/>
    </style:style>
    <style:style style:name="P214" style:family="paragraph" style:parent-style-name="Standard" style:list-style-name="L3">
      <style:paragraph-properties fo:text-align="justify" style:justify-single-word="false"/>
    </style:style>
    <style:style style:name="P215" style:family="paragraph" style:parent-style-name="Standard" style:list-style-name="L4">
      <style:paragraph-properties fo:text-align="justify" style:justify-single-word="false"/>
    </style:style>
    <style:style style:name="P216" style:family="paragraph" style:parent-style-name="Standard" style:list-style-name="L5">
      <style:paragraph-properties fo:text-align="justify" style:justify-single-word="false"/>
    </style:style>
    <style:style style:name="P217" style:family="paragraph" style:parent-style-name="Standard" style:list-style-name="L6">
      <style:paragraph-properties fo:text-align="justify" style:justify-single-word="false"/>
    </style:style>
    <style:style style:name="P218" style:family="paragraph" style:parent-style-name="Standard" style:list-style-name="L7">
      <style:paragraph-properties fo:text-align="justify" style:justify-single-word="false"/>
    </style:style>
    <style:style style:name="P219" style:family="paragraph" style:parent-style-name="Standard" style:list-style-name="L8">
      <style:paragraph-properties fo:text-align="justify" style:justify-single-word="false"/>
    </style:style>
    <style:style style:name="P220" style:family="paragraph" style:parent-style-name="Standard" style:list-style-name="L9">
      <style:paragraph-properties fo:text-align="justify" style:justify-single-word="false"/>
    </style:style>
    <style:style style:name="P221" style:family="paragraph" style:parent-style-name="Standard" style:list-style-name="L1">
      <style:paragraph-properties fo:text-align="start" style:justify-single-word="false"/>
    </style:style>
    <style:style style:name="T1" style:family="text">
      <style:text-properties officeooo:rsid="002217bb"/>
    </style:style>
    <style:style style:name="T2" style:family="text">
      <style:text-properties officeooo:rsid="00223279"/>
    </style:style>
    <style:style style:name="T3" style:family="text">
      <style:text-properties officeooo:rsid="00243246"/>
    </style:style>
    <style:style style:name="T4" style:family="text">
      <style:text-properties officeooo:rsid="0025a1e3"/>
    </style:style>
    <style:style style:name="T5" style:family="text">
      <style:text-properties style:font-name="Arial1"/>
    </style:style>
    <style:style style:name="T6" style:family="text">
      <style:text-properties style:font-name="Arial1" fo:font-weight="bold" style:font-weight-asian="bold" style:font-weight-complex="bold"/>
    </style:style>
    <style:style style:name="T7" style:family="text">
      <style:text-properties style:font-name="Arial1" fo:font-weight="bold" officeooo:rsid="00049f96" style:font-weight-asian="bold" style:font-weight-complex="bold"/>
    </style:style>
    <style:style style:name="T8" style:family="text">
      <style:text-properties style:font-name="Arial1" officeooo:rsid="00049f96"/>
    </style:style>
    <style:style style:name="T9" style:family="text">
      <style:text-properties style:font-name="Arial1" fo:font-size="12pt" style:font-size-asian="12pt" style:font-size-complex="12pt"/>
    </style:style>
    <style:style style:name="T10" style:family="text">
      <style:text-properties style:font-name="Arial1" fo:font-size="12pt" officeooo:rsid="0055bdb7" style:font-size-asian="12pt" style:font-size-complex="12pt"/>
    </style:style>
    <style:style style:name="T11" style:family="text">
      <style:text-properties style:font-name="Arial1" fo:font-size="12pt" officeooo:rsid="005e57c5" style:font-size-asian="12pt" style:font-size-complex="12pt"/>
    </style:style>
    <style:style style:name="T12" style:family="text">
      <style:text-properties style:font-name="Arial1" fo:font-size="12pt" officeooo:rsid="009b2dff" style:font-size-asian="12pt" style:font-size-complex="12pt"/>
    </style:style>
    <style:style style:name="T13" style:family="text">
      <style:text-properties style:font-name="Arial1" fo:font-size="12pt" style:text-underline-style="solid" style:text-underline-width="auto" style:text-underline-color="font-color" style:font-size-asian="12pt" style:font-size-complex="12pt"/>
    </style:style>
    <style:style style:name="T14" style:family="text">
      <style:text-properties style:font-name="Arial1" fo:font-size="12pt" fo:font-weight="bold" style:font-size-asian="12pt" style:font-size-complex="12pt"/>
    </style:style>
    <style:style style:name="T15" style:family="text">
      <style:text-properties style:font-name="Arial1" fo:font-size="12pt" fo:font-weight="normal" officeooo:rsid="008cbc00" style:font-size-asian="10.5pt" style:font-weight-asian="normal" style:font-size-complex="12pt" style:font-weight-complex="normal"/>
    </style:style>
    <style:style style:name="T16" style:family="text">
      <style:text-properties style:font-name="Arial1" fo:font-size="12pt" fo:font-weight="normal" officeooo:rsid="008cde79" style:font-size-asian="10.5pt" style:font-weight-asian="normal" style:font-size-complex="12pt" style:font-weight-complex="normal"/>
    </style:style>
    <style:style style:name="T17" style:family="text">
      <style:text-properties style:font-name="Arial1" fo:font-size="12pt" fo:font-weight="normal" officeooo:rsid="00952f20" style:font-size-asian="10.5pt" style:font-weight-asian="normal" style:font-size-complex="12pt" style:font-weight-complex="normal"/>
    </style:style>
    <style:style style:name="T18" style:family="text">
      <style:text-properties style:font-name="Arial1" officeooo:rsid="00442af7"/>
    </style:style>
    <style:style style:name="T19" style:family="text">
      <style:text-properties style:font-name="Arial1" officeooo:rsid="009db1d3"/>
    </style:style>
    <style:style style:name="T20" style:family="text">
      <style:text-properties officeooo:rsid="0025a9cb"/>
    </style:style>
    <style:style style:name="T21" style:family="text">
      <style:text-properties officeooo:rsid="002215d7"/>
    </style:style>
    <style:style style:name="T22" style:family="text">
      <style:text-properties fo:font-weight="bold" style:font-weight-asian="bold" style:font-weight-complex="bold"/>
    </style:style>
    <style:style style:name="T23" style:family="text">
      <style:text-properties fo:font-weight="bold" officeooo:rsid="00505215" style:font-weight-asian="bold" style:font-weight-complex="bold"/>
    </style:style>
    <style:style style:name="T24" style:family="text">
      <style:text-properties fo:font-weight="bold" officeooo:rsid="00784799" style:font-weight-asian="bold" style:font-weight-complex="bold"/>
    </style:style>
    <style:style style:name="T25" style:family="text">
      <style:text-properties officeooo:rsid="00271fb9"/>
    </style:style>
    <style:style style:name="T26" style:family="text">
      <style:text-properties style:font-name="Courier 10 Pitch"/>
    </style:style>
    <style:style style:name="T27" style:family="text">
      <style:text-properties officeooo:rsid="00282b6a"/>
    </style:style>
    <style:style style:name="T28" style:family="text">
      <style:text-properties officeooo:rsid="00049f96"/>
    </style:style>
    <style:style style:name="T29" style:family="text">
      <style:text-properties officeooo:rsid="00204cde"/>
    </style:style>
    <style:style style:name="T30" style:family="text">
      <style:text-properties officeooo:rsid="000451eb"/>
    </style:style>
    <style:style style:name="T31" style:family="text">
      <style:text-properties officeooo:rsid="00153d21"/>
    </style:style>
    <style:style style:name="T32" style:family="text">
      <style:text-properties officeooo:rsid="0004a030"/>
    </style:style>
    <style:style style:name="T33" style:family="text">
      <style:text-properties style:text-line-through-style="solid" style:text-line-through-type="single" style:text-line-through-text="X"/>
    </style:style>
    <style:style style:name="T34" style:family="text">
      <style:text-properties style:text-line-through-style="solid" style:text-line-through-type="single" style:text-line-through-text="X" style:font-size-asian="10.5pt"/>
    </style:style>
    <style:style style:name="T35" style:family="text">
      <style:text-properties officeooo:rsid="002c6698"/>
    </style:style>
    <style:style style:name="T36" style:family="text">
      <style:text-properties officeooo:rsid="002de7dc"/>
    </style:style>
    <style:style style:name="T37" style:family="text">
      <style:text-properties officeooo:rsid="002fc1e8"/>
    </style:style>
    <style:style style:name="T38" style:family="text">
      <style:text-properties officeooo:rsid="00305d26"/>
    </style:style>
    <style:style style:name="T39" style:family="text">
      <style:text-properties officeooo:rsid="003183a0"/>
    </style:style>
    <style:style style:name="T40" style:family="text">
      <style:text-properties officeooo:rsid="0032bb92"/>
    </style:style>
    <style:style style:name="T41" style:family="text">
      <style:text-properties officeooo:rsid="0033423d"/>
    </style:style>
    <style:style style:name="T42" style:family="text">
      <style:text-properties officeooo:rsid="0034381e"/>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271fb9"/>
    </style:style>
    <style:style style:name="T45" style:family="text">
      <style:text-properties style:text-underline-style="solid" style:text-underline-width="auto" style:text-underline-color="font-color" officeooo:rsid="0034381e"/>
    </style:style>
    <style:style style:name="T46" style:family="text">
      <style:text-properties officeooo:rsid="00348a77"/>
    </style:style>
    <style:style style:name="T47" style:family="text">
      <style:text-properties style:font-name="Arial"/>
    </style:style>
    <style:style style:name="T48" style:family="text">
      <style:text-properties style:font-name="Arial" officeooo:rsid="009db1d3"/>
    </style:style>
    <style:style style:name="T49" style:family="text">
      <style:text-properties officeooo:rsid="0038f701"/>
    </style:style>
    <style:style style:name="T50" style:family="text">
      <style:text-properties officeooo:rsid="003a6148"/>
    </style:style>
    <style:style style:name="T51" style:family="text">
      <style:text-properties officeooo:rsid="003aa05a"/>
    </style:style>
    <style:style style:name="T52" style:family="text">
      <style:text-properties officeooo:rsid="003b9c80"/>
    </style:style>
    <style:style style:name="T53" style:family="text">
      <style:text-properties officeooo:rsid="003c118d"/>
    </style:style>
    <style:style style:name="T54" style:family="text">
      <style:text-properties officeooo:rsid="003c2262"/>
    </style:style>
    <style:style style:name="T55" style:family="text">
      <style:text-properties fo:font-style="italic" style:font-style-asian="italic" style:font-style-complex="italic"/>
    </style:style>
    <style:style style:name="T56" style:family="text">
      <style:text-properties fo:font-style="italic" officeooo:rsid="00282b6a" style:font-style-asian="italic" style:font-style-complex="italic"/>
    </style:style>
    <style:style style:name="T57" style:family="text">
      <style:text-properties fo:font-style="italic" officeooo:rsid="003d1b3c" style:font-style-asian="italic" style:font-style-complex="italic"/>
    </style:style>
    <style:style style:name="T58" style:family="text">
      <style:text-properties fo:font-style="italic" officeooo:rsid="00554385" style:font-style-asian="italic" style:font-style-complex="italic"/>
    </style:style>
    <style:style style:name="T59" style:family="text">
      <style:text-properties fo:font-style="italic" officeooo:rsid="0058039a" style:font-style-asian="italic" style:font-style-complex="italic"/>
    </style:style>
    <style:style style:name="T60" style:family="text">
      <style:text-properties fo:font-style="italic" officeooo:rsid="009695df" style:font-style-asian="italic" style:font-style-complex="italic"/>
    </style:style>
    <style:style style:name="T61" style:family="text">
      <style:text-properties fo:font-style="italic" fo:font-weight="bold" officeooo:rsid="005f3b9c" style:font-style-asian="italic" style:font-weight-asian="bold" style:font-style-complex="italic" style:font-weight-complex="bold"/>
    </style:style>
    <style:style style:name="T62" style:family="text">
      <style:text-properties fo:font-style="italic" fo:font-weight="bold" officeooo:rsid="007b12b8" style:font-style-asian="italic" style:font-weight-asian="bold" style:font-style-complex="italic" style:font-weight-complex="bold"/>
    </style:style>
    <style:style style:name="T63" style:family="text">
      <style:text-properties fo:font-style="italic" fo:font-weight="bold" officeooo:rsid="0058039a" style:font-style-asian="italic" style:font-weight-asian="bold" style:font-style-complex="italic" style:font-weight-complex="bold"/>
    </style:style>
    <style:style style:name="T64" style:family="text">
      <style:text-properties fo:font-style="italic" fo:font-weight="bold" officeooo:rsid="00962f9d" style:font-style-asian="italic" style:font-weight-asian="bold" style:font-style-complex="italic" style:font-weight-complex="bold"/>
    </style:style>
    <style:style style:name="T65" style:family="text">
      <style:text-properties fo:font-style="italic" fo:font-weight="bold" officeooo:rsid="009db1d3" style:font-style-asian="italic" style:font-weight-asian="bold" style:font-style-complex="italic" style:font-weight-complex="bold"/>
    </style:style>
    <style:style style:name="T66" style:family="text">
      <style:text-properties fo:font-style="italic" style:text-underline-style="none" fo:font-weight="bold" officeooo:rsid="00545af4" style:font-style-asian="italic" style:font-weight-asian="bold" style:font-style-complex="italic" style:font-weight-complex="bold"/>
    </style:style>
    <style:style style:name="T67" style:family="text">
      <style:text-properties fo:font-style="italic" style:text-underline-style="none" fo:font-weight="bold" officeooo:rsid="0070eacf" style:font-style-asian="italic" style:font-weight-asian="bold" style:font-style-complex="italic" style:font-weight-complex="bold"/>
    </style:style>
    <style:style style:name="T68" style:family="text">
      <style:text-properties officeooo:rsid="003c8be3"/>
    </style:style>
    <style:style style:name="T69" style:family="text">
      <style:text-properties officeooo:rsid="003d1b3c"/>
    </style:style>
    <style:style style:name="T70" style:family="text">
      <style:text-properties officeooo:rsid="003e338c"/>
    </style:style>
    <style:style style:name="T71" style:family="text">
      <style:text-properties officeooo:rsid="003eeb5c"/>
    </style:style>
    <style:style style:name="T72" style:family="text">
      <style:text-properties officeooo:rsid="0041b032"/>
    </style:style>
    <style:style style:name="T73" style:family="text">
      <style:text-properties officeooo:rsid="00430f42"/>
    </style:style>
    <style:style style:name="T74" style:family="text">
      <style:text-properties officeooo:rsid="00442af7"/>
    </style:style>
    <style:style style:name="T75" style:family="text">
      <style:text-properties officeooo:rsid="00460ebe"/>
    </style:style>
    <style:style style:name="T76" style:family="text">
      <style:text-properties officeooo:rsid="004670d9"/>
    </style:style>
    <style:style style:name="T77" style:family="text">
      <style:text-properties officeooo:rsid="00479858"/>
    </style:style>
    <style:style style:name="T78" style:family="text">
      <style:text-properties officeooo:rsid="004be5a4"/>
    </style:style>
    <style:style style:name="T79" style:family="text">
      <style:text-properties officeooo:rsid="004f55d3"/>
    </style:style>
    <style:style style:name="T80" style:family="text">
      <style:text-properties officeooo:rsid="004f5fe1"/>
    </style:style>
    <style:style style:name="T81" style:family="text">
      <style:text-properties officeooo:rsid="004fb2df"/>
    </style:style>
    <style:style style:name="T82" style:family="text">
      <style:text-properties officeooo:rsid="00505215"/>
    </style:style>
    <style:style style:name="T83" style:family="text">
      <style:text-properties officeooo:rsid="0050af60"/>
    </style:style>
    <style:style style:name="T84" style:family="text">
      <style:text-properties officeooo:rsid="0051716c"/>
    </style:style>
    <style:style style:name="T85" style:family="text">
      <style:text-properties officeooo:rsid="005338ae"/>
    </style:style>
    <style:style style:name="T86" style:family="text">
      <style:text-properties officeooo:rsid="00545af4"/>
    </style:style>
    <style:style style:name="T87" style:family="text">
      <style:text-properties officeooo:rsid="00554385"/>
    </style:style>
    <style:style style:name="T88" style:family="text">
      <style:text-properties officeooo:rsid="0055bdb7"/>
    </style:style>
    <style:style style:name="T89" style:family="text">
      <style:text-properties officeooo:rsid="0056abda"/>
    </style:style>
    <style:style style:name="T90" style:family="text">
      <style:text-properties fo:font-weight="normal" officeooo:rsid="00223279" style:font-weight-asian="normal" style:font-weight-complex="normal"/>
    </style:style>
    <style:style style:name="T91" style:family="text">
      <style:text-properties fo:font-weight="normal" officeooo:rsid="0056abda" style:font-weight-asian="normal" style:font-weight-complex="normal"/>
    </style:style>
    <style:style style:name="T92" style:family="text">
      <style:text-properties officeooo:rsid="0058039a"/>
    </style:style>
    <style:style style:name="T93" style:family="text">
      <style:text-properties officeooo:rsid="00593416"/>
    </style:style>
    <style:style style:name="T94" style:family="text">
      <style:text-properties officeooo:rsid="005e57c5"/>
    </style:style>
    <style:style style:name="T95" style:family="text">
      <style:text-properties officeooo:rsid="005e693f"/>
    </style:style>
    <style:style style:name="T96" style:family="text">
      <style:text-properties officeooo:rsid="005f3b9c"/>
    </style:style>
    <style:style style:name="T97" style:family="text">
      <style:text-properties officeooo:rsid="006042d5"/>
    </style:style>
    <style:style style:name="T98" style:family="text">
      <style:text-properties officeooo:rsid="00608298"/>
    </style:style>
    <style:style style:name="T99" style:family="text">
      <style:text-properties officeooo:rsid="0060b536"/>
    </style:style>
    <style:style style:name="T100" style:family="text">
      <style:text-properties officeooo:rsid="00619e72"/>
    </style:style>
    <style:style style:name="T101" style:family="text">
      <style:text-properties officeooo:rsid="0063803b"/>
    </style:style>
    <style:style style:name="T102" style:family="text">
      <style:text-properties officeooo:rsid="0063ff32"/>
    </style:style>
    <style:style style:name="T103" style:family="text">
      <style:text-properties officeooo:rsid="0065489d"/>
    </style:style>
    <style:style style:name="T104" style:family="text">
      <style:text-properties officeooo:rsid="00664d29"/>
    </style:style>
    <style:style style:name="T105" style:family="text">
      <style:text-properties officeooo:rsid="006a0946"/>
    </style:style>
    <style:style style:name="T106" style:family="text">
      <style:text-properties officeooo:rsid="006bfadc"/>
    </style:style>
    <style:style style:name="T107" style:family="text">
      <style:text-properties officeooo:rsid="006cdb0e"/>
    </style:style>
    <style:style style:name="T108" style:family="text">
      <style:text-properties officeooo:rsid="006e06f6"/>
    </style:style>
    <style:style style:name="T109" style:family="text">
      <style:text-properties officeooo:rsid="006f9912"/>
    </style:style>
    <style:style style:name="T110" style:family="text">
      <style:text-properties fo:color="#0000ff" loext:opacity="100%" officeooo:rsid="006f9912"/>
    </style:style>
    <style:style style:name="T111" style:family="text">
      <style:text-properties officeooo:rsid="0070eacf"/>
    </style:style>
    <style:style style:name="T112" style:family="text">
      <style:text-properties officeooo:rsid="00768be8"/>
    </style:style>
    <style:style style:name="T113" style:family="text">
      <style:text-properties officeooo:rsid="00784799"/>
    </style:style>
    <style:style style:name="T114" style:family="text">
      <style:text-properties officeooo:rsid="00795f86"/>
    </style:style>
    <style:style style:name="T115" style:family="text">
      <style:text-properties officeooo:rsid="007b12b8"/>
    </style:style>
    <style:style style:name="T116" style:family="text">
      <style:text-properties officeooo:rsid="007c3674"/>
    </style:style>
    <style:style style:name="T117" style:family="text">
      <style:text-properties officeooo:rsid="007cb350"/>
    </style:style>
    <style:style style:name="T118" style:family="text">
      <style:text-properties officeooo:rsid="007d9789"/>
    </style:style>
    <style:style style:name="T119" style:family="text">
      <style:text-properties officeooo:rsid="007dac37"/>
    </style:style>
    <style:style style:name="T120" style:family="text">
      <style:text-properties officeooo:rsid="007f3cd5"/>
    </style:style>
    <style:style style:name="T121" style:family="text">
      <style:text-properties officeooo:rsid="007f6c25"/>
    </style:style>
    <style:style style:name="T122" style:family="text">
      <style:text-properties officeooo:rsid="0083b7ce"/>
    </style:style>
    <style:style style:name="T123" style:family="text">
      <style:text-properties officeooo:rsid="00879d9c"/>
    </style:style>
    <style:style style:name="T124" style:family="text">
      <style:text-properties officeooo:rsid="00880b75"/>
    </style:style>
    <style:style style:name="T125" style:family="text">
      <style:text-properties officeooo:rsid="0088319c"/>
    </style:style>
    <style:style style:name="T126" style:family="text">
      <style:text-properties officeooo:rsid="008b791b"/>
    </style:style>
    <style:style style:name="T127" style:family="text">
      <style:text-properties officeooo:rsid="008bbd36"/>
    </style:style>
    <style:style style:name="T128" style:family="text">
      <style:text-properties officeooo:rsid="008c7a59"/>
    </style:style>
    <style:style style:name="T129" style:family="text">
      <style:text-properties officeooo:rsid="008cbc00"/>
    </style:style>
    <style:style style:name="T130" style:family="text">
      <style:text-properties officeooo:rsid="008e4ada"/>
    </style:style>
    <style:style style:name="T131" style:family="text">
      <style:text-properties officeooo:rsid="008e9f40"/>
    </style:style>
    <style:style style:name="T132" style:family="text">
      <style:text-properties officeooo:rsid="0090afb8"/>
    </style:style>
    <style:style style:name="T133" style:family="text">
      <style:text-properties officeooo:rsid="009164ff"/>
    </style:style>
    <style:style style:name="T134" style:family="text">
      <style:text-properties officeooo:rsid="0093121d"/>
    </style:style>
    <style:style style:name="T135" style:family="text">
      <style:text-properties officeooo:rsid="0094872f"/>
    </style:style>
    <style:style style:name="T136" style:family="text">
      <style:text-properties style:text-line-through-style="none" style:text-line-through-type="none"/>
    </style:style>
    <style:style style:name="T137" style:family="text">
      <style:text-properties style:text-line-through-style="none" style:text-line-through-type="none" style:font-size-asian="10.5pt"/>
    </style:style>
    <style:style style:name="T138" style:family="text">
      <style:text-properties officeooo:rsid="0094a068"/>
    </style:style>
    <style:style style:name="T139" style:family="text">
      <style:text-properties officeooo:rsid="00952f20"/>
    </style:style>
    <style:style style:name="T140" style:family="text">
      <style:text-properties officeooo:rsid="0095cf6f"/>
    </style:style>
    <style:style style:name="T141" style:family="text">
      <style:text-properties officeooo:rsid="00962f9d"/>
    </style:style>
    <style:style style:name="T142" style:family="text">
      <style:text-properties officeooo:rsid="009695df"/>
    </style:style>
    <style:style style:name="T143" style:family="text">
      <style:text-properties officeooo:rsid="009843d5"/>
    </style:style>
    <style:style style:name="T144" style:family="text">
      <style:text-properties officeooo:rsid="005a7589"/>
    </style:style>
    <style:style style:name="T145" style:family="text">
      <style:text-properties officeooo:rsid="009b2dff"/>
    </style:style>
    <style:style style:name="T146" style:family="text">
      <style:text-properties officeooo:rsid="009ca356"/>
    </style:style>
    <style:style style:name="T147" style:family="text">
      <style:text-properties officeooo:rsid="009db1d3"/>
    </style:style>
    <style:style style:name="T148" style:family="text">
      <style:text-properties officeooo:rsid="009eb33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2">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3">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i">
        <style:list-level-properties text:space-before="4.489cm" text:min-label-width="0.499cm"/>
      </text:list-level-style-number>
      <text:list-level-style-number text:level="5" text:style-name="Numbering_20_Symbols" loext:num-list-format="%5%." style:num-suffix="." style:num-format="i">
        <style:list-level-properties text:space-before="5.736cm" text:min-label-width="0.499cm"/>
      </text:list-level-style-number>
      <text:list-level-style-number text:level="6" text:style-name="Numbering_20_Symbols" loext:num-list-format="%6%." style:num-suffix="." style:num-format="i">
        <style:list-level-properties text:space-before="6.983cm" text:min-label-width="0.499cm"/>
      </text:list-level-style-number>
      <text:list-level-style-number text:level="7" text:style-name="Numbering_20_Symbols" loext:num-list-format="%7%." style:num-suffix="." style:num-format="i">
        <style:list-level-properties text:space-before="8.23cm" text:min-label-width="0.499cm"/>
      </text:list-level-style-number>
      <text:list-level-style-number text:level="8" text:style-name="Numbering_20_Symbols" loext:num-list-format="%8%." style:num-suffix="." style:num-format="i">
        <style:list-level-properties text:space-before="9.478cm" text:min-label-width="0.499cm"/>
      </text:list-level-style-number>
      <text:list-level-style-number text:level="9" text:style-name="Numbering_20_Symbols" loext:num-list-format="%9%." style:num-suffix="." style:num-format="i">
        <style:list-level-properties text:space-before="10.725cm" text:min-label-width="0.499cm"/>
      </text:list-level-style-number>
      <text:list-level-style-number text:level="10" text:style-name="Numbering_20_Symbols" loext:num-list-format="%10%." style:num-suffix="." style:num-format="i">
        <style:list-level-properties text:space-before="11.972cm" text:min-label-width="0.499cm"/>
      </text:list-level-style-number>
    </text:list-style>
    <text:list-style style:name="L4">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5">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6">
      <text:list-level-style-number text:level="1" text:style-name="Numbering_20_Symbols" loext:num-list-format="%1%." style:num-suffix="." style:num-format="a" text:start-value="3">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7">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9">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6">P<text:span text:style-name="T35">RESQL2</text:span></text:p>
      <text:p text:style-name="P161"/>
      <text:p text:style-name="P162">A program to <text:span text:style-name="T35">process SQL type syntax to be used with MySQL and Mariadb (or others via ODBC) for input to the GnuCOBOL compiler along with other support programs and files</text:span>.</text:p>
      <text:p text:style-name="P161"/>
      <text:p text:style-name="P161"/>
      <text:p text:style-name="P165">Set up and Usage Manual</text:p>
      <text:p text:style-name="P165"/>
      <text:p text:style-name="P165"/>
      <text:p text:style-name="P165"/>
      <text:p text:style-name="P165"><draw:frame draw:style-name="fr1" draw:name="graphics1" text:anchor-type="as-char" svg:width="3.36cm" svg:height="1.349cm" draw:z-index="0"><draw:image xlink:href="http://www.gnu.org/graphics/gplv3-127x51.png" xlink:type="simple" xlink:show="embed" xlink:actuate="onLoad" draw:mime-type="image/png"/></draw:frame></text:p>
      <text:p text:style-name="P165"/>
      <text:p text:style-name="P165"/>
      <text:p text:style-name="P114"/>
      <text:p text:style-name="P81"><text:span text:style-name="T46">Software<text:tab/></text:span>Copyright © <text:s/><text:span text:style-name="T2">Currey Adkins </text:span><text:span text:style-name="T89">(</text:span><text:span text:style-name="T35">Jim Currey)</text:span> 20<text:span text:style-name="T35">09-2018 – Authors/Programmers.</text:span></text:p>
      <text:p text:style-name="P82"><text:tab/><text:tab/><text:span text:style-name="T77">Copyright © <text:s/>Vincent B, Coen 2014-20</text:span><text:span text:style-name="T135">22</text:span><text:span text:style-name="T77"> – Service Updates/Maintenance.</text:span></text:p>
      <text:p text:style-name="P83">Documentation </text:p>
      <text:p text:style-name="P83"><text:span text:style-name="T147"><text:tab/><text:tab/></text:span>Copyright <text:span text:style-name="T47">©</text:span> Vincent B, Coen. <text:span text:style-name="T77">2014-20</text:span><text:span text:style-name="T135">22</text:span><text:span text:style-name="T77">.</text:span></text:p>
      <text:p text:style-name="P109"/>
      <text:p text:style-name="P167"><text:span text:style-name="T7">Under FSF GPL v3</text:span><text:span text:style-name="T8"> -</text:span><text:span text:style-name="T19"><text:tab/></text:span><text:span text:style-name="T8"><text:tab/></text:span><text:span text:style-name="T28"><draw:frame draw:style-name="fr1" draw:name="graphics2" text:anchor-type="as-char" svg:width="3.36cm" svg:height="1.349cm" draw:z-index="1"><draw:image xlink:href="http://www.gnu.org/graphics/gplv3-127x51.png" xlink:type="simple" xlink:show="embed" xlink:actuate="onLoad" draw:mime-type="image/png"/></draw:frame></text:span></text:p>
      <text:p text:style-name="P113"/>
      <text:p text:style-name="P113"/>
      <text:p text:style-name="P70">This document and the source code of the program<text:span text:style-name="T77">s</text:span> known as 'p<text:span text:style-name="T35">resql2</text:span>', <text:span text:style-name="T77">'prtschema' and 'bldcopy'</text:span> is copyright : </text:p>
      <text:p text:style-name="P70">©<text:span text:style-name="T35">2009-</text:span>201<text:span text:style-name="T29">6</text:span> - <text:span text:style-name="T35">Jim Currey</text:span> <text:span text:style-name="T77">&amp; </text:span></text:p>
      <text:p text:style-name="P70"><text:span text:style-name="T77">©2014-20</text:span><text:span text:style-name="T135">22</text:span><text:span text:style-name="T77"> Vincent B. Coen </text:span>and may NOT be supplied or any part thereof, embedded or as a separate element, in any programming language or form, with any Cobol Compiler other than <text:span text:style-name="T30">GNU</text:span>Cobol®<text:span text:style-name="T48">©</text:span> without the express authority of the copyright holder<text:span text:style-name="T77">s</text:span> </text:p>
      <text:p text:style-name="P70"/>
      <text:p text:style-name="P71">It's usage in conjunction with the Cobol Compiler known as <text:span text:style-name="T30">GNU</text:span>Cobol <text:span text:style-name="T31">(formally Open Cobol) </text:span>is herewith granted to all users of said product unconditionally.</text:p>
      <text:p text:style-name="P69"/>
      <text:p text:style-name="P72">Documentation Copyright:</text:p>
      <text:p text:style-name="P72">© <text:s/>Applewood Computers <text:span text:style-name="T77">2014-</text:span>20<text:span text:style-name="T135">22</text:span> – Vincent B Coen.</text:p>
      <text:p text:style-name="P71">Permission is granted to copy, distribute and/or modify this document under the terms of the GNU Free Documentation License, Version 1.3 <text:span text:style-name="T52">and</text:span> later version published by the Free Software Foundation; with no Invariant Sections, Front-Cover Texts, and no Back-Cover Texts <text:span text:style-name="T32">other than originally supplied</text:span>.<text:span text:style-name="T135"> </text:span>A copy of the license is included in the section entitled "GNU Free Documentation License" <text:span text:style-name="T94">along with the software license</text:span>.</text:p>
      <text:p text:style-name="P111"/>
      <text:p text:style-name="P113">Applewood Computers</text:p>
      <text:p text:style-name="P112">17 Stag Green Avenue</text:p>
      <text:p text:style-name="P112">Hatfield</text:p>
      <text:p text:style-name="P112">Hertfordshire</text:p>
      <text:p text:style-name="P112">AL9 5EB</text:p>
      <text:p text:style-name="P113">United Kingdom</text:p>
      <text:p text:style-name="P113"/>
      <text:p text:style-name="P113">Phone: 44-(0)1<text:span text:style-name="T29">707-263712</text:span></text:p>
      <text:p text:style-name="P113"/>
      <text:p text:style-name="P113">Support email: <text:s/>vbcoen@gmail.com</text:p>
      <text:p text:style-name="P113"/>
      <text:p text:style-name="P113">Author:<text:tab/><text:tab/><text:tab/><text:initial-creator/><text:span text:style-name="T105">Vincent Bryan Coen.</text:span></text:p>
      <text:p text:style-name="P113">Document update: <text:s/><text:tab/><text:tab/><text:modification-date style:data-style-name="N41">3 August 2022</text:modification-date></text:p>
      <text:p text:style-name="P113">Revision:<text:tab/><text:tab/><text:tab/><text:editing-cycles>38</text:editing-cycles></text:p>
      <text:p text:style-name="P113">Software Version Date:<text:tab/><text:span text:style-name="T122">9</text:span> <text:span text:style-name="T122">May</text:span>, 201<text:span text:style-name="T122">9.</text:span></text:p>
      <text:p text:style-name="P113">Software Version<text:tab/><text:tab/><text:span text:style-name="T121">2</text:span>.<text:span text:style-name="T121">223</text:span>. <text:span text:style-name="T49">(presql2)</text:span></text:p>
      <text:p text:style-name="P113">Word Processor:<text:tab/><text:tab/>LibreOffice <text:span text:style-name="T147">7.3</text:span> or later</text:p>
      <text:p text:style-name="P113"/>
      <text:p text:style-name="P113"><text:span text:style-name="T34">1</text:span><text:span text:style-name="T137"> </text:span><text:span text:style-name="T34">3</text:span><text:span text:style-name="T137"> </text:span><text:span text:style-name="T34">5</text:span><text:span text:style-name="T136"> 7 9 </text:span><text:span text:style-name="T33">0</text:span><text:span text:style-name="T136"> </text:span><text:span text:style-name="T34">2</text:span><text:span text:style-name="T136"> </text:span><text:span text:style-name="T33">4</text:span><text:span text:style-name="T136"> 6 8</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5">Contents</text:p>
          </text:index-title>
          <text:p text:style-name="P192"><text:a xlink:type="simple" xlink:href="#__RefHeading___Toc5715_1495557202" text:style-name="Index_20_Link" text:visited-style-name="Index_20_Link">Pre Processor for MySQL Tools &amp; Documentation.<text:tab/>4</text:a></text:p>
          <text:p text:style-name="P193"><text:a xlink:type="simple" xlink:href="#__RefHeading___Toc5717_1495557202" text:style-name="Index_20_Link" text:visited-style-name="Index_20_Link">Program and Files Listing<text:tab/>4</text:a></text:p>
          <text:p text:style-name="P192"><text:a xlink:type="simple" xlink:href="#__RefHeading___Toc5719_1495557202" text:style-name="Index_20_Link" text:visited-style-name="Index_20_Link">Set up<text:tab/>9</text:a></text:p>
          <text:p text:style-name="P192"><text:a xlink:type="simple" xlink:href="#__RefHeading___Toc2468_312264668" text:style-name="Index_20_Link" text:visited-style-name="Index_20_Link">Performance considerations<text:tab/>11</text:a></text:p>
          <text:p text:style-name="P192"><text:a xlink:type="simple" xlink:href="#__RefHeading___Toc5721_1495557202" text:style-name="Index_20_Link" text:visited-style-name="Index_20_Link">Processing Steps for the Pre-Processor.<text:tab/>12</text:a></text:p>
          <text:p text:style-name="P192"><text:a xlink:type="simple" xlink:href="#__RefHeading___Toc5922_1495557202" text:style-name="Index_20_Link" text:visited-style-name="Index_20_Link">Problems or questions<text:tab/>16</text:a></text:p>
          <text:p text:style-name="P192"><text:a xlink:type="simple" xlink:href="#__RefHeading___Toc5723_1495557202" text:style-name="Index_20_Link" text:visited-style-name="Index_20_Link">Syntax for MySQL Pre Processor Commands<text:tab/>17</text:a></text:p>
          <text:p text:style-name="P193"><text:a xlink:type="simple" xlink:href="#__RefHeading___Toc5725_1495557202" text:style-name="Index_20_Link" text:visited-style-name="Index_20_Link">Processes for Working-Storage<text:tab/>17</text:a></text:p>
          <text:p text:style-name="P194"><text:a xlink:type="simple" xlink:href="#__RefHeading___Toc5727_1495557202" text:style-name="Index_20_Link" text:visited-style-name="Index_20_Link">* DEFINE<text:tab/>17</text:a></text:p>
          <text:p text:style-name="P194"><text:a xlink:type="simple" xlink:href="#__RefHeading___Toc5729_1495557202" text:style-name="Index_20_Link" text:visited-style-name="Index_20_Link">* VAR<text:tab/>17</text:a></text:p>
          <text:p text:style-name="P193"><text:a xlink:type="simple" xlink:href="#__RefHeading___Toc5731_1495557202" text:style-name="Index_20_Link" text:visited-style-name="Index_20_Link">Processes for Procedure Division<text:tab/>18</text:a></text:p>
          <text:p text:style-name="P194"><text:a xlink:type="simple" xlink:href="#__RefHeading___Toc5733_1495557202" text:style-name="Index_20_Link" text:visited-style-name="Index_20_Link">* CLOSE<text:tab/>18</text:a></text:p>
          <text:p text:style-name="P194"><text:a xlink:type="simple" xlink:href="#__RefHeading___Toc5735_1495557202" text:style-name="Index_20_Link" text:visited-style-name="Index_20_Link">* DELETE<text:tab/>18</text:a></text:p>
          <text:p text:style-name="P194"><text:a xlink:type="simple" xlink:href="#__RefHeading___Toc5737_1495557202" text:style-name="Index_20_Link" text:visited-style-name="Index_20_Link">* FETCH<text:tab/>18</text:a></text:p>
          <text:p text:style-name="P194"><text:a xlink:type="simple" xlink:href="#__RefHeading___Toc5739_1495557202" text:style-name="Index_20_Link" text:visited-style-name="Index_20_Link">* FREE<text:tab/>19</text:a></text:p>
          <text:p text:style-name="P194"><text:a xlink:type="simple" xlink:href="#__RefHeading___Toc5741_1495557202" text:style-name="Index_20_Link" text:visited-style-name="Index_20_Link">* INIT<text:tab/>19</text:a></text:p>
          <text:p text:style-name="P194"><text:a xlink:type="simple" xlink:href="#__RefHeading___Toc5743_1495557202" text:style-name="Index_20_Link" text:visited-style-name="Index_20_Link">* INSERT<text:tab/>20</text:a></text:p>
          <text:p text:style-name="P194"><text:a xlink:type="simple" xlink:href="#__RefHeading___Toc5745_1495557202" text:style-name="Index_20_Link" text:visited-style-name="Index_20_Link">* LOCK<text:tab/>20</text:a></text:p>
          <text:p text:style-name="P194"><text:a xlink:type="simple" xlink:href="#__RefHeading___Toc5747_1495557202" text:style-name="Index_20_Link" text:visited-style-name="Index_20_Link">* PRO<text:tab/>20</text:a></text:p>
          <text:p text:style-name="P194"><text:a xlink:type="simple" xlink:href="#__RefHeading___Toc5749_1495557202" text:style-name="Index_20_Link" text:visited-style-name="Index_20_Link">* SELECT<text:tab/>21</text:a></text:p>
          <text:p text:style-name="P194"><text:a xlink:type="simple" xlink:href="#__RefHeading___Toc5751_1495557202" text:style-name="Index_20_Link" text:visited-style-name="Index_20_Link">* SWITCHDB<text:tab/>21</text:a></text:p>
          <text:p text:style-name="P194"><text:a xlink:type="simple" xlink:href="#__RefHeading___Toc5753_1495557202" text:style-name="Index_20_Link" text:visited-style-name="Index_20_Link">* UNLOCK<text:tab/>21</text:a></text:p>
          <text:p text:style-name="P194"><text:a xlink:type="simple" xlink:href="#__RefHeading___Toc5755_1495557202" text:style-name="Index_20_Link" text:visited-style-name="Index_20_Link">* UPDATE<text:tab/>22</text:a></text:p>
          <text:p text:style-name="P192"><text:a xlink:type="simple" xlink:href="#__RefHeading___Toc4580_3616783450" text:style-name="Index_20_Link" text:visited-style-name="Index_20_Link">Syntax for Supported EXEC SQL Commands<text:tab/>23</text:a></text:p>
          <text:p text:style-name="P193"><text:a xlink:type="simple" xlink:href="#__RefHeading___Toc4640_3616783450" text:style-name="Index_20_Link" text:visited-style-name="Index_20_Link">MySQL and MariabDB commands<text:tab/>23</text:a></text:p>
          <text:p text:style-name="P192"><text:a xlink:type="simple" xlink:href="#__RefHeading___Toc3227_78169362" text:style-name="Index_20_Link" text:visited-style-name="Index_20_Link">Appendix A – Update Information<text:tab/>24</text:a></text:p>
          <text:p text:style-name="P192"><text:a xlink:type="simple" xlink:href="#__RefHeading___Toc2470_312264668" text:style-name="Index_20_Link" text:visited-style-name="Index_20_Link">Appendix B – Licenses for Documentation and Software<text:tab/>25</text:a></text:p>
          <text:p text:style-name="P193"><text:a xlink:type="simple" xlink:href="#__RefHeading___Toc1970_1698134600" text:style-name="Index_20_Link" text:visited-style-name="Index_20_Link">Creative Commons Attribution-Share Alike v4.0 International Public License<text:tab/>25</text:a></text:p>
          <text:p text:style-name="P193"><text:a xlink:type="simple" xlink:href="#__RefHeading___Toc1972_1698134600" text:style-name="Index_20_Link" text:visited-style-name="Index_20_Link">GNU GENERAL PUBLIC LICENSE (</text:a><text:a xlink:type="simple" xlink:href="#__RefHeading___Toc1972_1698134600" text:style-name="Index_20_Link" text:visited-style-name="Index_20_Link"><text:span text:style-name="T55">Software</text:span></text:a><text:a xlink:type="simple" xlink:href="#__RefHeading___Toc1972_1698134600" text:style-name="Index_20_Link" text:visited-style-name="Index_20_Link">) v3 (29 June 2007)<text:tab/>30</text:a></text:p>
        </text:index-body>
      </text:table-of-content>
      <text:p text:style-name="P113"/>
      <text:h text:style-name="P202" text:outline-level="1"><text:bookmark-start text:name="__RefHeading___Toc5715_1495557202"/>Pre <text:span text:style-name="T135">P</text:span>rocessor for MySQL Tools <text:span text:style-name="T95">&amp; </text:span>Documentation.<text:bookmark-end text:name="__RefHeading___Toc5715_1495557202"/></text:h>
      <text:p text:style-name="P3"/>
      <text:p text:style-name="P76">The following tools <text:span text:style-name="T20">originating from </text:span><text:span text:style-name="T90">Currey Adkins </text:span><text:span text:style-name="T91">(</text:span><text:span text:style-name="T20">Jim Currey) but somewhat modified by myself, </text:span>will allow preprocessing of MySQL <text:span text:style-name="T126">type </text:span>commands into the source of a Cobol program prior to running the GnuCOBOL compiler, in addition<text:span text:style-name="T135">,</text:span> other tools <text:span text:style-name="T54">that </text:span>act as support to this function <text:span text:style-name="T36">are also included</text:span>.</text:p>
      <text:p text:style-name="P148"/>
      <text:p text:style-name="P148">All references to MySQL also include Mariadb, a drop in replacement (usage wise).</text:p>
      <text:p text:style-name="P148"/>
      <text:p text:style-name="P145">By standard convention the input file name should have extension name of .scb and the output file name should be .cbl. Note that scb stands for s = SQL source, cb = cobol.</text:p>
      <text:p text:style-name="P145"/>
      <text:p text:style-name="P79"><text:span text:style-name="T105">T</text:span>his package does NOT use EXEC statements but a variation of the theme as extra commands are injected in to the source pack. <text:span text:style-name="T4">See the Syntax on page </text:span><text:span text:style-name="T4"><text:bookmark-ref text:reference-format="page" text:ref-name="__RefHeading___Toc5723_1495557202">17</text:bookmark-ref></text:span><text:span text:style-name="T4"><text:s/>for full details. <text:s/></text:span></text:p>
      <text:p text:style-name="P210">At some point in the future and if others request, I will add in direct support for EXEC SQL syntax that will support both fixed and free source formats.</text:p>
      <text:p text:style-name="P75"/>
      <text:p text:style-name="P90">As supplied, <text:span text:style-name="T78">the tools</text:span> will accept a source file in free or fixed format.</text:p>
      <text:p text:style-name="P73"/>
      <text:p text:style-name="P93">The primary benefit of using this sub system is that the pre processor accepts both free and fixed format program sources and provides additional tools for creating copy books <text:span text:style-name="T115">(see bldcopy2) </text:span>used within a SQL based program along with prtschema<text:span text:style-name="T106">2</text:span> that will print out the entire table structure of a given database. <text:span text:style-name="T37">See page </text:span><text:span text:style-name="T37"><text:bookmark-ref text:reference-format="page" text:ref-name="__RefHeading___Toc5721_1495557202">12</text:bookmark-ref></text:span><text:span text:style-name="T37"><text:s/>for more information.</text:span></text:p>
      <text:p text:style-name="P93"/>
      <text:p text:style-name="P142">By using this software you are, in law accepting the <text:span text:style-name="T115">GPL </text:span>terms and conditions as given starting on page <text:bookmark-ref text:reference-format="page" text:ref-name="__RefHeading___Toc2470_312264668">25</text:bookmark-ref><text:s/>and on page <text:bookmark-ref text:reference-format="page" text:ref-name="__RefHeading___Toc1972_1698134600">30</text:bookmark-ref><text:s/>of this manual. You should therefore read all before proceeding further.</text:p>
      <text:p text:style-name="P93"/>
      <text:h text:style-name="Heading_20_2" text:outline-level="2"><text:bookmark-start text:name="__RefHeading___Toc5717_1495557202"/>Program and <text:span text:style-name="T37">F</text:span>iles List<text:span text:style-name="T37">ing</text:span><text:bookmark-end text:name="__RefHeading___Toc5717_1495557202"/></text:h>
      <text:p text:style-name="P80"/>
      <text:p text:style-name="P74">cobmysqlapi<text:span text:style-name="T2">3</text:span><text:span text:style-name="T135">9</text:span>.c<text:tab/>Source of Mysql client library that needs to be included for each compile.</text:p>
      <text:p text:style-name="P78"><text:tab/><text:tab/><text:tab/><text:span text:style-name="T2">This originally came from dbpre and includes many extra functions and</text:span></text:p>
      <text:p text:style-name="P78"><text:span text:style-name="T127"><text:tab/><text:tab/><text:tab/>changes made by myself. </text:span><text:span text:style-name="T61">Use this </text:span><text:span text:style-name="T65">or v38 </text:span><text:span text:style-name="T61">version</text:span><text:span text:style-name="T65">s</text:span><text:span text:style-name="T61"> o</text:span><text:span text:style-name="T62">nly</text:span><text:span text:style-name="T96">.</text:span></text:p>
      <text:p text:style-name="P78">*presql<text:span text:style-name="T107">2</text:span>.cbl<text:tab/><text:tab/>Source for the pre <text:span text:style-name="T107">SQL </text:span>processor. <text:span text:style-name="T107">May be additionally supplied as presql2o</text:span></text:p>
      <text:p text:style-name="P151"><text:tab/><text:tab/><text:tab/>and presql2M – for Mariadb (M) and Mysql (o) versions <text:s/>- Yes there are</text:p>
      <text:p text:style-name="P151"><text:tab/><text:tab/><text:tab/>differences and stored in the Variations directory – see below for more</text:p>
      <text:p text:style-name="P151"><text:tab/><text:tab/><text:tab/>information.</text:p>
      <text:p text:style-name="P73">*<text:span text:style-name="T37">b</text:span>ldcopy<text:span text:style-name="T107">2</text:span>.<text:span text:style-name="T1">cbl</text:span><text:tab/><text:tab/>Source for tool to create a copy book taken from a database table.</text:p>
      <text:p text:style-name="P77">*prtschema<text:span text:style-name="T107">2</text:span>.scb<text:tab/>Source <text:span text:style-name="T85">fed </text:span>to presql<text:span text:style-name="T107">2</text:span> of the DB print schema program. <text:span text:style-name="T107">May be additionally</text:span></text:p>
      <text:p text:style-name="P149"><text:tab/><text:tab/><text:tab/>supplied as pr<text:span text:style-name="T116">t</text:span>schema2o &amp; M <text:span text:style-name="T116">in the Variations directory</text:span>.<text:span text:style-name="T127"> For normal usage,</text:span></text:p>
      <text:p text:style-name="P151"><text:tab/><text:tab/><text:tab/>programs in the Variations directory should not be needed.</text:p>
      <text:p text:style-name="P86">prei.scb<text:tab/><text:tab/><text:span text:style-name="T1">Source demonstrating many of the </text:span><text:span text:style-name="T138">sql</text:span><text:span text:style-name="T1"> syntax in a menu, based on </text:span><text:span text:style-name="T138">SQL</text:span><text:span text:style-name="T1"> <text:s/>so</text:span></text:p>
      <text:p text:style-name="P151"><text:tab/><text:tab/><text:tab/>do not run against presql2 as it will not find the test DB it uses.</text:p>
      <text:p text:style-name="P85">preo.cbl<text:tab/><text:tab/><text:span text:style-name="T1">As above but o/p (output) from an early version of the presql processor.</text:span></text:p>
      <text:p text:style-name="P146">Test1.cbl<text:tab/><text:tab/>Source that will show various Mysql system information.</text:p>
      <text:p text:style-name="P135">Presql<text:span text:style-name="T107">2</text:span>.pdf<text:tab/><text:tab/>This file.</text:p>
      <text:p text:style-name="P136">C<text:span text:style-name="T108">opying.</text:span>pdf<text:tab/><text:tab/><text:span text:style-name="T9">GNU General Public License</text:span></text:p>
      <text:p text:style-name="P68"><text:span text:style-name="T108">D</text:span>ocumentation_<text:span text:style-name="T108">L</text:span>icense.pdf</text:p>
      <text:p text:style-name="P68"><text:tab/><text:tab/><text:tab/>Documentation <text:span text:style-name="T115">C</text:span>reative <text:span text:style-name="T115">C</text:span>ommon License.</text:p>
      <text:p text:style-name="P84"/>
      <text:p text:style-name="P73">Note that these <text:span text:style-name="T4">following </text:span>four copy books should be <text:span text:style-name="T117">copied and </text:span>modified to work for your <text:soft-page-break/>applications and site requirements and are as used <text:span text:style-name="T85">but modified </text:span>by myself for the open source ACAS application package <text:span text:style-name="T116">which are in the included ACAS directory</text:span>. <text:span text:style-name="T116">They are slightly different to as used for the presql2 package, see mysql-procedures.cpy.</text:span></text:p>
      <text:p text:style-name="P73"><text:span text:style-name="T3">+</text:span>mysql-procedures.cpy<text:tab/><text:tab/>Cobol procedures to be included in to target source containing </text:p>
      <text:p text:style-name="P78"><text:tab/><text:tab/><text:tab/><text:tab/><text:tab/>called routines introduced by the presql<text:span text:style-name="T108">2</text:span> process. <text:s text:c="2"/>Free</text:p>
      <text:p text:style-name="P78"><text:span text:style-name="T127"><text:tab/><text:tab/><text:tab/><text:tab/><text:tab/></text:span>format.<text:span text:style-name="T127"> They also include additional code not currently used</text:span></text:p>
      <text:p text:style-name="P151"><text:tab/><text:tab/><text:tab/><text:tab/><text:tab/>by ACAS for locked tables or records as not thought to be</text:p>
      <text:p text:style-name="P151"><text:tab/><text:tab/><text:tab/><text:tab/><text:tab/>needed, may be !</text:p>
      <text:p text:style-name="P73"><text:span text:style-name="T3">+</text:span>MYSQL-PROCEDURES.CPY<text:tab/>Likewise but for fixed format.</text:p>
      <text:p text:style-name="P78"><text:span text:style-name="T3">+</text:span>mysql-variables.cpy<text:tab/><text:tab/>Cobol variables for WS to be included into target source</text:p>
      <text:p text:style-name="P78"><text:span text:style-name="T127"><text:tab/><text:tab/><text:tab/><text:tab/><text:tab/></text:span>needed by<text:span text:style-name="T127"> </text:span>code introduced by the presql<text:span text:style-name="T108">2</text:span> process, Free</text:p>
      <text:p text:style-name="P78"><text:span text:style-name="T127"><text:tab/><text:tab/><text:tab/><text:tab/><text:tab/></text:span>format.</text:p>
      <text:p text:style-name="P73"><text:span text:style-name="T3">+</text:span>MYSQL-VARIABLES.CPY<text:tab/>Likewise but for fixed format.</text:p>
      <text:p text:style-name="P137">The fixed format versions are not as up to date as the free one's <text:span text:style-name="T108">which are used in the ACAS code.</text:span>.</text:p>
      <text:p text:style-name="P150">Updated versions of these are also in the ACAS directory modified for <text:span text:style-name="T78">the </text:span>ACAS <text:span text:style-name="T78">applications available via www.sourceforge.net under the name ACAS but note this version has not yet been completed but nightly source builds are available <text:s/>via <text:s/>my website at: </text:span></text:p>
      <text:p text:style-name="P150"><text:span text:style-name="T78"><text:s/>http://www.applewood.linkpc.net/files/acas/nightlybuilds/</text:span>.</text:p>
      <text:p text:style-name="P73"/>
      <text:p text:style-name="P87"><text:span text:style-name="T85">The f</text:span>ollowing are bash scripts to compile the primary programs.</text:p>
      <text:p text:style-name="P87"/>
      <text:p text:style-name="P87">cobmysqlapi3<text:span text:style-name="T138">9</text:span>.sh<text:tab/>Compiles cobmysql3<text:span text:style-name="T138">9</text:span>.c using gcc with o/p named as cobmysqlapi.<text:span text:style-name="T116">o</text:span></text:p>
      <text:p text:style-name="P87">bldcopy<text:span text:style-name="T109">2</text:span>.sh<text:tab/><text:tab/>Compiles bldcopy<text:span text:style-name="T109">2</text:span> to executable.</text:p>
      <text:p text:style-name="P87">presql<text:span text:style-name="T109">2</text:span>.sh<text:tab/><text:tab/>Compiles presql<text:span text:style-name="T109">2</text:span>.cbl <text:s/>to executable.</text:p>
      <text:p text:style-name="P88">prtschema<text:span text:style-name="T109">2</text:span>.sh<text:tab/>Compiles prtschema<text:span text:style-name="T109">2</text:span>.scb to executable ( must run presql<text:span text:style-name="T109">2</text:span> first to create</text:p>
      <text:p text:style-name="P88"><text:tab/><text:tab/><text:tab/>prtschema<text:span text:style-name="T109">2</text:span>.cbl before <text:span text:style-name="T86">using </text:span>the <text:span text:style-name="T132">Gnu</text:span>C<text:span text:style-name="T132">OBOL</text:span> compiler).</text:p>
      <text:p text:style-name="P88"/>
      <text:p text:style-name="P122"><text:span text:style-name="T78">Within the Variations directory are</text:span> program name<text:span text:style-name="T78">s</text:span> ending with 2<text:span text:style-name="T78">o or 2M</text:span> <text:span text:style-name="T86">that </text:span>have a call to read a param file where presql2 uses presql2M.param or presql2o.param, etc. </text:p>
      <text:p text:style-name="P125">These files must be changed to reflect your set up, i.e., location of the sql server<text:span text:style-name="T138">,</text:span> user and password names etc. <text:span text:style-name="T116">These were used in special cases, although recent changes have made them somewhat redundant.</text:span></text:p>
      <text:p text:style-name="P122"/>
      <text:p text:style-name="P123">The scripts have also been updated to reflect this change. <text:span text:style-name="T78">These extra programs taken from the original supplied and modified sources, allow me to use both MySQL and MariaDB servers running on my development system (MariaDB as distro standard) and MySQL on a OSX based computer. These have slight differences in the system tables which for normal programming will not be seen but as one of the supplied tools access a specific system table which do have differences</text:span><text:span text:style-name="T138">,</text:span><text:span text:style-name="T78"> these extra tools have been created from the original source - see later in this manual for more information.</text:span></text:p>
      <text:p text:style-name="P123"/>
      <text:p text:style-name="P130"><text:span text:style-name="T138">W</text:span>hen running presql2 (for processing with <text:span text:style-name="T133">both </text:span>MySQL<text:span text:style-name="T133"> and MariaDB</text:span>) it <text:span text:style-name="T97">c</text:span>reate<text:span text:style-name="T97">s</text:span> <text:span text:style-name="T97">three </text:span>fields that are very large <text:span text:style-name="T97">(i.e., 432Mb or higher) </text:span>and the compiler objects to them, so I <text:span text:style-name="T133">have a UDF REPLACE statement at the beginning of the source file to change it from x(94967295) to x(1048576). <text:s/>It is possible at some point in the future, that the first field size gets changed to yet another value in which case</text:span><text:span text:style-name="T138">,</text:span><text:span text:style-name="T133"> using a text editor change it in presql2.scb before compiling. You will see the reported error when the compiler runs. <text:s/>This is the only program with the issue. <text:s/>The value used to replace it is 1024 * 1024 which hopefully is big enough but in any event is not used within ACAS. <text:s/>This is a reasonable compiler limitation otherwise you would have very large FD records that could exceed <text:s/>installed Ram :)</text:span></text:p>
      <text:p text:style-name="P126"/>
      <text:p text:style-name="P125"><text:span text:style-name="T133">Y</text:span>our Cobol source files will NOT be affected by this problem <text:span text:style-name="T79">(unless your programs actually uses the tables within information_schema which for any normal work is not used) </text:span>only <text:span text:style-name="T79">for </text:span>the specific tool, prtschema<text:span text:style-name="T109">2</text:span> <text:span text:style-name="T79">created by presql2 and once created it should not need to be recompiled </text:span>.</text:p>
      <text:p text:style-name="P125"><text:soft-page-break/></text:p>
      <text:p text:style-name="P125">Clearly the sizing defaults <text:span text:style-name="T79">for specific field types </text:span>within the MySQL <text:span text:style-name="T133">and Mariadb </text:span>system<text:span text:style-name="T133">s</text:span> <text:span text:style-name="T86">for the (current) versions I am using </text:span>are large<text:span text:style-name="T138">,</text:span> <text:span text:style-name="T98">so you could change the defaults to use reduced sizes to get totally around the problem</text:span>.</text:p>
      <text:p text:style-name="P125"/>
      <text:p text:style-name="P125">There are other differences between the two, within information_schema which is why I have two version<text:span text:style-name="T86">s</text:span> for each program that will be affected.</text:p>
      <text:p text:style-name="P125"/>
      <text:p text:style-name="P125">For users sticking to usage of only one SQL server the problems should be reduced <text:span text:style-name="T79">but be aware of this when compiling prtschema2 at any time</text:span>. <text:span text:style-name="T116">If it is a problem the compiler will soon tell you :)</text:span></text:p>
      <text:p text:style-name="P125"/>
      <text:p text:style-name="P131">Timing note:</text:p>
      <text:p text:style-name="P141">On my systems when running prtschema<text:span text:style-name="T109">2</text:span> against mariaDB (on a Mageia v<text:span text:style-name="T138">8</text:span> distro using a AMD FX8350 8 core cpu <text:span text:style-name="T86">and 16Gb ram</text:span>) where <text:span text:style-name="T86">M</text:span>aria<text:span text:style-name="T86">DB</text:span> is the only one offered, it takes 15 seconds to run and wh<text:span text:style-name="T86">e</text:span>n run against MySQL running on a Mac Pro (2008 model with 2 Xeon quad core cpu's <text:span text:style-name="T86">&amp; 24Gb ram</text:span>) it is less than 1 second. Both SQL servers are at the basic configuration as out of the box.</text:p>
      <text:p text:style-name="P141">For production this might well be changed :)</text:p>
      <text:p text:style-name="P141"/>
      <text:p text:style-name="P132">Notes for above:</text:p>
      <text:p text:style-name="P118">* Programs starting with '*' <text:s/>must be changed to reflect your MySQL installation such as user, password, socket location before compiling them. <text:span text:style-name="T117">Look at the files with .param extensions for these values and change accordingly. However if using the programs in the Variations directory then program changes might also be required.</text:span></text:p>
      <text:p text:style-name="P117">+ Likewise you also might need to change these, again to reflect your installation and applications</text:p>
      <text:p text:style-name="P124">However if using the program names ending with 2 or 2o or 2M <text:span text:style-name="T79">they </text:span>will use a parameter file see above for more information that should remove the need for any code changes to the programs presql2, prtschema2 &amp; bldcopy2. </text:p>
      <text:p text:style-name="P129">HOWEVER these param files must be in the current working directory. All comments regarding RDB for short should mean RDBMS.</text:p>
      <text:p text:style-name="P121"/>
      <text:p text:style-name="P92">In addition, I have included the Cobol + SQL source file<text:span text:style-name="T54">s</text:span> for one of the ACAS <text:span text:style-name="T38">FH (File Handlers) – Cobol file processing with call to the DAL </text:span>(Data Access Layer <text:span text:style-name="T98">that only processes the RDB table</text:span>) <text:span text:style-name="T38">subject to a system parameter and the corresponding </text:span>DAL module that <text:span text:style-name="T109">is</text:span> called by any Cobol program requiring access to a specific RDB table <text:span text:style-name="T38">(or in the case of acas011 a Cobol flat file)</text:span>. along with a data load program for the same table / Cobol flat file <text:span text:style-name="T38">and these are in the ACAS directory</text:span>. </text:p>
      <text:p text:style-name="P91"/>
      <text:p text:style-name="P144">Application programs generally<text:span text:style-name="T123"> will</text:span> call acas011 <text:span text:style-name="T123">(amongst others) </text:span>which handles Cobol file processing or it will call stockMT for table handling. <text:span text:style-name="T123">There is one FH and DAL for each file and matching table. </text:span>This application (ACAS) is available via SF if wanted, but the RDB version is still under development so it is not yet been uploaded – hopefully later this year <text:span text:style-name="T109">however a nightly build of the sources is available via </text:span><text:span text:style-name="T110">http://applewood.linkpc.net/files/acas/nightlybuilds/</text:span></text:p>
      <text:p text:style-name="P89"/>
      <text:p text:style-name="P138">The data for processing tables such as location of server, user name &amp; password etc is held in the ACAS system <text:span text:style-name="T117">parameter </text:span>file and this can be seen <text:span text:style-name="T99">being </text:span>read by the stockLD program <text:span text:style-name="T111">as against using the .param file method</text:span>. <text:span text:style-name="T111">This is so that the coding style can be migrated over to use </text:span><text:span text:style-name="T138">ODBC, </text:span><text:span text:style-name="T111">Postgres, Oracle or DB/2</text:span><text:span text:style-name="T138"> etc,</text:span><text:span text:style-name="T111"> with minimum effort or that’s the theory.</text:span></text:p>
      <text:p text:style-name="P115"/>
      <text:p text:style-name="P132">More information regarding these <text:span text:style-name="T111">ACAS modules</text:span>:</text:p>
      <text:p text:style-name="P115"/>
      <text:p text:style-name="P115"><text:soft-page-break/>The input for file / table processing consists of two elements passed via linkage in File-Access that contains <text:s/>:</text:p>
      <text:p text:style-name="P115"/>
      <text:p text:style-name="P116">1. <text:s/>Two fields -</text:p>
      <text:p text:style-name="P182"><text:s text:c="5"/>03 <text:s/>File-Function <text:s text:c="2"/>pic 99.</text:p>
      <text:p text:style-name="P182"><text:s text:c="9"/>88 <text:s/>fn-open <text:s text:c="11"/>value 1.</text:p>
      <text:p text:style-name="P182"><text:s text:c="9"/>88 <text:s/>fn-close <text:s text:c="10"/>value 2.</text:p>
      <text:p text:style-name="P182"><text:s text:c="9"/>88 <text:s/>fn-read-next <text:s text:c="6"/>value 3.</text:p>
      <text:p text:style-name="P182"><text:s text:c="9"/>88 <text:s/>fn-read-indexed <text:s text:c="3"/>value 4.</text:p>
      <text:p text:style-name="P182"><text:s text:c="9"/>88 <text:s/>fn-write <text:s text:c="10"/>value 5.</text:p>
      <text:p text:style-name="P182"><text:s text:c="9"/>88 <text:s/>fn-Delete-All <text:s text:c="5"/>value 6. <text:s text:c="3"/>*&gt; 10/10/16 - Delete all records.</text:p>
      <text:p text:style-name="P182"><text:s text:c="9"/>88 <text:s/>fn-re-write <text:s text:c="7"/>value 7.</text:p>
      <text:p text:style-name="P182"><text:s text:c="9"/>88 <text:s/>fn-delete <text:s text:c="9"/>value 8.</text:p>
      <text:p text:style-name="P182"><text:s text:c="9"/>88 <text:s/>fn-start <text:s text:c="10"/>value 9.</text:p>
      <text:p text:style-name="P182"><text:s text:c="9"/>88 <text:s/>fn-Read-Next-Raw <text:s text:c="2"/>value 13. <text:s text:c="2"/>*&gt; 14/11/16 - Special 4 LD.</text:p>
      <text:p text:style-name="P182"><text:s text:c="9"/>88 <text:s/>fn-Write-Raw <text:s text:c="6"/>value 15.</text:p>
      <text:p text:style-name="P182"><text:s text:c="9"/>88 <text:s/>fn-Read-By-Name <text:s text:c="3"/>value 31. <text:s text:c="2"/>*&gt; 15/01/17 for Salesled (SL160)</text:p>
      <text:p text:style-name="P182"><text:s text:c="9"/>88 <text:s/>fn-Read-By-Batch <text:s text:c="2"/>value 32. <text:s text:c="2"/>*&gt; 08/02/17 for OTM3 (sl095)</text:p>
      <text:p text:style-name="P182"><text:s text:c="9"/>88 <text:s/>fn-Read-By-Cust <text:s text:c="3"/>value 33. <text:s text:c="2"/>*&gt; 09/02/17 for OTM3 (sl110, 120, 190)</text:p>
      <text:p text:style-name="P184"><text:s text:c="9"/>88 <text:s/>fn-Read-Next-Header value 34. <text:s/>*&gt; 18/04/17 for Invoice (sl020, 50, 140)</text:p>
      <text:p text:style-name="P183">*&gt;</text:p>
      <text:p text:style-name="P182"><text:s text:c="5"/>03 <text:s/>Access-Type <text:s text:c="4"/>pic 9. <text:s text:c="15"/>*&gt; For rdbms 2 should cover all !!!</text:p>
      <text:p text:style-name="P182"><text:s text:c="9"/>88 <text:s/>fn-input <text:s text:c="10"/>value 1.</text:p>
      <text:p text:style-name="P182"><text:s text:c="9"/>88 <text:s/>fn-i-o <text:s text:c="12"/>value 2.</text:p>
      <text:p text:style-name="P182"><text:s text:c="9"/>88 <text:s/>fn-output <text:s text:c="9"/>value 3.</text:p>
      <text:p text:style-name="P182"><text:s text:c="9"/>88 <text:s/>fn-extend <text:s text:c="9"/>value 4. <text:s text:c="6"/>*&gt; not valid for ISAM</text:p>
      <text:p text:style-name="P182"><text:s text:c="9"/>88 <text:s/>fn-equal-to <text:s text:c="7"/>value 5.</text:p>
      <text:p text:style-name="P182"><text:s text:c="9"/>88 <text:s/>fn-less-than <text:s text:c="6"/>value 6.</text:p>
      <text:p text:style-name="P182"><text:s text:c="9"/>88 <text:s/>fn-greater-than <text:s text:c="3"/>value 7.</text:p>
      <text:p text:style-name="P182"><text:s text:c="9"/>88 <text:s/>fn-not-less-than <text:s text:c="2"/>value 8.</text:p>
      <text:p text:style-name="P182"><text:s text:c="9"/>88 <text:s/>fn-not-greater-than value 9. <text:s text:c="5"/>*&gt; Not currently used (06/04/2012</text:p>
      <text:p text:style-name="P185"/>
      <text:p text:style-name="P19">and these are set for every access prior to the call to (in this instance) acas011 <text:span text:style-name="T99">that in turn could call </text:span>stockMT.</text:p>
      <text:p text:style-name="P18"/>
      <text:p text:style-name="P18">Also in File-Access <text:span text:style-name="T39">are</text:span> these fields (among others) </text:p>
      <text:p text:style-name="P18"/>
      <text:p text:style-name="P186"><text:s text:c="9"/>07 <text:s/>FA-File-System-Used <text:s/>pic 9.</text:p>
      <text:p text:style-name="P186"><text:s text:c="13"/>88 <text:s/>FA-FS-Cobol-Files-Used <text:s text:c="7"/>value zero.</text:p>
      <text:p text:style-name="P186"><text:s text:c="13"/>88 <text:s/>FA-FS-RDBMS-Used <text:s text:c="13"/>value 1.</text:p>
      <text:p text:style-name="P186"><text:s text:c="13"/>88 <text:s/>FA-FS-Valid-Options <text:s text:c="10"/>values 0 thru 1.</text:p>
      <text:p text:style-name="P186"><text:s text:c="5"/>03 <text:s/>RDB-Data.</text:p>
      <text:p text:style-name="P186"><text:s text:c="9"/>05 <text:s/>DB-Schema <text:s text:c="2"/>pic x(12) <text:s/>value spaces.</text:p>
      <text:p text:style-name="P186"><text:s text:c="9"/>05 <text:s/>DB-UName <text:s text:c="3"/>pic x(12) <text:s/>value spaces.</text:p>
      <text:p text:style-name="P186"><text:s text:c="9"/>05 <text:s/>DB-UPass <text:s text:c="3"/>pic x(12) <text:s/>value spaces.</text:p>
      <text:p text:style-name="P186"><text:s text:c="9"/>05 <text:s/>DB-Host <text:s text:c="4"/>pic x(32) <text:s/>value spaces.</text:p>
      <text:p text:style-name="P186"><text:s text:c="9"/>05 <text:s/>DB-Socket <text:s text:c="2"/>pic x(64) <text:s/>value spaces.</text:p>
      <text:p text:style-name="P186"><text:s text:c="9"/>05 <text:s/>DB-Port <text:s text:c="4"/>pic x(5) <text:s text:c="2"/>value spaces.</text:p>
      <text:p text:style-name="P187"/>
      <text:p text:style-name="P20">FA-File-System-Used <text:s/>s<text:span text:style-name="T39">pecifies</text:span> what <text:span text:style-name="T39">data access</text:span> is to be used, i.e., Cobol files or tables and the content of RDB-Data has the data needed to connect to a specific MySQL server <text:span text:style-name="T39">and comes from the applications system param</text:span><text:span text:style-name="T138">eter</text:span><text:span text:style-name="T39"> file. </text:span></text:p>
      <text:p text:style-name="P20"><text:span text:style-name="T39">It could be via a call to read a param</text:span><text:span text:style-name="T138"> (eter)</text:span><text:span text:style-name="T39"> file</text:span><text:span text:style-name="T138">,</text:span><text:span text:style-name="T39"> but this method is not in use as it allows any application user to see the access data and password although there are ways around this under Linux such as execute only file settings for the param file so cannot be read. Also for RDB migration at some point</text:span><text:span text:style-name="T138">,</text:span><text:span text:style-name="T39"> as discussed earlier.</text:span></text:p>
      <text:p text:style-name="P19"/>
      <text:p text:style-name="P26"/>
      <text:p text:style-name="P27">Original source used.</text:p>
      <text:p text:style-name="P15">acas011.cbl<text:tab/><text:tab/>FH for Stock <text:span text:style-name="T100">Cobol file </text:span>processing.</text:p>
      <text:p text:style-name="P5">stockMT.scb<text:tab/><text:tab/><text:span text:style-name="T39">DAL for Stock Table processing.</text:span></text:p>
      <text:p text:style-name="P6">stockLD.cbl<text:tab/><text:tab/><text:span text:style-name="T123">Load</text:span><text:span text:style-name="T139">ing</text:span><text:span text:style-name="T123"> Cobol file to table data – used when migrating with example of</text:span></text:p>
      <text:p text:style-name="P6"><text:span text:style-name="T139"><text:tab/><text:tab/><text:tab/></text:span><text:span text:style-name="T123">calls</text:span><text:span text:style-name="T139"> </text:span><text:span text:style-name="T128">to FH/DAL.</text:span></text:p>
      <text:p text:style-name="P17">Fhlogger.cbl<text:tab/><text:tab/>Can be ignored, it is called by some of the above modules <text:span text:style-name="T111">and used in</text:span></text:p>
      <text:p text:style-name="P32"><text:tab/><text:tab/><text:tab/>testing to record all file &amp; table processing.</text:p>
      <text:p text:style-name="P16"/>
      <text:p text:style-name="P26">Sources used as input after copy books processed with extensions changed to COB or SCB.</text:p>
      <text:p text:style-name="P26">acas011.COB<text:tab/>As input to GnuCOBOL.</text:p>
      <text:p text:style-name="P26">stockLD.COB<text:tab/>As input to GnuCOBOL.</text:p>
      <text:p text:style-name="P26">fhlogger.COB<text:tab/>As input to GnuCOBOL.</text:p>
      <text:p text:style-name="P26">stockMT.SCB<text:tab/>As input to presql2 using command presql2 stockMT.SCB stockMT.COB</text:p>
      <text:p text:style-name="P26"/>
      <text:p text:style-name="P26">Then output from presql2</text:p>
      <text:p text:style-name="P26">stockMT.COB<text:tab/>As input to GnuCOBOL.</text:p>
      <text:p text:style-name="P5"/>
      <text:p text:style-name="P15">Hopefully I have provided enough information for you to make sense of the source code. Th<text:span text:style-name="T42">ese sources </text:span>are still subject to change, as this version of ACAS is still in active development <text:span text:style-name="T99">see above <text:s/>for more information about obtaining development code but the current version can always be found at : </text:span><text:a xlink:type="simple" xlink:href="http://applewood.dtdns.net/files/acas/nightlybuilds/" text:style-name="Internet_20_link" text:visited-style-name="Visited_20_Internet_20_Link"><text:span text:style-name="T99">http://applewood.linkpc.net/files/acas/nightlybuilds/</text:span></text:a><text:span text:style-name="T99"> as ACAS-Nightly.rar.</text:span></text:p>
      <text:h text:style-name="P203" text:outline-level="1"/>
      <text:h text:style-name="P204" text:outline-level="1"><text:bookmark-start text:name="__RefHeading___Toc5719_1495557202"/>Set up<text:bookmark-end text:name="__RefHeading___Toc5719_1495557202"/></text:h>
      <text:p text:style-name="P4"/>
      <text:p text:style-name="P5">The following assumes you have installed Mysql or MariaDB along with the <text:span text:style-name="T80">same version or later of the </text:span>C client libraries <text:span text:style-name="T112">(connector-c)</text:span> and include sources <text:span text:style-name="T112">as a current version compatible to the server you are using</text:span> and have the RDB up and running, maybe using phpMyAdmin to verify operations or <text:s/><text:span text:style-name="T72"><text:s/></text:span>MySQL <text:span text:style-name="T139">W</text:span>orkbench for the version of MySQL installed. <text:span text:style-name="T118">A copy of the connector-c package is supplied with the ACAS system as used during development and testing. See details of nightly builds.</text:span></text:p>
      <text:p text:style-name="P21"/>
      <text:p text:style-name="P21">Of course you will also have installed the :</text:p>
      <text:p text:style-name="P21">1. <text:s/><text:tab/>GCC development system </text:p>
      <text:p text:style-name="P22">2. <text:s/><text:tab/>GnuCOBOL v<text:span text:style-name="T124">3 or v</text:span><text:span text:style-name="T139">4</text:span> system, compiled and installed it as needed. <text:span text:style-name="T101">[No testing of earlier</text:span></text:p>
      <text:p text:style-name="P25"><text:tab/>compilers has been made and therefore may not work out of the box.]</text:p>
      <text:p text:style-name="P7"><text:span text:style-name="T50">3</text:span>. <text:tab/>Extract the MySQL presql2 files to a directory that you can compile from <text:span text:style-name="T40">or is linked</text:span>.</text:p>
      <text:p text:style-name="P8"><text:span text:style-name="T50">4</text:span>. <text:tab/>Change the sources of mysql-* cpy <text:span text:style-name="T42">(for free format) or MYSQL-*.CPY (for fixed) </text:span>libraries</text:p>
      <text:p text:style-name="P8"><text:span text:style-name="T128"><text:tab/></text:span>to<text:span text:style-name="T128"> </text:span>reflect your installation. <text:span text:style-name="T80">You may well want to update the fixed ones to that of the free</text:span></text:p>
      <text:p text:style-name="P32"><text:tab/>versions if being used. If you run to a directory containing Cobol copy books then copy</text:p>
      <text:p text:style-name="P32"><text:tab/>these to it but do not change them for use by the presql2 tools unless really needed.</text:p>
      <text:p text:style-name="P30"><text:tab/><text:span text:style-name="T118">Note that these copy books are for the presql tools and there are differences used with</text:span></text:p>
      <text:p text:style-name="P32"><text:tab/>ACAS<text:span text:style-name="T139"> and for your Cobol applications</text:span>.</text:p>
      <text:p text:style-name="P11"><text:span text:style-name="T50">5</text:span>. <text:tab/>Change the sources of *presql2.cbl, *prtschema.scb, bldcopy.cbl to reflect your<text:span text:style-name="T139"> </text:span></text:p>
      <text:p text:style-name="P11"><text:span text:style-name="T128"><text:tab/></text:span>installation.</text:p>
      <text:p text:style-name="P10"><text:tab/><text:span text:style-name="T118">Here the only real changes needed are with the presql2.param, prtschema2.param and</text:span></text:p>
      <text:p text:style-name="P28"><text:tab/>bldcopy2.param files and they have each the same content so can be copied over after</text:p>
      <text:p text:style-name="P28"><text:tab/>changing the first one.</text:p>
      <text:p text:style-name="P8"><text:span text:style-name="T50">6</text:span>. <text:tab/>Using the included Bash scripts <text:span text:style-name="T101">to </text:span>compile all but start with <text:span text:style-name="T124">the APIs - </text:span>cobmysqlapi3<text:span text:style-name="T139">9</text:span>.sh</text:p>
      <text:p text:style-name="P8"><text:span text:style-name="T128"><text:tab/></text:span>as<text:span text:style-name="T128"> </text:span>cobmysqlapi.o is needed for the compile scripts for the <text:span text:style-name="T118">three </text:span>Cobol programs.</text:p>
      <text:p text:style-name="P31"><text:tab/>Note that I use th<text:span text:style-name="T118">is version of the APIs </text:span>as I want access to Rollback, Commit along with</text:p>
      <text:p text:style-name="P31"><text:span text:style-name="T128"><text:tab/></text:span>using<text:span text:style-name="T128"> </text:span>SQL-STATE<text:span text:style-name="T124"> </text:span><text:tab/>error numbers <text:s/>which is not in the <text:span text:style-name="T118">earlier</text:span> version and this is useful for</text:p>
      <text:p text:style-name="P31"><text:span text:style-name="T128"><text:tab/></text:span>getting<text:span text:style-name="T128"> </text:span>error info when<text:span text:style-name="T124"> </text:span>using INSERT and UPDATE which <text:span text:style-name="T112">does</text:span> not provide errno output.</text:p>
      <text:p text:style-name="P7"/>
      <text:p text:style-name="P21">If you have not been able to compile all without errors you will need to find and fix all issues <text:span text:style-name="T87">otherwise you can now move the binaries to your ~/bin directory where they can be found.</text:span></text:p>
      <text:p text:style-name="P7">You are now ready to create Cobol &amp; SQL source programs using <text:span text:style-name="T40">the SQL </text:span>syntax, <text:span text:style-name="T42">see page </text:span><text:span text:style-name="T42"><text:bookmark-ref text:reference-format="page" text:ref-name="__RefHeading___Toc5723_1495557202">17</text:bookmark-ref></text:span>.</text:p>
      <text:p text:style-name="P7"/>
      <text:p text:style-name="P7">Use the various source programs included, to give you an idea of coding styles and formats etc such as prei.scb, stockMT.scb (&amp; stockLD.cbl), bldcopy.cbl, prtschema.scb and for that matter presql2.cbl.</text:p>
      <text:p text:style-name="P7"/>
      <text:p text:style-name="P7">Note that stockMT. <text:span text:style-name="T101">&amp;</text:span> stockLD has been run against MariaDB on a Mageia v<text:span text:style-name="T119">6</text:span> X64 Linux installation <text:span text:style-name="T40"><text:s/>, Mysql on a Mac Pro with OSX 10.1</text:span><text:span text:style-name="T139">5</text:span><text:span text:style-name="T40"> and the *nix environment on a IBM m/f (mainframe)</text:span>.</text:p>
      <text:p text:style-name="P7"/>
      <text:p text:style-name="P12">If you wish to take a look at the ACASDB tables <text:span text:style-name="T42">which is </text:span>included within the ACAS directory, <text:span text:style-name="T42">look at</text:span> ACASDB.sql <text:span text:style-name="T42">and </text:span>that can be used to create <text:span text:style-name="T42">the DB</text:span> along with some rows used in <text:span text:style-name="T40">basic unit </text:span>testing <text:span text:style-name="T50">for stock control and the other systems</text:span>. <text:span text:style-name="T81">This is the latest output from a backup made when I built the tools. Once installed in your mysql system you can compile the ACAS programs using the supplied scripts to help verify the presql2 tools.</text:span></text:p>
      <text:p text:style-name="P29">Note that there <text:span text:style-name="T112">might be </text:span>some test data in tables STOCK-REC, SYSTEM-REC <text:span text:style-name="T112">and others such as SLLEDGER and PULEDGER</text:span> and you might want to modify the engine and character set used<text:span text:style-name="T139">,</text:span> see lines with </text:p>
      <text:p text:style-name="P178"/>
      <text:p text:style-name="P178">) ENGINE=InnoDB DEFAULT CHARSET=utf8;.</text:p>
      <text:p text:style-name="P179"/>
      <text:p text:style-name="P13">Also present in same directory is the sources <text:span text:style-name="T112">in various guises (see </text:span><text:span text:style-name="T66">More information regarding these </text:span><text:span text:style-name="T67">ACAS modules</text:span><text:span text:style-name="T112">) above </text:span><text:s/>:</text:p>
      <text:p text:style-name="P12"><text:soft-page-break/></text:p>
      <text:p text:style-name="P12">acas011.cbl<text:tab/><text:tab/>Stock F.H. <text:s/>( Cobol File Handler ) that has simple call to <text:s/></text:p>
      <text:p text:style-name="P12">stockMT.scb<text:tab/><text:tab/>Stock DAL <text:s/>( Data Access Layer ) that accesses <text:span text:style-name="T87">the </text:span>data base table.</text:p>
      <text:p text:style-name="P14"><text:span text:style-name="T41">s</text:span>tockMT.cbl<text:tab/><text:tab/>Stock DAL as <text:span text:style-name="T87">output</text:span> from presql2 and I/p to cobc.</text:p>
      <text:p text:style-name="P12">stockLD.cbl<text:tab/><text:tab/>Load the STOCK-REC table from a Cobol flat file when migrating.</text:p>
      <text:p text:style-name="P17">fhlogger.cbl<text:tab/><text:tab/>Can ignore, but called by some of the above modules <text:span text:style-name="T81">to create logging</text:span></text:p>
      <text:p text:style-name="P17"><text:span text:style-name="T128"><text:tab/><text:tab/><text:tab/>data which is used for testing.</text:span>.</text:p>
      <text:p text:style-name="P33"/>
      <text:p text:style-name="P24">Also included are scripts for compiling these which will act as a test to confirm your MySql includes are present as well as the libraries that are included with the binaries for stockMT and some of the others.</text:p>
      <text:p text:style-name="P16"/>
      <text:p text:style-name="P21"><text:span text:style-name="T101">I r</text:span>ecommend you look closely at the code of stockMT.scb/ <text:span text:style-name="T112">SCB</text:span> as it should help you in working out the flow of SQL for MySQL used with presql<text:span text:style-name="T112">2</text:span> for all of the access types you will use in your own programs.</text:p>
      <text:p text:style-name="P196"><text:span text:style-name="T15">See the directory ACAS and STOCKMT.SCB source for examples</text:span><text:span text:style-name="T16"> of usage of the syntax and the reason why m</text:span><text:span text:style-name="T17">ost</text:span><text:span text:style-name="T16"> </text:span><text:span text:style-name="T17">of the </text:span><text:span text:style-name="T16">generated code does NOT end in a period (full stop).</text:span></text:p>
      <text:p text:style-name="P36"/>
      <text:p text:style-name="P36">A bit of background to the ACAS sources here :</text:p>
      <text:p text:style-name="P36">ACAS was originally written to use standard Cobol file verbs, OPEN, READ, WRITE etc but in migrating over to use of RDB table processing it was understood that some ACAS sites would not want the extra <text:span text:style-name="T130">complexity</text:span> of installing and supporting a RDB system so both Cobol files or Tables are supported via the ACAS system parameter file which <text:span text:style-name="T130">h</text:span>as fields to specify what is to be used along with the RDB system parameters required.<text:span text:style-name="T130"> ACAS users can be used by 1 or 2 users only for very small businesses or for medium one where three or more users access the ACAS system then RDB tables are used and the reason is that RDB has good table and record locking where Cobol flat files it is not so robust.</text:span></text:p>
      <text:p text:style-name="P36"/>
      <text:p text:style-name="P36">There are two modules for each Cobol file the F.H. (File Handler) name starting with <text:span text:style-name="T130">acas</text:span>0 and the linked one for the DAL as the name of the table then '<text:span text:style-name="T140">MT</text:span>' so in the examples we have <text:span text:style-name="T130">the F.H. acas</text:span>01<text:span text:style-name="T130">1 and the matching DAL as stock</text:span><text:span text:style-name="T140">MT</text:span><text:span text:style-name="T130">. (The name acas011 derives from the file id of the file</text:span><text:span text:style-name="T140"> name</text:span><text:span text:style-name="T130"> in the copybook.)</text:span></text:p>
      <text:p text:style-name="P36"/>
      <text:p text:style-name="P37">So processing wise<text:span text:style-name="T140">,</text:span> the individual ACAS programs that require data call<text:span text:style-name="T140">s</text:span> acas011 for open, close, read, write, rewrite etc. The FH checks the system params to see what is used file or table and if file, processes the request otherwise if table calls stock<text:span text:style-name="T140">MT</text:span> for table processing.</text:p>
      <text:p text:style-name="P37"/>
      <text:p text:style-name="P37">So there is one acas0 FH for each Cobol file used and each one calls its own matching table DAL.<text:span text:style-name="T139"> <text:s/></text:span>In addition to the two modules accessing the data there is also a program that loads up separate tables from the Cobol file<text:span text:style-name="T140">s</text:span> - see example stock<text:span text:style-name="T140">LD</text:span>.cbl and no, there is not a load file from table loader as it is not felt to be required<text:span text:style-name="T131"> - OK</text:span><text:span text:style-name="T140">,</text:span><text:span text:style-name="T131"> no one has asked for them</text:span>.</text:p>
      <text:p text:style-name="P37"/>
      <text:p text:style-name="P34">I hope the above is helpful in helping to understand the usage of the SQL pre-processor and its usage in real applications. <text:s/>The authors of it have been using it for many years in a range of applications.</text:p>
      <text:p text:style-name="P34"/>
      <text:p text:style-name="P34"><text:span text:style-name="T140">The d</text:span>ecision to use this MySQL / Mariadb SQL processor say over others<text:span text:style-name="T140">,</text:span> is that it provides more functionality<text:span text:style-name="T140">,</text:span> therefore making time for the programmer easier and shorter to implement the requirements of RDBMS us<text:span text:style-name="T140">age,</text:span> and in the case of most<text:span text:style-name="T140">,</text:span> supports both free and fixed cobol source formatting.</text:p>
      <text:h text:style-name="P206" text:outline-level="1"><text:bookmark-start text:name="__RefHeading___Toc2468_312264668"/>Performance <text:span text:style-name="T69">considerations</text:span><text:bookmark-end text:name="__RefHeading___Toc2468_312264668"/></text:h>
      <text:p text:style-name="P168"/>
      <text:p text:style-name="P168">This is very dependent on the set up of the <text:span text:style-name="T70">RDB </text:span>server but out of the box installation<text:span text:style-name="T70">s</text:span> has shown no noticeable issues other <text:span text:style-name="T102">as discussed earlier </text:span>tha<text:span text:style-name="T102">t</text:span> under <text:span text:style-name="T70">M</text:span>ariadb running prtschema2 <text:span text:style-name="T81">which </text:span>takes 15 seconds to list out (without printing) the test database (ACASDB with 2<text:span text:style-name="T70">5+</text:span> tables <text:span text:style-name="T70">and one table having a large number of columns, e.g., 160</text:span>). <text:s/><text:span text:style-name="T70">Have also run prtschema2 against Mysql running on OSX or the m/f which shows a performance improvement over mariadb when running prtschema2 as Mysql runs in under a second.</text:span></text:p>
      <text:p text:style-name="P168"/>
      <text:p text:style-name="P169">Running the ACAS applications during unit testing has not shown any delays but there is not a large amount of data records <text:span text:style-name="T102">held </text:span>at the moment <text:span text:style-name="T71">that </text:span>would help to show up such issues.</text:p>
      <text:p text:style-name="P169">One area of possible concern is that there is no provision for prepared statements and this will not help when processing a large amount of data say in running a billing cycle batch job or again a large <text:s/>printing process <text:span text:style-name="T71">but batch processes do not normally have a user watching while it runs.</text:span></text:p>
      <text:p text:style-name="P169"/>
      <text:p text:style-name="P176">Prepared statements and triggers code can be added by yourself if it is needed and if so let us know of your code changes so we can add it in to the presql2 system.</text:p>
      <text:p text:style-name="P169"/>
      <text:p text:style-name="P169">There there are other issues that might slow down the job step/process<text:span text:style-name="T71">es</text:span> such as :</text:p>
      <text:p text:style-name="P169"/>
      <text:p text:style-name="P171">1.<text:tab/>Speed of the <text:span text:style-name="T113">Dasd</text:span> <text:span text:style-name="T72">(Direct Access Storage Device – a hard drive)</text:span> in data throughput that</text:p>
      <text:p text:style-name="P171"><text:span text:style-name="T128"><text:tab/></text:span>is<text:span text:style-name="T128"> </text:span>holding the RDB.</text:p>
      <text:p text:style-name="P169">2. <text:s/><text:tab/>Dasd partition type.</text:p>
      <text:p text:style-name="P171">3. <text:s/><text:tab/>Dasd spare capacity – free space should be more than enough say 25% or better at any</text:p>
      <text:p text:style-name="P171"><text:span text:style-name="T128"><text:tab/></text:span>time.</text:p>
      <text:p text:style-name="P176">4. <text:tab/>Fragmentation of large tables <text:span text:style-name="T113">but </text:span><text:span text:style-name="T24">not</text:span><text:span text:style-name="T113"> if using SSD.</text:span></text:p>
      <text:p text:style-name="P169"><text:span text:style-name="T102">5.</text:span>. <text:s/><text:tab/>Spread of data across more than one <text:span text:style-name="T113">D</text:span>asd.</text:p>
      <text:p text:style-name="P170"><text:span text:style-name="T102">6</text:span>. <text:s/><text:tab/>Frequency of clean up - removing dead rows etc from the server and any other</text:p>
      <text:p text:style-name="P170"><text:tab/>re-organisation. <text:span text:style-name="T102">Also see (4).</text:span></text:p>
      <text:p text:style-name="P171"><text:span text:style-name="T102">7</text:span>. <text:s/><text:tab/>Usage of RDB parallel processing including back ups in real time wh<text:span text:style-name="T72">e</text:span>n using more than</text:p>
      <text:p text:style-name="P171"><text:span text:style-name="T128"><text:tab/>one </text:span>server.</text:p>
      <text:p text:style-name="P171"><text:span text:style-name="T102">8</text:span>. <text:s/><text:tab/>Speed of the system used to hold the RDB including that of the connection to the LAN</text:p>
      <text:p text:style-name="P171"><text:span text:style-name="T128"><text:tab/></text:span>and the<text:span text:style-name="T128"> </text:span>LAN itself. <text:span text:style-name="T81">1Gb is better than 100Mb. Large sites run =&gt;10Gb LANs</text:span></text:p>
      <text:p text:style-name="P169"><text:span text:style-name="T102">9</text:span>. <text:s/><text:tab/>If the applications and the RDB is running in 32 <text:span text:style-name="T113">as against </text:span>64 bit native mode.</text:p>
      <text:p text:style-name="P170"><text:span text:style-name="T102">10</text:span>. <text:s/><text:tab/>Spare resources available on the server and for that matter the system any application is</text:p>
      <text:p text:style-name="P170"><text:tab/>running on such as extra CPU's and Ram. </text:p>
      <text:p text:style-name="P169"><text:span text:style-name="T81">11</text:span>. <text:s/><text:tab/>The platform in use, e.g., Windows or *nix – the later being faster and more efficient.</text:p>
      <text:p text:style-name="P169"/>
      <text:p text:style-name="P169">There is a lot more …. <text:span text:style-name="T102">but now we are moving in to the arena of MySql tuning and that is another book.</text:span></text:p>
      <text:p text:style-name="P169"/>
      <text:p text:style-name="P169"/>
      <text:h text:style-name="P204" text:outline-level="1"><text:bookmark-start text:name="__RefHeading___Toc5721_1495557202"/>Processing Steps for the <text:span text:style-name="T37">P</text:span>re-<text:span text:style-name="T37">P</text:span>rocessor.<text:bookmark-end text:name="__RefHeading___Toc5721_1495557202"/></text:h>
      <text:p text:style-name="P41"/>
      <text:p text:style-name="P42"><text:span text:style-name="T23">1.</text:span><text:span text:style-name="T82"><text:tab/></text:span>Having created tables in your MySQL database you can get a listing of them by running :</text:p>
      <text:p text:style-name="P42"/>
      <text:p text:style-name="P42">prtschema2 DataBase-Name PrintSpool-Name</text:p>
      <text:p text:style-name="P42"/>
      <text:p text:style-name="P42">This will create a file schema.t and print it out retaining the file. <text:span text:style-name="T42">I use a non existent spool name to avoid printing.</text:span></text:p>
      <text:p text:style-name="P42"/>
      <text:p text:style-name="P42">For help on the parameters just use :</text:p>
      <text:p text:style-name="P42"/>
      <text:p text:style-name="P42">prtschema2 help | HELP</text:p>
      <text:p text:style-name="P42"/>
      <text:p text:style-name="P66">The bar ‘|’ stands for OR so, <text:span text:style-name="T128">use </text:span>one of the options.</text:p>
      <text:p text:style-name="P45"/>
      <text:p text:style-name="P45"/>
      <text:p text:style-name="P43"><text:span text:style-name="T23">2</text:span><text:span text:style-name="T82">.<text:tab/></text:span>To create copy book entries that can be included within a Cobol source using <text:span text:style-name="T125">COPY</text:span></text:p>
      <text:p text:style-name="P43"><text:tab/>copybookname<text:span text:style-name="T125"> <text:s/></text:span><text:s/>run :</text:p>
      <text:p text:style-name="P42"/>
      <text:p text:style-name="P42">bldcopy2 OutputFileName <text:s/>DataBaseName <text:s/>TableName <text:s/>FieldNamePrefix</text:p>
      <text:p text:style-name="P42"/>
      <text:p text:style-name="P60">Where FieldNamePrefix = the letter<text:span text:style-name="T125">s</text:span> used as xyz- that will prefix all Cobol field names.</text:p>
      <text:p text:style-name="P42">For help on the parameters just use :</text:p>
      <text:p text:style-name="P42"/>
      <text:p text:style-name="P42">bldcopy2 help | HELP</text:p>
      <text:p text:style-name="P42"/>
      <text:p text:style-name="P46">You will need to do this for each table in the DB that you are going to use <text:span text:style-name="T103">in this way</text:span>.</text:p>
      <text:p text:style-name="P46"/>
      <text:p text:style-name="P60">An example <text:span text:style-name="T103">using ACASDB (</text:span>in <text:span text:style-name="T103">directory </text:span>ACAS<text:span text:style-name="T103">)</text:span> for stock-rec and was created using :</text:p>
      <text:p text:style-name="P60"/>
      <text:p text:style-name="P172">bldcopy2 stock-rec ACASDB STOCK-REC XYZ<text:span text:style-name="T120">1</text:span></text:p>
      <text:p text:style-name="P60"/>
      <text:p text:style-name="P60"/>
      <text:p text:style-name="P44"><text:span text:style-name="T23">3</text:span><text:span text:style-name="T82">.<text:tab/></text:span>To create a Cobol source from the Sql source file where this file has <text:span text:style-name="T54">extension</text:span> of .scb</text:p>
      <text:p text:style-name="P44"><text:span text:style-name="T42"><text:tab/>(which stands for s=sql, cb = cobol) </text:span>run :</text:p>
      <text:p text:style-name="P42"/>
      <text:p text:style-name="P42">presql2 InputFileName.scb <text:s/>OutputFileName.cbl FIXED | FREE | fixed | free</text:p>
      <text:p text:style-name="P65"/>
      <text:p text:style-name="P42">For help on the parameters just use :</text:p>
      <text:p text:style-name="P42"/>
      <text:p text:style-name="P42">presql2 help | HELP</text:p>
      <text:p text:style-name="P42"/>
      <text:p text:style-name="P63">Also see example scripting in comp-stockMT.sh within the directory ACAS.</text:p>
      <text:p text:style-name="P50"/>
      <text:p text:style-name="P58">This program will accept the GC &gt;&gt;SOURCE FIXED or &gt;&gt;SOURCE FREE source line but <text:span text:style-name="T141">the first one </text:span><text:span text:style-name="T22">MUST</text:span> be within records 1 or 2 of the source code. <text:span text:style-name="T141">It </text:span>does support extra examples of these further down in the sources so jumping from fixed to free and/or free to fixed within the sources is supported.</text:p>
      <text:p text:style-name="P58"/>
      <text:p text:style-name="P48">If the program find<text:span text:style-name="T92">s</text:span> an error in your SQL syntax or <text:span text:style-name="T92">a </text:span>lack of required parameters including lack of end sequence, e.g., </text:p>
      <text:p text:style-name="P48"/>
      <text:p text:style-name="P48"><text:soft-page-break/>/MYSQL INIT\ <text:s text:c="2"/>without <text:s/>/MYSQL-END\ or a missing line between such as BASE=</text:p>
      <text:p text:style-name="P48"/>
      <text:p text:style-name="P48">It will abort having displayed the error.</text:p>
      <text:p text:style-name="P48"/>
      <text:p text:style-name="P48"><text:span text:style-name="T141">I d</text:span>id have a look at changing this<text:span text:style-name="T141">,</text:span> but it would involve a lot of changes to the code and the coding structure and I had a more pressing need to just use it.</text:p>
      <text:p text:style-name="P51"/>
      <text:p text:style-name="P49"><text:span text:style-name="T141">It d</text:span>oes help to keep your coding, somewhat more precise though !</text:p>
      <text:p text:style-name="P49"/>
      <text:p text:style-name="P51">Also, do <text:span text:style-name="T22">NOT</text:span> include any floating comments within the /MYSQL blocks. For example :</text:p>
      <text:p text:style-name="P51"/>
      <text:p text:style-name="P157">/MYSQL FETCH\ <text:s text:c="12"/>*<text:span text:style-name="T53">&gt; any comments</text:span></text:p>
      <text:p text:style-name="P157"><text:s text:c="6"/>TABLE=table name <text:s text:c="3"/>*<text:span text:style-name="T53">&gt; or any other comments</text:span></text:p>
      <text:p text:style-name="P157">/MYSQL-END\ <text:s text:c="14"/>*<text:span text:style-name="T53">&gt; or any more comments</text:span></text:p>
      <text:p text:style-name="P61"/>
      <text:p text:style-name="P60">I have <text:span text:style-name="T92">now </text:span><text:span text:style-name="T141">changed the </text:span><text:span text:style-name="T92">coded for this</text:span><text:span text:style-name="T141">,</text:span><text:span text:style-name="T92"> but </text:span>not necessarily checked that this is fully working although 'should' <text:span text:style-name="T87">be</text:span>.</text:p>
      <text:p text:style-name="P52"/>
      <text:p text:style-name="P52"><text:span text:style-name="T103">I a</text:span>lso recommend that all the PSQL (presql2 SQL commands) are coded from CC 3 <text:span text:style-name="T76">(Column 3) </text:span>and <text:span text:style-name="T22">always</text:span> in upper-case. It will not find any <text:span text:style-name="T92">i</text:span>n lower case or a mixture of both.</text:p>
      <text:p text:style-name="P52"/>
      <text:p text:style-name="P51"><text:span text:style-name="T141">I d</text:span>id have a quick look <text:span text:style-name="T103">to support lower-case <text:s/>and the floating comments </text:span>but ran out of time and it was easy to deal with – just don't do it..</text:p>
      <text:p text:style-name="P51"/>
      <text:p text:style-name="P54"><text:span text:style-name="T63">Update</text:span><text:span text:style-name="T64">s</text:span><text:span text:style-name="T59">:</text:span><text:span text:style-name="T92"> </text:span>I have starting looking at this problem and hopefully will deal with it, but avoid it anyway. <text:span text:style-name="T76">Likewise using floating comments before the PSQL commands should be avoided but hopefully I will have fixed these issues although the Cobol output file (for processing with cobc) may have these comments removed but there again the primary source file is the one input to presql2.</text:span></text:p>
      <text:p text:style-name="P52"/>
      <text:p text:style-name="P52">Special version<text:span text:style-name="T75">s</text:span> of <text:span text:style-name="T75">all three programs for use with Mysql as against Mariadb, </text:span>have also been created <text:span text:style-name="T120">and stored in the Variations directory, </text:span><text:s/>named as :</text:p>
      <text:p text:style-name="P52"/>
      <text:p text:style-name="P52">presql2o</text:p>
      <text:p text:style-name="P52">presql2M</text:p>
      <text:p text:style-name="P49"/>
      <text:p text:style-name="P59"><text:span text:style-name="T141">and l</text:span>ikewise :</text:p>
      <text:p text:style-name="P59"/>
      <text:p text:style-name="P59">prtschema2o</text:p>
      <text:p text:style-name="P59">p<text:span text:style-name="T113">rt</text:span>schema2M</text:p>
      <text:p text:style-name="P63"><text:span text:style-name="T141"><text:s text:c="2"/></text:span>along with the scripts to compile them.</text:p>
      <text:p text:style-name="P53"/>
      <text:p text:style-name="P55">These are specific for MySQL (presql2o) and MariaDB (presql2M). <text:span text:style-name="T76">There is a minor difference between these two RDB versions but not for normal </text:span><text:span text:style-name="T141">user </text:span><text:span text:style-name="T76">programming</text:span><text:span text:style-name="T141">,</text:span><text:span text:style-name="T76"> and this causes a problem with prtschema2.. Basically there is an extra column added to the COLUMNS table (in the information_schema database) along with differing data definitions and it was easier to just create two programs of each to handle it. <text:s/>The other two programs are just for my convenience as I use multi RDB servers on different boxes or systems.</text:span></text:p>
      <text:p text:style-name="P52"/>
      <text:p text:style-name="P52"><text:span text:style-name="T75">T</text:span>hey use a param<text:span text:style-name="T92">eter </text:span>file to hold the RDB information to connect to the right server, therefore simplifying the need to change the programs sources.</text:p>
      <text:p text:style-name="P52">These file<text:span text:style-name="T129">s</text:span> are called presql2o.param <text:s/>and <text:s/>presql2M.param respectively. <text:span text:style-name="T92">Note that the .param extension is a fixed name.</text:span></text:p>
      <text:p text:style-name="P52"/>
      <text:p text:style-name="P52">Here is a sample <text:span text:style-name="T73">o</text:span>f a param file <text:span text:style-name="T73">for the Mysql version running on a system other than the one for development </text:span><text:s/>:</text:p>
      <text:p text:style-name="P180"><text:soft-page-break/>DBHOST=192.168.1.5</text:p>
      <text:p text:style-name="P180">DBUSER=mysql</text:p>
      <text:p text:style-name="P180">DBPASSWD=mysqlpass</text:p>
      <text:p text:style-name="P180">DBNAME=information_schema</text:p>
      <text:p text:style-name="P180">DBPORT=3306</text:p>
      <text:p text:style-name="P180">DBSOCKET=/tmp/mysql.sock</text:p>
      <text:p text:style-name="P180"/>
      <text:p text:style-name="P56">and here is one for running on the same as development but using mariadb :</text:p>
      <text:p text:style-name="P56"/>
      <text:p text:style-name="P180">DBHOST=localhost</text:p>
      <text:p text:style-name="P180">DBUSER=dev-prog-001</text:p>
      <text:p text:style-name="P180">DBPASSWD=mysqlpass</text:p>
      <text:p text:style-name="P180">DBNAME=information_schema</text:p>
      <text:p text:style-name="P180">DBPORT=3306</text:p>
      <text:p text:style-name="P180">DBSOCKET=/home/mysql/mysql.sock</text:p>
      <text:p text:style-name="P180"/>
      <text:p text:style-name="P56">If you look at the code for presql2o you will see at paragraph 2131-Get-RDB-Params a call to cobmysqlapi using "read_params" <text:s/>and here is a snippet of the code for WS and procedure div:</text:p>
      <text:p text:style-name="P56"/>
      <text:p text:style-name="P56">WS Div<text:span text:style-name="T129">ision</text:span> :</text:p>
      <text:p text:style-name="P56"/>
      <text:p text:style-name="P180"><text:s/>copy “COPY MYSQL-VARIABLES”</text:p>
      <text:p text:style-name="P159"/>
      <text:p text:style-name="P56">This copybook contains all of the WS-Mysql <text:s/>variable required for your program.</text:p>
      <text:p text:style-name="P56"/>
      <text:p text:style-name="P56">Procedure Div<text:span text:style-name="T129">ision</text:span> :</text:p>
      <text:p text:style-name="P56"/>
      <text:p text:style-name="P180"><text:s/>2131-Get-RDB-Params. <text:s text:c="18"/>*&gt; reads file presql2.param</text:p>
      <text:p text:style-name="P180"><text:s text:c="5"/>move <text:s text:c="4"/>spaces to <text:s text:c="14"/>WS-MYSQL-Host-Name</text:p>
      <text:p text:style-name="P180"><text:s text:c="38"/>WS-MYSQL-Implementation</text:p>
      <text:p text:style-name="P180"><text:s text:c="38"/>WS-MYSQL-Password</text:p>
      <text:p text:style-name="P180"><text:s text:c="38"/>WS-MYSQL-Base-Name</text:p>
      <text:p text:style-name="P180"><text:s text:c="38"/>WS-MYSQL-Port-Number</text:p>
      <text:p text:style-name="P180"><text:s text:c="38"/>WS-MYSQL-Socket.</text:p>
      <text:p text:style-name="P180"><text:s text:c="5"/>Call <text:s text:c="4"/>"read_params" <text:s text:c="4"/>USING ws-parm-prog-name</text:p>
      <text:p text:style-name="P180"><text:s text:c="38"/>WS-MYSQL-Host-Name</text:p>
      <text:p text:style-name="P180"><text:s text:c="38"/>WS-MYSQL-Implementation</text:p>
      <text:p text:style-name="P180"><text:s text:c="38"/>WS-MYSQL-Password</text:p>
      <text:p text:style-name="P180"><text:s text:c="38"/>WS-MYSQL-Base-Name</text:p>
      <text:p text:style-name="P180"><text:s text:c="38"/>WS-MYSQL-Port-Number</text:p>
      <text:p text:style-name="P180"><text:s text:c="38"/>WS-MYSQL-Socket</text:p>
      <text:p text:style-name="P180"><text:s text:c="5"/>End-call</text:p>
      <text:p text:style-name="P180">*<text:span text:style-name="T141">&gt;</text:span></text:p>
      <text:p text:style-name="P180"><text:s text:c="6"/>display "Using as RDB calls ".</text:p>
      <text:p text:style-name="P180"><text:s text:c="6"/>display "Host=" WS-MYSQL-Host-Name.</text:p>
      <text:p text:style-name="P180"><text:s text:c="6"/>display "BaseName=" WS-MYSQL-BASE-NAME.</text:p>
      <text:p text:style-name="P180"><text:s text:c="6"/>display "User=" WS-MYSQL-Implementation.</text:p>
      <text:p text:style-name="P180"><text:s text:c="6"/>display "Password=" WS-MYSQL-Password.</text:p>
      <text:p text:style-name="P180"><text:s text:c="6"/>display "Port=" WS-MYSQL-Port-Number.</text:p>
      <text:p text:style-name="P180"><text:s text:c="6"/>display "Socket=" WS-MYSQL-Socket.</text:p>
      <text:p text:style-name="P180"><text:s text:c="6"/>Display " ".</text:p>
      <text:p text:style-name="P180"/>
      <text:p text:style-name="P56">Of course this code block can be used in your application program menu to obtain the RDB <text:soft-page-break/>data.</text:p>
      <text:p text:style-name="P56">Note that the param file name is found through a variable, set in the program containing the program name, see start of WS at variable <text:s/>: </text:p>
      <text:p text:style-name="P56"/>
      <text:p text:style-name="P181"><text:s/>01 <text:s/>ws-parm-prog-name <text:s text:c="15"/>pic x(8) value "presql2o".</text:p>
      <text:p text:style-name="P181"/>
      <text:p text:style-name="P23">The same changes also apply to bldcopy2 as bldcopy2 and prtschema2 as prtschema2 (o or M).</text:p>
      <text:h text:style-name="P206" text:outline-level="1"><text:bookmark-start text:name="__RefHeading___Toc5922_1495557202"/>Problems or questions<text:bookmark-end text:name="__RefHeading___Toc5922_1495557202"/></text:h>
      <text:p text:style-name="P46"/>
      <text:p text:style-name="P47">Any issues<text:span text:style-name="T141">,</text:span> please use the sourceforge forums for GnuCOBOL and I will respond as soon as practical<text:span text:style-name="T129">,</text:span> marking subject with presql2 <text:span text:style-name="T73">or if urgent you can email me direct at vbcoen at gmail dot com but use subject as presql2.. Please report any bugs in programs or omissions in documentation.</text:span></text:p>
      <text:p text:style-name="P47"/>
      <text:p text:style-name="P56">Latest versions both tested and nightly <text:span text:style-name="T103">sources when available </text:span>can be found on my website at : </text:p>
      <text:p text:style-name="P56"/>
      <text:p text:style-name="P64">http://www.applewood.linkpc.net/files/MySQL-Pre-Compilers/JC-Versions</text:p>
      <text:p text:style-name="P57"/>
      <text:p text:style-name="P62">At date of writing this<text:span text:style-name="T129"> manual,</text:span> it is presql<text:span text:style-name="T120">2</text:span>-<text:span text:style-name="T120">2</text:span>.<text:span text:style-name="T120">23</text:span>.zip but there could be a later version present.</text:p>
      <text:p text:style-name="P57"/>
      <text:p text:style-name="P57"><text:span text:style-name="T120">With </text:span>nightly builds running, there <text:span text:style-name="T120">is</text:span> a directory under that marked nightly but be warned <text:span text:style-name="T93">it</text:span> <text:span text:style-name="T93">might </text:span>have minimal testing as the code comes directly from my development environment and in some cases may well have not even been compiled yet. Yep straight from the text editor. <text:span text:style-name="T87">So test before overwriting previous versions and that includes compiling them.</text:span></text:p>
      <text:p text:style-name="P57"/>
      <text:p text:style-name="P67">I have started working on an update to presql2 to support EXEC SQL for MySQL and Mariadb and possibly others and this will be for versions 2.3 but at time of writing this is is very early days.</text:p>
      <text:h text:style-name="P205" text:outline-level="1"><text:bookmark-start text:name="__RefHeading___Toc5723_1495557202"/>S<text:span text:style-name="T46">yntax</text:span> <text:span text:style-name="T36">for</text:span> MySQL P<text:span text:style-name="T36">re</text:span> P<text:span text:style-name="T36">rocessor</text:span> C<text:span text:style-name="T36">ommands</text:span><text:bookmark-end text:name="__RefHeading___Toc5723_1495557202"/></text:h>
      <text:p text:style-name="P2"/>
      <text:p text:style-name="P110">This version only supports operations on <text:span text:style-name="T22">all </text:span>columns in a table (*) and only supports one instance of <text:span text:style-name="T142">M</text:span>y<text:span text:style-name="T142">SQL</text:span> at a time. </text:p>
      <text:p text:style-name="P110"><text:span text:style-name="T25">Note that all values shown as upper case </text:span><text:span text:style-name="T142">are</text:span><text:span text:style-name="T44"> required</text:span><text:span text:style-name="T25">, so do NOT use lower or mixed case.</text:span></text:p>
      <text:p text:style-name="P134">For example on DEFINE you cannot use </text:p>
      <text:p text:style-name="P134"><text:span text:style-name="T43">/mysql define</text:span>\ <text:s text:c="3"/>or</text:p>
      <text:p text:style-name="P2"><text:span text:style-name="T45">table</text:span><text:span text:style-name="T42">=table name,prefix</text:span></text:p>
      <text:p text:style-name="P2"/>
      <text:p text:style-name="P133">The underlined / <text:span text:style-name="T87">Uppercase </text:span>words MUST be <text:span text:style-name="T87">typed </text:span>in upper case as shown.</text:p>
      <text:p text:style-name="P2"/>
      <text:p text:style-name="P2">Parameters in braces {} are optional, defaults will be used if parameter not specified</text:p>
      <text:p text:style-name="P2"/>
      <text:p text:style-name="P139">[For examples of usage of these commands, see the source of stockMT.scb in the ACAS directory.]</text:p>
      <text:p text:style-name="P140">I do not use the lock, unlock commands as the RDB using <text:span text:style-name="T142">the </text:span>engine <text:span text:style-name="T84">InnoDB </text:span><text:span text:style-name="T142">which </text:span><text:span text:style-name="T84">deals with such</text:span><text:span text:style-name="T142">,</text:span><text:span text:style-name="T84"> at least according to the RDB docs.</text:span></text:p>
      <text:p text:style-name="P140"/>
      <text:p text:style-name="P147">Where it is indicated that generated code does not include a terminating period it can be included within one or more cobol IF statements but if before a paragraph or section <text:span text:style-name="T104">it </text:span>will need to be inserted for statement termination.</text:p>
      <text:p text:style-name="P147"/>
      <text:h text:style-name="Heading_20_2" text:outline-level="2"><text:bookmark-start text:name="__RefHeading___Toc5725_1495557202"/>Processes for Working-Storage<text:bookmark-end text:name="__RefHeading___Toc5725_1495557202"/></text:h>
      <text:p text:style-name="P99"/>
      <text:p text:style-name="P99">*****************************************************************************</text:p>
      <text:h text:style-name="Heading_20_3" text:outline-level="3"><text:bookmark-start text:name="__RefHeading___Toc5727_1495557202"/>* <text:s text:c="4"/><text:span text:style-name="T22">DEFINE</text:span><text:bookmark-end text:name="__RefHeading___Toc5727_1495557202"/></text:h>
      <text:p text:style-name="P153">*****************************************************************************</text:p>
      <text:p text:style-name="P153"/>
      <text:p text:style-name="P94">DEFINE is to be used to allow the programmer to have the row definitions of a table placed in a program. <text:s/>The programmer must provide the 01 level information in the actual Cobol program. <text:s/>The prefix must be less than 5 characters.</text:p>
      <text:p text:style-name="P152"/>
      <text:p text:style-name="P156">/MYSQL DEFINE\</text:p>
      <text:p text:style-name="P156"><text:s text:c="6"/>TABLE=table name,prefix</text:p>
      <text:p text:style-name="P156">/MYSQL-END\</text:p>
      <text:p text:style-name="P153"/>
      <text:p text:style-name="P153"/>
      <text:p text:style-name="P153">*****************************************************************************</text:p>
      <text:h text:style-name="Heading_20_3" text:outline-level="3"><text:bookmark-start text:name="__RefHeading___Toc5729_1495557202"/>* <text:s text:c="4"/><text:span text:style-name="T22">VAR</text:span><text:bookmark-end text:name="__RefHeading___Toc5729_1495557202"/></text:h>
      <text:p text:style-name="P153">*****************************************************************************</text:p>
      <text:p text:style-name="P153"/>
      <text:p text:style-name="P94">VAR tells the Pre Processor where to place the variables (both static mysql routines) <text:s/>and dynamic (row names)) the programmer should specify with the TABLE= parameter <text:span text:style-name="T54">for </text:span>each table that will be accessed in the program and the prefix to apply to each column name when building the Cobol data name (prefix must be less than 5 characters). <text:span text:style-name="T54">Remember you are limited to the maximum size of a Cobol user defined field name which includes the prefix. <text:s/>Base name = DB name.</text:span></text:p>
      <text:p text:style-name="P94"/>
      <text:p text:style-name="P153">/<text:span text:style-name="T26">MYSQL VAR\</text:span></text:p>
      <text:p text:style-name="P156"><text:s text:c="6"/>BASE=base name</text:p>
      <text:p text:style-name="P156"><text:s text:c="6"/>TABLE=table name,prefix</text:p>
      <text:p text:style-name="P156"><text:span text:style-name="T87">{</text:span> <text:s text:c="4"/>TABLE=table name,prefix <text:span text:style-name="T87">}</text:span><text:span text:style-name="T142"> <text:s/>...</text:span></text:p>
      <text:p text:style-name="P156"><text:s text:c="6"/><text:span text:style-name="T142">...</text:span></text:p>
      <text:p text:style-name="P156">/MYSQL-END\</text:p>
      <text:h text:style-name="Heading_20_2" text:outline-level="2"><text:bookmark-start text:name="__RefHeading___Toc5731_1495557202"/><text:soft-page-break/>Processes for Procedure Division<text:bookmark-end text:name="__RefHeading___Toc5731_1495557202"/></text:h>
      <text:p text:style-name="P108"><text:span text:style-name="T55">Note</text:span><text:span text:style-name="T60">: T</text:span><text:span text:style-name="T142">here is </text:span><text:span text:style-name="T55">No ending period</text:span><text:span text:style-name="T60"> generated for most if not all of these</text:span>.</text:p>
      <text:p text:style-name="P153"/>
      <text:p text:style-name="P153">*****************************************************************************</text:p>
      <text:h text:style-name="Heading_20_3" text:outline-level="3"><text:bookmark-start text:name="__RefHeading___Toc5733_1495557202"/>* <text:span text:style-name="T5"><text:s text:c="4"/></text:span><text:span text:style-name="T6">CLOSE</text:span><text:bookmark-end text:name="__RefHeading___Toc5733_1495557202"/></text:h>
      <text:p text:style-name="P153">*****************************************************************************</text:p>
      <text:p text:style-name="P153"/>
      <text:p text:style-name="P99">CLOSE will generate "PERFORM MYSQL-1980-CLOSE THRU MYSQL-1999-EXIT"</text:p>
      <text:p text:style-name="P104"/>
      <text:p text:style-name="P104"><text:span text:style-name="T55">Note</text:span> <text:span text:style-name="T142">there is </text:span><text:span text:style-name="T55">No ending period</text:span>.</text:p>
      <text:p text:style-name="P153"/>
      <text:p text:style-name="P156">/MYSQL CLOSE\</text:p>
      <text:p text:style-name="P156">/MYSQL-END\</text:p>
      <text:p text:style-name="P156"/>
      <text:p text:style-name="P153"/>
      <text:p text:style-name="P153">*****************************************************************************</text:p>
      <text:h text:style-name="Heading_20_3" text:outline-level="3"><text:bookmark-start text:name="__RefHeading___Toc5735_1495557202"/>* <text:s text:c="2"/><text:span text:style-name="T5"><text:s text:c="2"/></text:span><text:span text:style-name="T6">DELETE</text:span><text:bookmark-end text:name="__RefHeading___Toc5735_1495557202"/></text:h>
      <text:p text:style-name="P153">*****************************************************************************</text:p>
      <text:p text:style-name="P153"/>
      <text:p text:style-name="P95">DELETE will delete rows <text:span text:style-name="T25">and </text:span>WS-MYSQL-COUNT-ROWS will contain the number of rows deleted after the deletion occurs.</text:p>
      <text:p text:style-name="P95">You should test this number to see if it contains the number of rows that you expect.</text:p>
      <text:p text:style-name="P94"/>
      <text:p text:style-name="P156">/MYSQL DELETE\</text:p>
      <text:p text:style-name="P156"><text:s text:c="6"/>TABLE=table name</text:p>
      <text:p text:style-name="P156"><text:s text:c="6"/>WHERE=variable containing conditions</text:p>
      <text:p text:style-name="P156">/MYSQL-END\</text:p>
      <text:p text:style-name="P107"/>
      <text:p text:style-name="P120">Note <text:span text:style-name="T142">here is </text:span>No ending period.</text:p>
      <text:p text:style-name="P107"/>
      <text:p text:style-name="P153"/>
      <text:p text:style-name="P153">*****************************************************************************</text:p>
      <text:h text:style-name="Heading_20_3" text:outline-level="3"><text:bookmark-start text:name="__RefHeading___Toc5737_1495557202"/>* <text:s text:c="4"/><text:span text:style-name="T22">FETCH</text:span><text:bookmark-end text:name="__RefHeading___Toc5737_1495557202"/></text:h>
      <text:p text:style-name="P153">*****************************************************************************</text:p>
      <text:p text:style-name="P153"/>
      <text:p text:style-name="P95">FETCH will generate CALL "MySQL_fetch_row" USING WS-MYSQL-RESULT, <text:s/></text:p>
      <text:p text:style-name="P95">COLUMN-NAME1 COLUMN-NAME2 COLUMN-NAME-3 ….</text:p>
      <text:p text:style-name="P106"/>
      <text:p text:style-name="P120">Note <text:span text:style-name="T142">here is </text:span>No ending period.</text:p>
      <text:p text:style-name="P106"/>
      <text:p text:style-name="P95">WS-MYSQL-COUNT-ROWS will contain the number of rows found.</text:p>
      <text:p text:style-name="P105"/>
      <text:p text:style-name="P156">/MYSQL FETCH\</text:p>
      <text:p text:style-name="P156"><text:s text:c="6"/>TABLE=table name</text:p>
      <text:p text:style-name="P156">/MYSQL-END\</text:p>
      <text:p text:style-name="P156"/>
      <text:p text:style-name="P153"/>
      <text:p text:style-name="P99"/>
      <text:p text:style-name="P100">*****************************************************************************</text:p>
      <text:h text:style-name="Heading_20_3" text:outline-level="3"><text:bookmark-start text:name="__RefHeading___Toc5739_1495557202"/>* <text:s text:c="4"/><text:span text:style-name="T22">FREE</text:span><text:bookmark-end text:name="__RefHeading___Toc5739_1495557202"/></text:h>
      <text:p text:style-name="P153">*****************************************************************************</text:p>
      <text:p text:style-name="P153"/>
      <text:p text:style-name="P99">FREE will generate CALL "MySQL_free_result" USING WS-MYSQL-RESULT</text:p>
      <text:p text:style-name="P153"/>
      <text:p text:style-name="P156">/MYSQL FREE\</text:p>
      <text:p text:style-name="P156"><text:s text:c="6"/>TABLE=table name</text:p>
      <text:p text:style-name="P156">/MYSQL-END\</text:p>
      <text:p text:style-name="P153"/>
      <text:p text:style-name="P153"/>
      <text:p text:style-name="P153">*****************************************************************************</text:p>
      <text:h text:style-name="Heading_20_3" text:outline-level="3"><text:bookmark-start text:name="__RefHeading___Toc5741_1495557202"/>* <text:s text:c="4"/><text:span text:style-name="T6">INIT</text:span><text:bookmark-end text:name="__RefHeading___Toc5741_1495557202"/></text:h>
      <text:p text:style-name="P153">*****************************************************************************</text:p>
      <text:p text:style-name="P153"/>
      <text:p text:style-name="P94">INIT will populate the fields needed to open a data base and <text:span text:style-name="T46">create : </text:span></text:p>
      <text:p text:style-name="P94">"PERFORM MYSQL-1000-OPEN THRU MYSQL-1090-EXIT"</text:p>
      <text:p text:style-name="P119"><text:span text:style-name="T87">Note: No</text:span> ending period.</text:p>
      <text:p text:style-name="P96">Note that if RUNTIME is used the program expects to open a base depending upon run-time variables. <text:s/>Consequently the preprocessor will not move anything into </text:p>
      <text:p text:style-name="P96">WS-MYSQL-BASE-NAME or WS-MYSQL-PASSWORD.</text:p>
      <text:p text:style-name="P94"/>
      <text:p text:style-name="P94">The programmer must perform the moves before invoking /MYSQL INIT\.</text:p>
      <text:p text:style-name="P94"/>
      <text:p text:style-name="P94">Data variables will be generated based upon the "base name" as a model.</text:p>
      <text:p text:style-name="P94">That means that the run-time base must match the "base name" structure.</text:p>
      <text:p text:style-name="P94"/>
      <text:p text:style-name="P95">Also note that both /MYSQL INIT\ and /MYSQL VAR\ require the definition of the base name (BASE=). <text:s/>The base name in the VAR command is used to build the data structures.</text:p>
      <text:p text:style-name="P95">The base name in the INIT command is used to open the data base.</text:p>
      <text:p text:style-name="P152"/>
      <text:p text:style-name="P160">/MYSQL INIT\</text:p>
      <text:p text:style-name="P160"><text:s text:c="3"/>BASE=base name</text:p>
      <text:p text:style-name="P160"><text:s text:c="3"/>{HOST}=host name <text:s text:c="22"/>default="localhost"</text:p>
      <text:p text:style-name="P160"><text:s text:c="3"/>{IMPLEMENTATION}=implementation name <text:s text:c="2"/>default="mysql"</text:p>
      <text:p text:style-name="P160"><text:s text:c="3"/>PASSWORD=password</text:p>
      <text:p text:style-name="P160"><text:s text:c="3"/>{PORT}=port number <text:s text:c="20"/>default="3306"</text:p>
      <text:p text:style-name="P160"><text:s text:c="3"/>{SOCKET}=socket name <text:s text:c="18"/>default="var/run/mysqld/mysqldl.sock"</text:p>
      <text:p text:style-name="P160"><text:s text:c="3"/>{RUNTIME} <text:s text:c="15"/><text:tab/><text:tab/><text:tab/><text:span text:style-name="T18">Take database name only at run time.</text:span></text:p>
      <text:p text:style-name="P143"><text:tab/><text:tab/><text:tab/><text:tab/><text:tab/><text:tab/><text:tab/><text:span text:style-name="T74">WARNING I have not played with this option.</text:span></text:p>
      <text:p text:style-name="P143"><text:tab/><text:tab/><text:tab/><text:tab/><text:tab/><text:tab/><text:tab/><text:span text:style-name="T74">But guess it would have limited usage.</text:span></text:p>
      <text:p text:style-name="P160">/MYSQL-END\</text:p>
      <text:p text:style-name="P160"/>
      <text:p text:style-name="P156"/>
      <text:p text:style-name="P153"/>
      <text:p text:style-name="P154">*****************************************************************************</text:p>
      <text:h text:style-name="Heading_20_3" text:outline-level="3"><text:bookmark-start text:name="__RefHeading___Toc5743_1495557202"/>* <text:s text:c="2"/><text:span text:style-name="T5"><text:s text:c="2"/></text:span><text:span text:style-name="T6">INSERT</text:span><text:bookmark-end text:name="__RefHeading___Toc5743_1495557202"/></text:h>
      <text:p text:style-name="P153">*****************************************************************************</text:p>
      <text:p text:style-name="P153"/>
      <text:p text:style-name="P94">INSERT will generate "insert into TABLE-NAME set COLUMN-NAME1="data1", </text:p>
      <text:p text:style-name="P97">COLUMN-NAME2="data2" ... for every column in a table.</text:p>
      <text:p text:style-name="P97">WS-MYSQL-COUNT-ROWS will contain the number of rows successfully inserted and should be tested <text:span text:style-name="T27">for</text:span> (<text:span text:style-name="T68">at least once</text:span>). <text:span text:style-name="T87">Note: N</text:span><text:span text:style-name="T56">o ending period</text:span><text:span text:style-name="T27">.</text:span></text:p>
      <text:p text:style-name="P140">You should test for any error arising using such coding sequence as </text:p>
      <text:p text:style-name="P140"/>
      <text:p text:style-name="P174"><text:s text:c="3"/>if <text:s text:c="6"/>WS-MYSQL-Count-Rows = zero</text:p>
      <text:p text:style-name="P174"><text:s text:c="12"/>call <text:s/>"MySQL_errno" using WS-MYSQL-Error-Number</text:p>
      <text:p text:style-name="P174"><text:s text:c="12"/>call <text:s/>"MySQL_sqlstate" using WS-MYSQL-SQLstate</text:p>
      <text:p text:style-name="P174"><text:s text:c="12"/>move <text:s/>WS-MYSQL-SqlState <text:s text:c="2"/>to SQL-State</text:p>
      <text:p text:style-name="P174"><text:s text:c="12"/>if <text:s text:c="3"/>WS-MYSQL-Error-Number <text:s/>not = "0 <text:s/>"</text:p>
      <text:p text:style-name="P174"><text:s text:c="18"/>move WS-MYSQL-Error-Number to SQL-Err</text:p>
      <text:p text:style-name="P174"><text:s text:c="18"/>call "MySQL_error" using WS-MYSQL-Error-Message</text:p>
      <text:p text:style-name="P174"><text:s text:c="18"/>move WS-MYSQL-Error-Message to SQL-Msg</text:p>
      <text:p text:style-name="P174"><text:s text:c="12"/>end-if</text:p>
      <text:p text:style-name="P174"><text:s text:c="12"/>any additional code . . . </text:p>
      <text:p text:style-name="P175"/>
      <text:p text:style-name="P153">/<text:span text:style-name="T26">MYSQL INSERT\</text:span></text:p>
      <text:p text:style-name="P156"><text:s text:c="6"/>TABLE=table name</text:p>
      <text:p text:style-name="P156">/MYSQL-END\</text:p>
      <text:p text:style-name="P156"/>
      <text:p text:style-name="P153"/>
      <text:p text:style-name="P153">*****************************************************************************</text:p>
      <text:h text:style-name="Heading_20_3" text:outline-level="3"><text:bookmark-start text:name="__RefHeading___Toc5745_1495557202"/>* <text:s/><text:span text:style-name="T5"><text:s text:c="3"/></text:span><text:span text:style-name="T6">LOCK</text:span><text:bookmark-end text:name="__RefHeading___Toc5745_1495557202"/></text:h>
      <text:p text:style-name="P153">*****************************************************************************</text:p>
      <text:p text:style-name="P153"/>
      <text:p text:style-name="P94">LOCK will lock a table</text:p>
      <text:p text:style-name="P94"/>
      <text:p text:style-name="P153">/<text:span text:style-name="T26">MYSQL LOCK/</text:span></text:p>
      <text:p text:style-name="P156"><text:s text:c="6"/>TABLE=table name</text:p>
      <text:p text:style-name="P158">/MYSQL-END\</text:p>
      <text:p text:style-name="P158"/>
      <text:p text:style-name="P158"/>
      <text:p text:style-name="P155">*****************************************************************************</text:p>
      <text:h text:style-name="Heading_20_3" text:outline-level="3"><text:bookmark-start text:name="__RefHeading___Toc5747_1495557202"/>* <text:s text:c="4"/><text:span text:style-name="T6">PRO</text:span><text:bookmark-end text:name="__RefHeading___Toc5747_1495557202"/></text:h>
      <text:p text:style-name="P153">*****************************************************************************</text:p>
      <text:p text:style-name="P153"/>
      <text:p text:style-name="P94">PRO tells the Pre Processor where to place the <text:span text:style-name="T68">M</text:span>y<text:span text:style-name="T68">s</text:span>ql procedures <text:span text:style-name="T83">[similar to using INCLUDE or COPY].</text:span></text:p>
      <text:p text:style-name="P152"/>
      <text:p text:style-name="P156">/MYSQL PRO\</text:p>
      <text:p text:style-name="P156">/MYSQL-END\</text:p>
      <text:p text:style-name="P156"/>
      <text:p text:style-name="P156"/>
      <text:p text:style-name="P153"/>
      <text:p text:style-name="P154">*****************************************************************************</text:p>
      <text:h text:style-name="Heading_20_3" text:outline-level="3"><text:bookmark-start text:name="__RefHeading___Toc5749_1495557202"/>* <text:s text:c="4"/><text:span text:style-name="T6">SELECT</text:span><text:bookmark-end text:name="__RefHeading___Toc5749_1495557202"/></text:h>
      <text:p text:style-name="P153">*****************************************************************************</text:p>
      <text:p text:style-name="P153"/>
      <text:p text:style-name="P99">SELECT will generate "select COLUMN-NAME1, COLUMN-NAME2, COLUMN-NAME3, ...</text:p>
      <text:p text:style-name="P99"><text:s text:c="14"/>from TABLE-NAME</text:p>
      <text:p text:style-name="P101"><text:s text:c="27"/>WHERE <text:span text:style-name="T5">variable name containing conditionals</text:span>"</text:p>
      <text:p text:style-name="P99"><text:s text:c="27"/>"PERFORM MYSQL-1200-MYSQL-SELECT THRU MYSQL-1209-EXIT"</text:p>
      <text:p text:style-name="P99"/>
      <text:p text:style-name="P97">Note that the SELECT statement will always select all columns <text:s/>(i. e. SELECT *) and that it only handles one table at a time (no joining) <text:s/></text:p>
      <text:p text:style-name="P98">SELECT will also perform a STORE RESULT.</text:p>
      <text:p text:style-name="P127"/>
      <text:p text:style-name="P98"><text:span text:style-name="T58">Note: </text:span><text:span text:style-name="T55"><text:s/></text:span><text:span text:style-name="T58">N</text:span><text:span text:style-name="T56">o ending period</text:span><text:span text:style-name="T27">.</text:span></text:p>
      <text:p text:style-name="P153"/>
      <text:p text:style-name="P99">IN M<text:span text:style-name="T68">y</text:span>SQL, the proper technique for getting rows (records) is:</text:p>
      <text:p text:style-name="P99"><text:s text:c="10"/>1) SELECT <text:s/>(a STORE RESULT w<text:span text:style-name="T68">ill</text:span> automatically be performed)</text:p>
      <text:p text:style-name="P99"><text:s text:c="10"/>2) FETCH the rows that you want one at a time</text:p>
      <text:p text:style-name="P99"><text:s text:c="10"/>3) FREE to release the RESULT <text:span text:style-name="T68">cursor </text:span>set created at SELECT time</text:p>
      <text:p text:style-name="P99"/>
      <text:p text:style-name="P156">/MYSQL SELECT\</text:p>
      <text:p text:style-name="P156"><text:s text:c="6"/>TABLE=table name</text:p>
      <text:p text:style-name="P156"><text:s text:c="6"/>WHERE=variable name containing conditionals</text:p>
      <text:p text:style-name="P156">/MYSQL-END\</text:p>
      <text:p text:style-name="P156"/>
      <text:p text:style-name="P156"/>
      <text:p text:style-name="P153">*****************************************************************************</text:p>
      <text:h text:style-name="Heading_20_3" text:outline-level="3"><text:bookmark-start text:name="__RefHeading___Toc5751_1495557202"/>* <text:s text:c="4"/><text:span text:style-name="T6">SWITCHDB</text:span><text:bookmark-end text:name="__RefHeading___Toc5751_1495557202"/></text:h>
      <text:p text:style-name="P153">*****************************************************************************</text:p>
      <text:p text:style-name="P153"/>
      <text:p text:style-name="P99">SWITCHDB will insert a</text:p>
      <text:p text:style-name="P99"><text:s text:c="15"/>MYSQL-1240-SWITCH-DB THRU MYSQL-1249-EXIT command.</text:p>
      <text:p text:style-name="P99"/>
      <text:p text:style-name="P94">Note that the programmer will need to insert the new base name into MYSQL-WS-BASE-NAME before executing this command.</text:p>
      <text:p text:style-name="P94"/>
      <text:p text:style-name="P156">/MYSQL SWITCHDB\</text:p>
      <text:p text:style-name="P156">/MYSQL-END\</text:p>
      <text:p text:style-name="P156"/>
      <text:p text:style-name="P156"/>
      <text:p text:style-name="P153">*****************************************************************************</text:p>
      <text:h text:style-name="Heading_20_3" text:outline-level="3"><text:bookmark-start text:name="__RefHeading___Toc5753_1495557202"/>* <text:s text:c="4"/><text:span text:style-name="T6">UNLOCK</text:span><text:bookmark-end text:name="__RefHeading___Toc5753_1495557202"/></text:h>
      <text:p text:style-name="P153">*****************************************************************************</text:p>
      <text:p text:style-name="P153"/>
      <text:p text:style-name="P99">UNLOCK will unlock the data base</text:p>
      <text:p text:style-name="P153"/>
      <text:p text:style-name="P156">/MYSQL UNLOCK\</text:p>
      <text:p text:style-name="P156">/MYSQL-END\</text:p>
      <text:p text:style-name="P156"/>
      <text:p text:style-name="P156"/>
      <text:p text:style-name="P153"/>
      <text:p text:style-name="P154">*****************************************************************************</text:p>
      <text:h text:style-name="Heading_20_3" text:outline-level="3"><text:bookmark-start text:name="__RefHeading___Toc5755_1495557202"/>* <text:s text:c="4"/><text:span text:style-name="T6">UPDATE</text:span><text:bookmark-end text:name="__RefHeading___Toc5755_1495557202"/></text:h>
      <text:p text:style-name="P153">*****************************************************************************</text:p>
      <text:p text:style-name="P153"/>
      <text:p text:style-name="P99">UPDATE will generate "update TABLE-NAME set COLUMN-NAME1="data1",</text:p>
      <text:p text:style-name="P99"><text:s text:c="19"/>COLUMN-NAME2="data2" ...</text:p>
      <text:p text:style-name="P102"><text:s text:c="13"/>for every column in a table. </text:p>
      <text:p text:style-name="P102"/>
      <text:p text:style-name="P128">Note: No ending period.</text:p>
      <text:p text:style-name="P99"/>
      <text:p text:style-name="P99">In order to check the status of the UPDATE you should :</text:p>
      <text:p text:style-name="P99">1) <text:s/>CALL "MySQL_errno" USING WS-MYSQL-ERROR-NUMBER</text:p>
      <text:p text:style-name="P99">2) <text:s/>IF WS-MYSQL-COUNT-ROWS <text:span text:style-name="T36">&lt; th</text:span>e number of rows expected and</text:p>
      <text:p text:style-name="P99"><text:s text:c="9"/>WS-MYSQL-ERROR-NUMBER not <text:span text:style-name="T36">=</text:span> "0 <text:s text:c="2"/>" <text:s/>then you have an error condition.</text:p>
      <text:p text:style-name="P99"/>
      <text:p text:style-name="P103">Use the ANSI SQL &amp; ODBC 5 char<text:span text:style-name="T27">acter</text:span> codes <text:span text:style-name="T37">in WS-MYSQL-ERROR-NUMBER.</text:span></text:p>
      <text:p text:style-name="P139"/>
      <text:p text:style-name="P139">Using v 38 of the api you can also use SQLSTATE <text:span text:style-name="T88">which always will create a code, </text:span>e.g.,</text:p>
      <text:p text:style-name="P139"/>
      <text:p text:style-name="P173"><text:s text:c="4"/>call <text:s/>"MySQL_sqlstate" using WS-MYSQL-SQLstate</text:p>
      <text:p text:style-name="P173"><text:s text:c="4"/>move <text:s/>WS-MYSQL-SqlState <text:s text:c="2"/>to SQL-State </text:p>
      <text:p text:style-name="P173"/>
      <text:p text:style-name="P156">/MYSQL UPDATE\</text:p>
      <text:p text:style-name="P156"><text:s text:c="6"/>T<text:span text:style-name="T21">ABLE</text:span>=table name</text:p>
      <text:p text:style-name="P156"><text:s text:c="6"/>WHERE=variable name containing conditionals</text:p>
      <text:p text:style-name="P156">/MYSQL-END\</text:p>
      <text:p text:style-name="P9"/>
      <text:p text:style-name="P35"/>
      <text:h text:style-name="P206" text:outline-level="1"><text:bookmark-start text:name="__RefHeading___Toc4580_3616783450"/>Syntax for <text:span text:style-name="T146">S</text:span>upported EXEC SQL <text:span text:style-name="T146">C</text:span>ommands<text:bookmark-end text:name="__RefHeading___Toc4580_3616783450"/></text:h>
      <text:p text:style-name="P38"/>
      <text:h text:style-name="Heading_20_2" text:outline-level="2"><text:bookmark-start text:name="__RefHeading___Toc4640_3616783450"/><text:span text:style-name="T148">ODBC, </text:span>MySQL and MariabDB commands<text:bookmark-end text:name="__RefHeading___Toc4640_3616783450"/></text:h>
      <text:p text:style-name="P40"/>
      <text:p text:style-name="P39">This is in development<text:span text:style-name="T148">, may be</text:span>.</text:p>
      <text:p text:style-name="P39"/>
      <text:h text:style-name="P207" text:outline-level="1"><text:bookmark-start text:name="__RefHeading___Toc3227_78169362"/>Appendix A – Update Information<text:bookmark-end text:name="__RefHeading___Toc3227_78169362"/></text:h>
      <text:p text:style-name="P190"/>
      <text:p text:style-name="P177">Taken from README.SVN</text:p>
      <text:p text:style-name="P177"/>
      <text:p text:style-name="P200">2022-08-03<text:tab/>More manual grammar and clean ups to match up with current software version.</text:p>
      <text:p text:style-name="P189"/>
      <text:p text:style-name="P189">2019-05-10<text:tab/>More manual clean ups.</text:p>
      <text:p text:style-name="P188"/>
      <text:p text:style-name="P188">2019-05-09<text:tab/>Grammar, url, and other typo's.</text:p>
      <text:p text:style-name="P188"><text:s/></text:p>
      <text:p text:style-name="Standard">2018-02-27<text:tab/>More grammar, typo's changed program <text:span text:style-name="T114">n</text:span>ames to include trailing 2. More information in <text:span text:style-name="T114">b</text:span>uilding and more source acas examples <text:s/><text:span text:style-name="T114">i</text:span>.e., coming from printcbl to include the copy books etc.</text:p>
      <text:p text:style-name="Standard"/>
      <text:p text:style-name="Standard"><text:span text:style-name="T114">2017-08-31<text:tab/></text:span>Clean up grammar and minor errors in this document. Added details regarding update sources for presql2 including the nightly builds which are only updated if the new zipped file is different in size to the current nightly archive.</text:p>
      <text:p text:style-name="Standard"/>
      <text:p text:style-name="Standard">2017-08-31<text:span text:style-name="T134"><text:tab/></text:span>More grammar and typos cleaned up as well as tidy up some ambiguous details.</text:p>
      <text:p text:style-name="Standard"/>
      <text:p text:style-name="P191">2019-09-25<text:tab/>Updated details regarding prtschema2 during set up as excess field size if fixed by running a UDF replace verb as the problem arises to both Mysql and Mariadb systems.</text:p>
      <text:h text:style-name="P208" text:outline-level="1"><text:bookmark-start text:name="__RefHeading___Toc2470_312264668"/><text:span text:style-name="T144">Appendix </text:span><text:span text:style-name="T143">B</text:span><text:span text:style-name="T144"> – </text:span>Licenses for <text:span text:style-name="T94">D</text:span>ocumentation and <text:span text:style-name="T94">S</text:span>oftware<text:bookmark-end text:name="__RefHeading___Toc2470_312264668"/></text:h>
      <text:h text:style-name="Heading_20_2" text:outline-level="2"><text:bookmark-start text:name="__RefHeading___Toc1970_1698134600"/>Creative Commons <text:span text:style-name="T94">Attribution-Share Alike</text:span> <text:span text:style-name="T94">v</text:span>4.0 International Public License<text:bookmark-end text:name="__RefHeading___Toc1970_1698134600"/></text:h>
      <text:p text:style-name="P197">By exercising the Licensed Rights (defined below), You accept and agree to be bound by the terms and conditions of this Creative Commons <text:span text:style-name="T94">Attribution-Share Alike</text:span>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197"/>
      <text:p text:style-name="P197"><text:bookmark text:name="s1"/><text:span text:style-name="Strong_20_Emphasis">Section 1 – Definitions.</text:span></text:p>
      <text:list xml:id="list3739489178" text:style-name="L1">
        <text:list-item>
          <text:p text:style-name="P212"><text:bookmark text:name="s1a"/><text:span text:style-name="Strong_20_Emphasis"><text:span text:style-name="T9">Adapted Material</text:span></text:span><text:span text:style-name="T9">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text:span><text:span text:style-name="T11">synced</text:span><text:span text:style-name="T9"> in timed relation with a moving image. </text:span></text:p>
        </text:list-item>
        <text:list-item>
          <text:p text:style-name="P212"><text:bookmark text:name="s1b"/><text:span text:style-name="Strong_20_Emphasis"><text:span text:style-name="T9">Adapter's License</text:span></text:span><text:span text:style-name="T9"> means the license You apply to Your Copyright and Similar Rights in Your contributions to Adapted Material in accordance with the terms and conditions of this Public License. </text:span></text:p>
        </text:list-item>
        <text:list-item>
          <text:p text:style-name="P221"><text:bookmark text:name="s1c"/><text:span text:style-name="Strong_20_Emphasis"><text:span text:style-name="T9">BY-SA Compatible License</text:span></text:span><text:span text:style-name="T9"> means a license listed at</text:span><text:span text:style-name="T12"> </text:span><text:a xlink:type="simple" xlink:href="http://creativecommons.org/compatiblelicenses" text:style-name="Internet_20_link" text:visited-style-name="Visited_20_Internet_20_Link"><text:span text:style-name="T9">creativecommons.org/compatiblelicenses</text:span></text:a><text:span text:style-name="T9">, approved by Creative Commons as essentially the equivalent of this Public License. </text:span></text:p>
        </text:list-item>
        <text:list-item>
          <text:p text:style-name="P212"><text:bookmark text:name="s1d"/><text:span text:style-name="Strong_20_Emphasis"><text:span text:style-name="T9">Copyright and Similar Rights</text:span></text:span><text:span text:style-name="T9"> means copyright and/or similar rights closely related to copyright including, without limitation, performance, broadcast, sound recording, and Sui Generis Database Rights, without regard to how the rights are </text:span><text:span text:style-name="T11">labelled</text:span><text:span text:style-name="T9"> or categorized. For purposes of this Public License, the rights specified in Section </text:span><text:a xlink:type="simple" xlink:href="http://creativecommons.org/licenses/by-sa/4.0/legalcode#s2b" text:style-name="Internet_20_link" text:visited-style-name="Visited_20_Internet_20_Link"><text:span text:style-name="T9">2(b)(1)-(2)</text:span></text:a><text:span text:style-name="T9"> are not Copyright and Similar Rights. </text:span></text:p>
        </text:list-item>
        <text:list-item>
          <text:p text:style-name="P212"><text:bookmark text:name="s1e"/><text:span text:style-name="Strong_20_Emphasis"><text:span text:style-name="T9">Effective Technological Measures</text:span></text:span><text:span text:style-name="T9"> means those measures that, in the absence of proper authority, may not be circumvented under laws fulfilling obligations under Article 11 of the WIPO Copyright Treaty adopted on December 20, 1996, and/or similar international agreements. </text:span></text:p>
        </text:list-item>
        <text:list-item>
          <text:p text:style-name="P212"><text:bookmark text:name="s1f"/><text:span text:style-name="Strong_20_Emphasis"><text:span text:style-name="T9">Exceptions and Limitations</text:span></text:span><text:span text:style-name="T9"> means fair use, fair dealing, and/or any other exception or limitation to Copyright and Similar Rights that applies to Your use of the Licensed Material. </text:span></text:p>
        </text:list-item>
        <text:list-item>
          <text:p text:style-name="P212"><text:bookmark text:name="s1g"/><text:span text:style-name="Strong_20_Emphasis"><text:span text:style-name="T9">License Elements</text:span></text:span><text:span text:style-name="T9"> means the license attributes listed in the name of a Creative Commons Public License. The License Elements of this Public License are Attribution and ShareAlike. </text:span></text:p>
        </text:list-item>
        <text:list-item>
          <text:p text:style-name="P212"><text:bookmark text:name="s1h"/><text:span text:style-name="Strong_20_Emphasis"><text:span text:style-name="T9">Licensed Material</text:span></text:span><text:span text:style-name="T9"> means the artistic or literary work, database, or other material to which the Licensor applied this Public License. </text:span></text:p>
        </text:list-item>
        <text:list-item>
          <text:p text:style-name="P212"><text:bookmark text:name="s1i"/><text:span text:style-name="Strong_20_Emphasis"><text:span text:style-name="T9">Licensed Rights</text:span></text:span><text:span text:style-name="T9"> means the rights granted to You subject to the terms and conditions of this Public License, which are limited to all Copyright and Similar Rights that apply to Your use of the Licensed Material and that the Licensor has authority to license. </text:span></text:p>
        </text:list-item>
        <text:list-item>
          <text:p text:style-name="P212"><text:bookmark text:name="s1j"/><text:span text:style-name="Strong_20_Emphasis"><text:span text:style-name="T9">Licensor</text:span></text:span><text:span text:style-name="T9"> means the individual(s) or entity(ies) granting rights under this Public License. </text:span></text:p>
        </text:list-item>
        <text:list-item>
          <text:p text:style-name="P212"><text:bookmark text:name="s1k"/><text:span text:style-name="Strong_20_Emphasis"><text:span text:style-name="T9">Share</text:span></text:span><text:span text:style-name="T9">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span></text:p>
        </text:list-item>
        <text:list-item>
          <text:p text:style-name="P212"><text:bookmark text:name="s1l"/><text:span text:style-name="Strong_20_Emphasis"><text:span text:style-name="T9">Sui Generis Database Rights</text:span></text:span><text:span text:style-name="T9"> means rights other than copyright resulting from Directive 96/9/EC of the European Parliament and of the Council of 11 March 1996 on the legal protection of databases, as amended and/or succeeded, as well as other essentially equivalent rights anywhere in the world. </text:span></text:p>
        </text:list-item>
        <text:list-item>
          <text:p text:style-name="P212"><text:bookmark text:name="s1m"/><text:span text:style-name="Strong_20_Emphasis"><text:span text:style-name="T9">You</text:span></text:span><text:span text:style-name="T9"> means the individual or entity exercising the Licensed Rights under this Public License. </text:span><text:span text:style-name="Strong_20_Emphasis"><text:span text:style-name="T9">Your</text:span></text:span><text:span text:style-name="T9"> has a corresponding meaning. </text:span></text:p>
        </text:list-item>
        <text:list-item>
          <text:p text:style-name="P211"><text:soft-page-break/></text:p>
        </text:list-item>
      </text:list>
      <text:p text:style-name="P197"><text:bookmark text:name="s2"/><text:span text:style-name="Strong_20_Emphasis">Section 2 – Scope.</text:span></text:p>
      <text:list xml:id="list2804228017" text:style-name="L2">
        <text:list-item>
          <text:p text:style-name="P213"><text:bookmark text:name="s2a"/><text:span text:style-name="Strong_20_Emphasis"><text:span text:style-name="T9">License grant</text:span></text:span><text:span text:style-name="T9">. </text:span></text:p>
          <text:list>
            <text:list-item>
              <text:p text:style-name="P213"><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213"><text:bookmark text:name="s2a1A"/>reproduce and Share the Licensed Material, in whole or in part; and </text:p>
                </text:list-item>
                <text:list-item>
                  <text:p text:style-name="P213"><text:bookmark text:name="s2a1B"/>produce, reproduce, and Share Adapted Material. </text:p>
                </text:list-item>
              </text:list>
            </text:list-item>
            <text:list-item>
              <text:p text:style-name="P213"><text:bookmark text:name="s2a2"/><text:span text:style-name="T43">Exceptions and Limitations</text:span>. For the avoidance of doubt, where Exceptions and Limitations apply to Your use, this Public License does not apply, and You do not need to comply with its terms and conditions. </text:p>
            </text:list-item>
            <text:list-item>
              <text:p text:style-name="P213"><text:bookmark text:name="s2a3"/><text:span text:style-name="T13">Term</text:span><text:span text:style-name="T9">. The term of this Public License is specified in Section </text:span><text:a xlink:type="simple" xlink:href="http://creativecommons.org/licenses/by-sa/4.0/legalcode#s6a" text:style-name="Internet_20_link" text:visited-style-name="Visited_20_Internet_20_Link"><text:span text:style-name="T9">6(a)</text:span></text:a><text:span text:style-name="T9">. </text:span></text:p>
            </text:list-item>
            <text:list-item>
              <text:p text:style-name="P213"><text:bookmark text:name="s2a4"/><text:span text:style-name="T13">Media and formats; technical modifications allowed</text:span><text:span text:style-name="T9">.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span><text:a xlink:type="simple" xlink:href="http://creativecommons.org/licenses/by-sa/4.0/legalcode#s2a4" text:style-name="Internet_20_link" text:visited-style-name="Visited_20_Internet_20_Link"><text:span text:style-name="T9">2(a)(4)</text:span></text:a><text:span text:style-name="T9"> never produces Adapted Material. </text:span></text:p>
            </text:list-item>
            <text:list-item>
              <text:p text:style-name="P213"><text:bookmark text:name="s2a5"/><text:span text:style-name="T43">Downstream recipients</text:span>. </text:p>
              <text:list>
                <text:list-item>
                  <text:p text:style-name="P213"><text:bookmark text:name="s2a5A"/><text:span text:style-name="T43">Offer from the Licensor – Licensed Material</text:span>. Every recipient of the Licensed Material automatically receives an offer from the Licensor to exercise the Licensed Rights under the terms and conditions of this Public License. </text:p>
                </text:list-item>
                <text:list-item>
                  <text:p text:style-name="P213"><text:bookmark text:name="s2a5B"/><text:span text:style-name="T43">Additional offer from the Licensor – Adapted Material</text:span>. Every recipient of Adapted Material from You automatically receives an offer from the Licensor to exercise the Licensed Rights in the Adapted Material under the conditions of the Adapter’s License You apply. </text:p>
                </text:list-item>
                <text:list-item>
                  <text:p text:style-name="P213"><text:bookmark text:name="s2a5C"/><text:span text:style-name="T43">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 </text:p>
                </text:list-item>
              </text:list>
            </text:list-item>
            <text:list-item>
              <text:p text:style-name="P213"><text:bookmark text:name="s2a6"/><text:span text:style-name="T13">No endorsement</text:span><text:span text:style-name="T9">.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span><text:a xlink:type="simple" xlink:href="http://creativecommons.org/licenses/by-sa/4.0/legalcode#s3a1Ai" text:style-name="Internet_20_link" text:visited-style-name="Visited_20_Internet_20_Link"><text:span text:style-name="T9">3(a)(1)(A)(i)</text:span></text:a><text:span text:style-name="T9">. </text:span></text:p>
            </text:list-item>
          </text:list>
        </text:list-item>
        <text:list-item>
          <text:p text:style-name="P213"><text:bookmark text:name="s2b"/><text:span text:style-name="Strong_20_Emphasis"><text:span text:style-name="T9">Other rights</text:span></text:span><text:span text:style-name="T9">.</text:span></text:p>
          <text:list>
            <text:list-item>
              <text:p text:style-name="P213"><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list-item>
            <text:list-item>
              <text:p text:style-name="P213"><text:bookmark text:name="s2b2"/>Patent and trademark rights are not licensed under this Public License. </text:p>
            </text:list-item>
            <text:list-item>
              <text:p text:style-name="P213"><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text:p>
            </text:list-item>
            <text:list-item>
              <text:p text:style-name="P213"/>
            </text:list-item>
          </text:list>
        </text:list-item>
      </text:list>
      <text:p text:style-name="P197"><text:bookmark text:name="s3"/><text:span text:style-name="Strong_20_Emphasis">Section 3 – License Conditions.</text:span></text:p>
      <text:p text:style-name="P197">Your exercise of the Licensed Rights is expressly made subject to the following conditions.</text:p>
      <text:list xml:id="list213690049" text:style-name="L3">
        <text:list-item>
          <text:p text:style-name="P214"><text:bookmark text:name="s3a"/><text:span text:style-name="Strong_20_Emphasis"><text:span text:style-name="T9">Attribution</text:span></text:span><text:span text:style-name="T9">.</text:span></text:p>
          <text:list>
            <text:list-item>
              <text:p text:style-name="P214"><text:bookmark text:name="s3a1"/><text:soft-page-break/>If You Share the Licensed Material (including in modified form), You must:</text:p>
              <text:list>
                <text:list-item>
                  <text:p text:style-name="P214"><text:bookmark text:name="s3a1A"/>retain the following if it is supplied by the Licensor with the Licensed Material: </text:p>
                  <text:list>
                    <text:list-item>
                      <text:p text:style-name="P214"><text:bookmark text:name="s3a1Ai"/>identification of the creator(s) of the Licensed Material and any others designated to receive attribution, in any reasonable manner requested by the Licensor (including by pseudonym if designated); </text:p>
                    </text:list-item>
                    <text:list-item>
                      <text:p text:style-name="P214"><text:bookmark text:name="s3a1Aii"/>a copyright notice; </text:p>
                    </text:list-item>
                    <text:list-item>
                      <text:p text:style-name="P214"><text:bookmark text:name="s3a1Aiii"/>a notice that refers to this Public License; </text:p>
                    </text:list-item>
                    <text:list-item>
                      <text:p text:style-name="P214"><text:bookmark text:name="s3a1Aiv"/>a notice that refers to the disclaimer of warranties; </text:p>
                    </text:list-item>
                    <text:list-item>
                      <text:p text:style-name="P214"><text:bookmark text:name="s3a1Av"/>a URI or <text:span text:style-name="T88">Hyperlink</text:span> to the Licensed Material to the extent reasonably practicable; </text:p>
                    </text:list-item>
                  </text:list>
                </text:list-item>
                <text:list-item>
                  <text:p text:style-name="P214"><text:bookmark text:name="s3a1B"/>indicate if You modified the Licensed Material and retain an indication of any previous modifications; and </text:p>
                </text:list-item>
                <text:list-item>
                  <text:p text:style-name="P214"><text:bookmark text:name="s3a1C"/>indicate the Licensed Material is licensed under this Public License, and include the text of, or the URI or <text:span text:style-name="T88">Hyperlink</text:span> to, this Public License. </text:p>
                </text:list-item>
              </text:list>
            </text:list-item>
            <text:list-item>
              <text:p text:style-name="P214"><text:bookmark text:name="s3a2"/><text:span text:style-name="T9">You may satisfy the conditions in Section </text:span><text:a xlink:type="simple" xlink:href="http://creativecommons.org/licenses/by-sa/4.0/legalcode#s3a1" text:style-name="Internet_20_link" text:visited-style-name="Visited_20_Internet_20_Link"><text:span text:style-name="T9">3(a)(1)</text:span></text:a><text:span text:style-name="T9"> in any reasonable manner based on the medium, means, and context in which You Share the Licensed Material. For example, it may be reasonable to satisfy the conditions by providing a URI or </text:span><text:span text:style-name="T10">Hyperlink</text:span><text:span text:style-name="T9"> to a resource that includes the required information. </text:span></text:p>
            </text:list-item>
            <text:list-item>
              <text:p text:style-name="P214"><text:bookmark text:name="s3a3"/>If requested by the Licensor, You must remove any of the information required by Section <text:a xlink:type="simple" xlink:href="http://creativecommons.org/licenses/by-sa/4.0/legalcode#s3a1A" text:style-name="Internet_20_link" text:visited-style-name="Visited_20_Internet_20_Link">3(a)(1)(A)</text:a> to the extent reasonably practicable. </text:p>
            </text:list-item>
          </text:list>
        </text:list-item>
        <text:list-item>
          <text:p text:style-name="P214"><text:bookmark text:name="s3b"/><text:span text:style-name="Strong_20_Emphasis"><text:span text:style-name="T9">ShareAlike</text:span></text:span><text:span text:style-name="T9">. </text:span></text:p>
          <text:p text:style-name="P214">In addition to the conditions in Section <text:a xlink:type="simple" xlink:href="http://creativecommons.org/licenses/by-sa/4.0/legalcode#s3a" text:style-name="Internet_20_link" text:visited-style-name="Visited_20_Internet_20_Link">3(a)</text:a>, if You Share Adapted Material You produce, the following conditions also apply.</text:p>
          <text:list>
            <text:list-item>
              <text:p text:style-name="P214"><text:bookmark text:name="s3b1"/>The Adapter’s License You apply must be a Creative Commons license with the same License Elements, this version or later, or a BY-SA Compatible License. </text:p>
            </text:list-item>
            <text:list-item>
              <text:p text:style-name="P214"><text:bookmark text:name="s3b2"/>You must include the text of, or the URI or Hyperlink to, the Adapter's License You apply. You may satisfy this condition in any reasonable manner based on the medium, means, and context in which You Share Adapted Material. </text:p>
            </text:list-item>
            <text:list-item>
              <text:p text:style-name="P214"><text:bookmark text:name="s3b3"/>You may not offer or impose any additional or different terms or conditions on, or apply any Effective Technological Measures to, Adapted Material that restrict exercise of the rights granted under the Adapter's License You apply. </text:p>
            </text:list-item>
            <text:list-item>
              <text:p text:style-name="P214"/>
            </text:list-item>
          </text:list>
        </text:list-item>
      </text:list>
      <text:p text:style-name="P197"><text:bookmark text:name="s4"/><text:span text:style-name="Strong_20_Emphasis">Section 4 – Sui Generis Database Rights.</text:span></text:p>
      <text:p text:style-name="P197">Where the Licensed Rights include Sui Generis Database Rights that apply to Your use of the Licensed Material:</text:p>
      <text:list xml:id="list1602843447" text:style-name="L4">
        <text:list-item>
          <text:p text:style-name="P215"><text:bookmark text:name="s4a"/>for the avoidance of doubt, Section <text:a xlink:type="simple" xlink:href="http://creativecommons.org/licenses/by-sa/4.0/legalcode#s2a1" text:style-name="Internet_20_link" text:visited-style-name="Visited_20_Internet_20_Link">2(a)(1)</text:a> grants You the right to extract, reuse, reproduce, and Share all or a substantial portion of the contents of the database; </text:p>
        </text:list-item>
        <text:list-item>
          <text:p text:style-name="P215"><text:bookmark text:name="s4b"/>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a xlink:type="simple" xlink:href="http://creativecommons.org/licenses/by-sa/4.0/legalcode#s3b" text:style-name="Internet_20_link" text:visited-style-name="Visited_20_Internet_20_Link">3(b)</text:a>; and </text:p>
        </text:list-item>
        <text:list-item>
          <text:p text:style-name="P215"><text:bookmark text:name="s4c"/>You must comply with the conditions in Section <text:a xlink:type="simple" xlink:href="http://creativecommons.org/licenses/by-sa/4.0/legalcode#s3a" text:style-name="Internet_20_link" text:visited-style-name="Visited_20_Internet_20_Link">3(a)</text:a> if You Share all or a substantial portion of the contents of the database. </text:p>
        </text:list-item>
      </text:list>
      <text:p text:style-name="P198">For the avoidance of doubt, this Section <text:a xlink:type="simple" xlink:href="http://creativecommons.org/licenses/by-sa/4.0/legalcode#s4" text:style-name="Internet_20_link" text:visited-style-name="Visited_20_Internet_20_Link">4</text:a> supplements and does not replace Your obligations under this Public License where the Licensed Rights include other Copyright and Similar Rights.</text:p>
      <text:p text:style-name="P198"><text:s/></text:p>
      <text:p text:style-name="P197"><text:bookmark text:name="s5"/><text:span text:style-name="Strong_20_Emphasis">Section 5 – Disclaimer of Warranties and Limitation of Liability.</text:span></text:p>
      <text:list xml:id="list1028930608" text:style-name="L5">
        <text:list-item>
          <text:p text:style-name="P216"><text:bookmark text:name="s5a"/><text:span text:style-name="Strong_20_Emphasis"><text:span text:style-name="T14">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14"> </text:span></text:p>
        </text:list-item>
        <text:list-item>
          <text:p text:style-name="P216"><text:bookmark text:name="s5b"/><text:soft-page-break/><text:span text:style-name="Strong_20_Emphasis"><text:span text:style-name="T1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14"> </text:span></text:p>
        </text:list-item>
      </text:list>
      <text:list xml:id="list3332763415" text:style-name="L6">
        <text:list-item>
          <text:p text:style-name="P217"><text:bookmark text:name="s5c"/>The disclaimer of warranties and limitation of liability provided above shall be interpreted in a manner that, to the extent possible, most closely approximates an absolute disclaimer and waiver of all liability. </text:p>
          <text:p text:style-name="P217"/>
        </text:list-item>
      </text:list>
      <text:p text:style-name="P197"><text:bookmark text:name="s6"/><text:span text:style-name="Strong_20_Emphasis">Section 6 – Term and Termination.</text:span></text:p>
      <text:list xml:id="list2371269963" text:style-name="L7">
        <text:list-item>
          <text:p text:style-name="P218"><text:bookmark text:name="s6a"/>This Public License applies for the term of the Copyright and Similar Rights licensed here. However, if You fail to comply with this Public License, then Your rights under this Public License terminate automatically. </text:p>
        </text:list-item>
        <text:list-item>
          <text:p text:style-name="P218"><text:bookmark text:name="s6b"/>Where Your right to use the Licensed Material has terminated under Section <text:a xlink:type="simple" xlink:href="http://creativecommons.org/licenses/by-sa/4.0/legalcode#s6a" text:style-name="Internet_20_link" text:visited-style-name="Visited_20_Internet_20_Link">6(a)</text:a>, it reinstates:</text:p>
          <text:list>
            <text:list-item>
              <text:p text:style-name="P218"><text:bookmark text:name="s6b1"/>automatically as of the date the violation is cured, provided it is cured within 30 days of Your discovery of the violation; or </text:p>
            </text:list-item>
            <text:list-item>
              <text:p text:style-name="P218"><text:bookmark text:name="s6b2"/>upon express reinstatement by the Licensor. </text:p>
            </text:list-item>
          </text:list>
          <text:p text:style-name="P218">For the avoidance of doubt, this Section <text:a xlink:type="simple" xlink:href="http://creativecommons.org/licenses/by-sa/4.0/legalcode#s6b" text:style-name="Internet_20_link" text:visited-style-name="Visited_20_Internet_20_Link">6(b)</text:a> does not affect any right the Licensor may have to seek remedies for Your violations of this Public License. </text:p>
        </text:list-item>
        <text:list-item>
          <text:p text:style-name="P218"><text:bookmark text:name="s6c"/>For the avoidance of doubt, the Licensor may also offer the Licensed Material under separate terms or conditions or stop distributing the Licensed Material at any time; however, doing so will not terminate this Public License. </text:p>
        </text:list-item>
        <text:list-item>
          <text:p text:style-name="P218"><text:bookmark text:name="s6d"/>Sections <text:a xlink:type="simple" xlink:href="http://creativecommons.org/licenses/by-sa/4.0/legalcode#s1" text:style-name="Internet_20_link" text:visited-style-name="Visited_20_Internet_20_Link">1</text:a>, <text:a xlink:type="simple" xlink:href="http://creativecommons.org/licenses/by-sa/4.0/legalcode#s5" text:style-name="Internet_20_link" text:visited-style-name="Visited_20_Internet_20_Link">5</text:a>, <text:a xlink:type="simple" xlink:href="http://creativecommons.org/licenses/by-sa/4.0/legalcode#s6" text:style-name="Internet_20_link" text:visited-style-name="Visited_20_Internet_20_Link">6</text:a>, <text:a xlink:type="simple" xlink:href="http://creativecommons.org/licenses/by-sa/4.0/legalcode#s7" text:style-name="Internet_20_link" text:visited-style-name="Visited_20_Internet_20_Link">7</text:a>, and <text:a xlink:type="simple" xlink:href="http://creativecommons.org/licenses/by-sa/4.0/legalcode#s8" text:style-name="Internet_20_link" text:visited-style-name="Visited_20_Internet_20_Link">8</text:a> survive termination of this Public License. </text:p>
          <text:p text:style-name="P218"/>
        </text:list-item>
      </text:list>
      <text:p text:style-name="P197"><text:bookmark text:name="s7"/><text:span text:style-name="Strong_20_Emphasis">Section 7 – Other Terms and Conditions.</text:span></text:p>
      <text:list xml:id="list1152373749" text:style-name="L8">
        <text:list-item>
          <text:p text:style-name="P219"><text:bookmark text:name="s7a"/>The Licensor shall not be bound by any additional or different terms or conditions communicated by You unless expressly agreed. </text:p>
        </text:list-item>
        <text:list-item>
          <text:p text:style-name="P219"><text:bookmark text:name="s7b"/>Any arrangements, understandings, or agreements regarding the Licensed Material not stated herein are separate from and independent of the terms and conditions of this Public License. </text:p>
          <text:p text:style-name="P219"/>
        </text:list-item>
      </text:list>
      <text:p text:style-name="P197"><text:bookmark text:name="s8"/><text:span text:style-name="Strong_20_Emphasis">Section 8 – Interpretation.</text:span></text:p>
      <text:list xml:id="list2750233964" text:style-name="L9">
        <text:list-item>
          <text:p text:style-name="P220"><text:bookmark text:name="s8a"/>For the avoidance of doubt, this Public License does not, and shall not be interpreted to, reduce, limit, restrict, or impose conditions on any use of the Licensed Material that could lawfully be made without permission under this Public License. </text:p>
        </text:list-item>
        <text:list-item>
          <text:p text:style-name="P220"><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text:p>
        </text:list-item>
        <text:list-item>
          <text:p text:style-name="P220"><text:bookmark text:name="s8c"/>No term or condition of this Public License will be waived and no failure to comply consented to unless expressly agreed to by the Licensor. </text:p>
        </text:list-item>
        <text:list-item>
          <text:p text:style-name="P220"><text:bookmark text:name="s8d"/>Nothing in this Public License constitutes or may be interpreted as a limitation upon, or waiver of, any privileges and immunities that apply to the Licensor or You, including from the legal processes of any jurisdiction or authority. </text:p>
        </text:list-item>
      </text:list>
      <text:p text:style-name="P197">Creative Commons is not a party to its public licenses. Notwithstanding, Creative Commons may elect to apply one of its public licenses to material it publishes and in those instances will be considered the “Licensor.” Except for the limited purpose of indicating that material is shared under a Creative Commons public license or as otherwise permitted by the Creative Commons policies published at <text:a xlink:type="simple" xlink:href="http://creativecommons.org/policies" text:style-name="Internet_20_link" text:visited-style-name="Visited_20_Internet_20_Link">creativecommons.org/policies</text:a>, Creative Commons does not authorize the use of the trademark “Creative Commons” or any other trademark or logo of Creative Commons <text:soft-page-break/>without its prior written consent including, without limitation, in connection with any unauthorized modifications to any of its public licenses or any other arrangements, understandings, or agreements concerning use of licensed material. </text:p>
      <text:p text:style-name="P197">For the avoidance of doubt, this paragraph does not form part of the public licenses.</text:p>
      <text:p text:style-name="P197">Creative Commons may be contacted at <text:a xlink:type="simple" xlink:href="http://creativecommons.org/" text:style-name="Internet_20_link" text:visited-style-name="Visited_20_Internet_20_Link">creativecommons.org</text:a>.</text:p>
      <text:p text:style-name="P197"/>
      <text:h text:style-name="P209" text:outline-level="2"><text:bookmark-start text:name="__RefHeading___Toc1972_1698134600"/>GNU GENERAL PUBLIC LICENSE <text:span text:style-name="T69">(</text:span><text:span text:style-name="T57">Software</text:span><text:span text:style-name="T69">) v</text:span>3 <text:s/><text:span text:style-name="T94">(</text:span>29 June 2007<text:span text:style-name="T94">)</text:span><text:bookmark-end text:name="__RefHeading___Toc1972_1698134600"/></text:h>
      <text:p text:style-name="Standard"/>
      <text:p text:style-name="P197">Copyright (C) 2007 Free Software Foundation, Inc. &lt;http://fsf.org/&gt;</text:p>
      <text:p text:style-name="P197">Everyone is permitted to copy and distribute verbatim copies of this license document, but changing it is not allowed.</text:p>
      <text:p text:style-name="P197"/>
      <text:p text:style-name="P201">Preamble</text:p>
      <text:p text:style-name="P197">The GNU General Public License is a free, copyleft license for software and other kinds of works.</text:p>
      <text:p text:style-name="P197"/>
      <text:p text:style-name="P197">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 your programs, too.</text:p>
      <text:p text:style-name="P197">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97">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197">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197"/>
      <text:p text:style-name="P201">Developers that use the GNU GPL protect your rights with two steps:</text:p>
      <text:p text:style-name="P197">(1) assert copyright on the software, and (2) offer you this License giving you legal permission to copy, distribute and/or modify it.</text:p>
      <text:p text:style-name="P197">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197">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19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ext:s/>To prevent this, the GPL assures that patents cannot be used to render the program non-free.</text:p>
      <text:p text:style-name="P197">The precise terms and conditions for copying, distribution and modification follow.</text:p>
      <text:p text:style-name="P197"/>
      <text:p text:style-name="P199"><text:soft-page-break/>TERMS AND CONDITIONS</text:p>
      <text:p text:style-name="P197"/>
      <text:p text:style-name="P201"><text:span text:style-name="T145"><text:s text:c="2"/></text:span>0. Definitions.</text:p>
      <text:p text:style-name="P197"/>
      <text:p text:style-name="P197">"This License" refers to version 3 of the GNU General Public License.</text:p>
      <text:p text:style-name="P197">"Copyright" also means copyright-like laws that apply to other kinds of works, such as semiconductor masks.</text:p>
      <text:p text:style-name="P197">"The Program" refers to any copyrightable work licensed under this License. <text:s/>Each licensee is addressed as "you". <text:s/>"Licensees" and "recipients" may be individuals or organizations.</text:p>
      <text:p text:style-name="P197">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197">A "covered work" means either the unmodified Program or a work based on the Program.</text:p>
      <text:p text:style-name="P197">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 public, and in some countries other activities as well.</text:p>
      <text:p text:style-name="P197">To "convey" a work means any kind of propagation that enables other parties to make or receive copies. <text:s/>Mere interaction with a user through a computer network, with no transfer of a copy, is not conveying.</text:p>
      <text:p text:style-name="P19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197"/>
      <text:p text:style-name="P197"><text:s/><text:span text:style-name="T22"><text:s/>1. Source Code.</text:span></text:p>
      <text:p text:style-name="P197"><text:s text:c="2"/>The "source code" for a work means the preferred form of the work for making modifications to it. <text:s/>"Object code" means any non-source form of a work.</text:p>
      <text:p text:style-name="P197"><text:s text:c="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97"><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97"><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97"><text:s text:c="2"/>The Corresponding Source need not include anything that users can regenerate automatically from other parts of the Corresponding Source.</text:p>
      <text:p text:style-name="P197"><text:s text:c="2"/>The Corresponding Source for a work in source code form is that same work.</text:p>
      <text:p text:style-name="P197"/>
      <text:p text:style-name="P201"><text:s text:c="2"/>2. Basic Permissions.</text:p>
      <text:p text:style-name="P197"><text:soft-page-break/><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 rights of fair use or other equivalent, as provided by copyright law.</text:p>
      <text:p text:style-name="P197"><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 for you must do so exclusively on your behalf, under your direction and control, on terms that prohibit them from making any copies of your copyrighted material outside their relationship with you.</text:p>
      <text:p text:style-name="P197"><text:s text:c="2"/>Conveying under any other circumstances is permitted solely under the conditions stated below. <text:s/><text:span text:style-name="T51">Sub-licensing</text:span> is not allowed; section 10 makes it unnecessary.</text:p>
      <text:p text:style-name="P197"/>
      <text:p text:style-name="P197"><text:s/><text:span text:style-name="T22"><text:s/>3. Protecting Users' Legal Rights From Anti-Circumvention Law.</text:span></text:p>
      <text:p text:style-name="P197"><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97"/>
      <text:p text:style-name="P197"><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197"/>
      <text:p text:style-name="P197"><text:s/><text:span text:style-name="T22"><text:s/>4. Conveying Verbatim Copies.</text:span></text:p>
      <text:p text:style-name="P197"><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97"><text:s text:c="2"/>You may charge any price or no price for each copy that you convey, and you may offer support or warranty protection for a fee.</text:p>
      <text:p text:style-name="P197"/>
      <text:p text:style-name="P197"><text:s/><text:span text:style-name="T22"><text:s/>5. Conveying Modified Source Versions.</text:span></text:p>
      <text:p text:style-name="P197"><text:s text:c="2"/>You may convey a work based on the Program, or the modifications to produce it from the Program, in the form of source code under the terms of section 4, provided that you also meet all of these conditions:</text:p>
      <text:p text:style-name="P197"><text:s text:c="4"/>a) The work must carry prominent notices stating that you modified it, and giving a relevant date.</text:p>
      <text:p text:style-name="P197"><text:s text:c="4"/>b) The work must carry prominent notices stating that it is released under this License and any conditions added under section 7. <text:s/>This requirement modifies the requirement in section 4 to "keep intact all notices".</text:p>
      <text:p text:style-name="P197"><text:s text:c="4"/>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p>
      <text:p text:style-name="P197"><text:s text:c="4"/>d) If the work has interactive user interfaces, each must display Appropriate Legal Notices; however, if the Program has interactive <text:s/>interfaces that do not display <text:s/>Appropriate Legal Notices, your work need not make them do so.</text:p>
      <text:p text:style-name="P197"><text:soft-page-break/><text:s text:c="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197"/>
      <text:p text:style-name="P201"><text:s text:c="2"/>6. Conveying Non-Source Forms.</text:p>
      <text:p text:style-name="P197"><text:s text:c="2"/>You may convey a covered work in object code form under the terms of sections 4 and 5, provided that you also convey the machine-readable Corresponding Source under the terms of this License, in one of these ways:</text:p>
      <text:p text:style-name="P197"><text:s text:c="4"/>a) Convey the object code in, or embodied in, a physical product <text:s/>(including a physical distribution medium), accompanied by the Corresponding Source fixed on a durable physical medium customarily used for software interchange.</text:p>
      <text:p text:style-name="P197"><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p>
      <text:p text:style-name="P197"><text:s text:c="4"/>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p>
      <text:p text:style-name="P197"><text:s text:c="4"/>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197"><text:s text:c="4"/>e) Convey the object code using peer-to-peer transmission, provided <text:s/>you inform other peers where the object code and Corresponding Source of the work are being offered to the general public at no charge under subsection 6d.</text:p>
      <text:p text:style-name="P197"><text:s text:c="2"/>A separable portion of the object code, whose source code is excluded from the Corresponding Source as a System Library, need not be included in conveying the object code work.</text:p>
      <text:p text:style-name="P197"><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text:span text:style-name="T88">favour</text:span>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197"><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197"/>
      <text:p text:style-name="P197"><text:s text:c="2"/>If you convey an object code work under this section in, or with, or specifically for use in, a <text:soft-page-break/>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197"><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197"><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197"/>
      <text:p text:style-name="P201"><text:s text:c="2"/>7. Additional Terms.</text:p>
      <text:p text:style-name="P197"><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 under those permissions, but the entire Program remains governed by this License without regard to the additional permissions.</text:p>
      <text:p text:style-name="P197"><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197"><text:s text:c="2"/>Notwithstanding any other provision of this License, for material you add to a covered work, you may (if authorized by the copyright holders of that material) supplement the terms of this License with terms:</text:p>
      <text:p text:style-name="P197"><text:s text:c="4"/>a) Disclaiming warranty or limiting liability differently from the <text:s/>terms of sections 15 and 16 of this License; or</text:p>
      <text:p text:style-name="P197"><text:s text:c="4"/>b) Requiring preservation of specified reasonable legal notices or <text:s/>author attributions in that material or in the Appropriate Legal Notices displayed by works containing it; or</text:p>
      <text:p text:style-name="P197"><text:s text:c="4"/>c) Prohibiting misrepresentation of the origin of that material, or requiring that modified versions of such material be marked in reasonable ways as different from the original version; or</text:p>
      <text:p text:style-name="P197"><text:s text:c="4"/>d) Limiting the use for publicity purposes of names of <text:span text:style-name="T88">licensor's</text:span> or authors of the material; or</text:p>
      <text:p text:style-name="P197"><text:s text:c="4"/>e) Declining to grant rights under trademark law for use of some trade names, trademarks, or service marks; or </text:p>
      <text:p text:style-name="P197"><text:s text:c="4"/>f) Requiring indemnification of <text:span text:style-name="T88">licensor's</text:span> and authors of that material by anyone who conveys the material (or modified versions of it) with contractual assumptions of liability to the recipient, for any liability that these contractual assumptions directly impose on those <text:span text:style-name="T88">licensor's</text:span> and authors.</text:p>
      <text:p text:style-name="P197"><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 a further restriction but permits <text:span text:style-name="T88">re-licensing</text:span> or conveying under this License, you may add to a covered work material governed by the terms of that license document, provided that the further restriction does not survive such <text:span text:style-name="T88">re-licensing</text:span> or conveying.</text:p>
      <text:p text:style-name="P197"><text:s text:c="2"/>If you add terms to a covered work in accord with this section, you must place, in the relevant <text:soft-page-break/>source files, a statement of the additional terms that apply to those files, or a notice indicating where to find the applicable terms.</text:p>
      <text:p text:style-name="P197"><text:s text:c="2"/>Additional terms, permissive or non-permissive, may be stated in the form of a separately written license, or stated as exceptions; the above requirements apply either way.</text:p>
      <text:p text:style-name="P197"/>
      <text:p text:style-name="P197"><text:s/><text:span text:style-name="T22"><text:s/>8. Termination.</text:span></text:p>
      <text:p text:style-name="P197"><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197"><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97"><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97"><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197"/>
      <text:p text:style-name="P197"><text:s text:c="2"/><text:span text:style-name="T22">9. Acceptance Not Required for Having Copies.</text:span></text:p>
      <text:p text:style-name="P197"><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 not accept this License. <text:s/>Therefore, by modifying or propagating a covered work, you indicate your acceptance of this License to do so.</text:p>
      <text:p text:style-name="P197"/>
      <text:p text:style-name="P197"><text:s text:c="2"/><text:span text:style-name="T22">10. Automatic Licensing of Downstream Recipients.</text:span></text:p>
      <text:p text:style-name="P197"><text:s text:c="2"/>Each time you convey a covered work, the recipient automatically receives a license from the original <text:span text:style-name="T89">licensor's</text:span>, to run, modify and propagate that work, subject to this License. <text:s/>You are not responsible for enforcing compliance by third parties with this License.</text:p>
      <text:p text:style-name="P197"><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97"><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 claim or <text:span text:style-name="T89">counter claim</text:span> in a lawsuit) alleging that any patent claim is infringed by making, using, selling, offering for sale, or importing the Program or any portion of it.</text:p>
      <text:p text:style-name="P197"/>
      <text:p text:style-name="P197"><text:s text:c="2"/><text:span text:style-name="T22">11. Patents.</text:span></text:p>
      <text:p text:style-name="P197"><text:s text:c="2"/>A "contributor" is a copyright holder who authorizes use under this License of the Program or a work on which the Program is based. <text:s/>The work thus licensed is called the contributor's "contributor version".</text:p>
      <text:p text:style-name="P197"><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text:soft-page-break/>contributor version. <text:s/>For purposes of this definition, "control" includes the right to grant patent <text:span text:style-name="T89">sub-licenses</text:span> in a manner consistent with the requirements of this License.</text:p>
      <text:p text:style-name="P197"><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197"><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197"><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97"><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197"/>
      <text:p text:style-name="P197"><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97"><text:s text:c="2"/>Nothing in this License shall be construed as excluding or limiting any implied license or other <text:span text:style-name="T89">defences</text:span> to infringement that may otherwise be available to you under applicable patent law.</text:p>
      <text:p text:style-name="P197"/>
      <text:p text:style-name="P197"><text:s text:c="2"/><text:span text:style-name="T22">12. No Surrender of Others' Freedom.</text:span></text:p>
      <text:p text:style-name="P197"><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197"/>
      <text:p text:style-name="P197"><text:s text:c="2"/><text:span text:style-name="T22">13. Use with the GNU Affero General Public License.</text:span></text:p>
      <text:p text:style-name="P197"><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text:soft-page-break/>requirements of the GNU Affero General Public License, section 13, concerning interaction through a network will apply to the combination as such.</text:p>
      <text:p text:style-name="P197"/>
      <text:p text:style-name="P197"><text:s/><text:span text:style-name="T22"><text:s/>14. Revised Versions of this License.</text:span></text:p>
      <text:p text:style-name="P197"><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197"><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197"><text:s text:c="2"/>If the Program specifies that a proxy can decide which future versions of the GNU General Public License can be used, that proxy's public statement of acceptance of a version permanently authorizes you to choose that version for the Program.</text:p>
      <text:p text:style-name="P197"><text:s text:c="2"/>Later license versions may give you additional or different permissions. <text:s/>However, no additional obligations are imposed on any author or copyright holder as a result of your choosing to follow a later version.</text:p>
      <text:p text:style-name="P197"/>
      <text:p text:style-name="P197"><text:s text:c="2"/><text:span text:style-name="T22">15. Disclaimer of Warranty.</text:span></text:p>
      <text:p text:style-name="P197"><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197"/>
      <text:p text:style-name="P197"><text:s text:c="2"/><text:span text:style-name="T22">16. Limitation of Liability.</text:span></text:p>
      <text:p text:style-name="P197"><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197"/>
      <text:p text:style-name="P197"><text:s text:c="2"/><text:span text:style-name="T22">17. Interpretation of Sections 15 and 16.</text:span></text:p>
      <text:p text:style-name="P197"><text:s text:c="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97"/>
      <text:p text:style-name="P197"><text:s text:c="17"/><text:span text:style-name="T22"><text:s text:c="4"/>END OF TERMS AND CONDITIONS</text:span></text:p>
      <text:p text:style-name="P197"/>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3" fo:font-family="Arial" style:font-style-name="Italic" style:font-family-generic="swiss" style:font-pitch="variable"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style:font-name="Arial2" fo:font-family="Arial"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2" fo:font-family="Arial" style:font-style-name="Bold"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cm" fo:margin-right="0cm" fo:margin-top="0cm" fo:margin-bottom="0cm" style:contextual-spacing="false" fo:text-indent="0cm" style:auto-text-indent="false" style:page-number="auto" style:shadow="none">
        <style:tab-stops/>
      </style:paragraph-properties>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style:font-name="Arial4"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style:font-name="Arial4" fo:font-family="Arial" style:font-style-name="Regular"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style:font-name="Arial4" fo:font-family="Arial"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94872f" officeooo:paragraph-rsid="0094872f"/>
    </style:style>
    <style:page-layout style:name="Mpm1">
      <style:page-layout-properties fo:page-width="21.001cm" fo:page-height="29.7cm" style:num-format="1" style:print-orientation="portrait" fo:margin-top="1cm" fo:margin-bottom="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left="0cm" fo:margin-right="0cm" fo:margin-top="0.4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style:next-style-name="Standard">
      <style:footer>
        <text:p text:style-name="Footer"/>
      </style:footer>
      <style:footer-first>
        <text:p text:style-name="MP1">Page <text:page-number text:select-page="current">28</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20T14:09:16.983395812</meta:creation-date>
    <dc:date>2022-08-03T18:21:17.820328915</dc:date>
    <meta:editing-duration>PT8H55M57S</meta:editing-duration>
    <meta:editing-cycles>38</meta:editing-cycles>
    <meta:generator>LibreOffice/7.3.2.2$Linux_X86_64 LibreOffice_project/49f2b1bff42cfccbd8f788c8dc32c1c309559be0</meta:generator>
    <dc:creator>Vincent B Coen</dc:creator>
    <meta:document-statistic meta:table-count="0" meta:image-count="2" meta:object-count="0" meta:page-count="37" meta:paragraph-count="744" meta:word-count="14078" meta:character-count="89691" meta:non-whitespace-character-count="73979"/>
  </office:meta>
</office:document-meta>
</file>